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1" svg:font-family="Free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7e6f0" officeooo:paragraph-rsid="0017e6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lish term<text:tab/>urdu equivalent<text:tab/>suggestions only</text:p>
      <text:p text:style-name="P1"><text:tab/><text:tab/></text:p>
      <text:p text:style-name="P1">AC, DC<text:tab/>یک سمت رو، بدلتا رو<text:tab/></text:p>
      <text:p text:style-name="P1">AC voltage, DC voltage<text:tab/>یک سمت رو برقی دباو، بدلتا رو برقی دباو<text:tab/></text:p>
      <text:p text:style-name="P1">AC motor, DC motor<text:tab/>یک سمت رو موٹر، بدلتا رو موٹر<text:tab/></text:p>
      <text:p text:style-name="P1">across<text:tab/>آرپار، عبوری، عبوری کرنا<text:tab/></text:p>
      <text:p text:style-name="P1">about<text:tab/>ارد گرد<text:tab/></text:p>
      <text:p text:style-name="P1">above; lying above a circle<text:tab/>ٹھیک دائرہ کے اوپر کچھ بلندی پر پایا جاتا ہے<text:tab/></text:p>
      <text:p text:style-name="P1">absolute value<text:tab/>مطلق قیمت (میٹرک کتاب)<text:tab/></text:p>
      <text:p text:style-name="P1">absolutely integrable<text:tab/>مطلق قابل تکمل<text:tab/></text:p>
      <text:p text:style-name="P1">absorber<text:tab/>جاذب<text:tab/></text:p>
      <text:p text:style-name="P1">AC current، AC voltage<text:tab/>بدلتا رو، بدلتا برقی دباؤ<text:tab/></text:p>
      <text:p text:style-name="P1">accumulation point<text:tab/>نقطہ اجتماع<text:tab/></text:p>
      <text:p text:style-name="P1">acquarium<text:tab/>مچھلی گھر<text:tab/></text:p>
      <text:p text:style-name="P1">ADC: analog to digital converter<text:tab/>مماثل سے عددی مبادل کار<text:tab/></text:p>
      <text:p text:style-name="P1">Adrien Marie Legendre<text:tab/>اڈریان مری لیژانڈر<text:tab/></text:p>
      <text:p text:style-name="P1">advanced text<text:tab/>اعلٰی درجے کی کتاب<text:tab/>اعلٰی نصاب</text:p>
      <text:p text:style-name="P1">ASICs<text:tab/>خصوصی استعمال کے مخلوط ادوار<text:tab/></text:p>
      <text:p text:style-name="P1">Accuracy, 3 digit accuracy<text:tab/>درستگی، اشاریہ کے بعد تین ہندسوں تک درستگی<text:tab/></text:p>
      <text:p text:style-name="P1">Achille Ernest Delesse’r rule<text:tab/>اشیلہ ارنسٹ دولس، قاعدہ دولس<text:tab/></text:p>
      <text:p text:style-name="P1">active, passive component: resistor and transistor<text:tab/>عامل پرزہ، غیع عامل پرزہ<text:tab/></text:p>
      <text:p text:style-name="P1">active mode :transistor<text:tab/>افزائندہ حال<text:tab/></text:p>
      <text:p text:style-name="P1">active: active low, active high, inactive<text:tab/>بلند عمل پیرا، غیر عمل پیرا<text:tab/></text:p>
      <text:p text:style-name="P1">acute angle (less than 90)<text:tab/>زاویہ حادہ<text:tab/></text:p>
      <text:p text:style-name="P1">adder, subtractor, adder-subtractor<text:tab/>جمع کار، منفی کار، جمع و منفی کار<text:tab/></text:p>
      <text:p text:style-name="P1">addition or deletion<text:tab/>شمولیت یا کٹوتی<text:tab/></text:p>
      <text:p text:style-name="P1">addition, subtraction<text:tab/>جمع، تفریق<text:tab/></text:p>
      <text:p text:style-name="P1">additional<text:tab/>اضافی، زائد<text:tab/></text:p>
      <text:p text:style-name="P1">additive<text:tab/>جمعی<text:tab/></text:p>
      <text:p text:style-name="P1">additivity<text:tab/>جمع پذیری<text:tab/></text:p>
      <text:p text:style-name="P1">adiabatic process<text:tab/>حرارت نا گزر عمل<text:tab/></text:p>
      <text:p text:style-name="P1">adjacent [states]<text:tab/>ہمسایہ، پڑوسی<text:tab/>ساتھ ملا ہوا</text:p>
      <text:p text:style-name="P1">adjoint matrix<text:tab/>شریک قالب<text:tab/></text:p>
      <text:p text:style-name="P1">adjust<text:tab/>درست کرنا، مطابق بنانا<text:tab/></text:p>
      <text:p text:style-name="P1">Admittance, impedance (electrical)<text:tab/>برقی رکاوٹ، برقی فراوانی<text:tab/></text:p>
      <text:p text:style-name="P1">Adolf Fick<text:tab/>اڈولف فک<text:tab/></text:p>
      <text:p text:style-name="P1">advantage, disadvantage<text:tab/>افادیت، قباحت<text:tab/></text:p>
      <text:p text:style-name="P1">aerodynamics<text:tab/>ہوائی حرکیات<text:tab/></text:p>
      <text:p text:style-name="P1">aerofoil<text:tab/>ہوائی پترا<text:tab/></text:p>
      <text:p text:style-name="P1">aging<text:tab/>عمر رسیدگی<text:tab/></text:p>
      <text:p text:style-name="P1">agree, agreement<text:tab/>موافق ہونا، موافقت<text:tab/></text:p>
      <text:p text:style-name="P1">air conditioner<text:tab/>ایئر کنڈشنر<text:tab/></text:p>
      <text:p text:style-name="P1">air foil (this is american spelling), aerofoil<text:tab/>ہوائی پترا<text:tab/></text:p>
      <text:p text:style-name="P1">Alaska<text:tab/>ایلاسکا<text:tab/></text:p>
      <text:p text:style-name="P1">alcalii (base)<text:tab/>القلی (اساس)<text:tab/></text:p>
      <text:p text:style-name="P1">Aleksander Mikhailovich Lyapunov (russian Maths)<text:tab/>سکندر میکائل لیاپونو<text:tab/></text:p>
      <text:p text:style-name="P1">Alexander<text:tab/>سکندر<text:tab/></text:p>
      <text:p text:style-name="P1">Alexandria<text:tab/>سکندریا<text:tab/></text:p>
      <text:p text:style-name="P1">algebraic multiplicity<text:tab/>الجبرائی کثرت<text:tab/></text:p>
      <text:p text:style-name="P1">algebraic, transcendental functions or numbers<text:tab/>الجبرائی اور ماورائی تفاعل یا اعداد<text:tab/></text:p>
      <text:p text:style-name="P1">align, alignment, aligned<text:tab/>سیدھ میں لانا، صف بندی، ہم صف، صف بستہ کئے ہوئے ہے<text:tab/></text:p>
      <text:p text:style-name="P1">algorithm algorithmic<text:tab/>الخوارزم، الخوارزمی<text:tab/>محمد ابن مومی الخوارزمی</text:p>
      <text:p text:style-name="P1">allot<text:tab/>مقرر کرنا<text:tab/></text:p>
      <text:p text:style-name="P1">along<text:tab/>ساتھ ساتھ, ہمراہ<text:tab/></text:p>
      <text:p text:style-name="P1">alphabet (english)<text:tab/>لاطینی حروف تہجی<text:tab/></text:p>
      <text:p text:style-name="P1">alternate<text:tab/>باری باری، ایک کے بعد دوسرا<text:tab/></text:p>
      <text:p text:style-name="P1">alternating current<text:tab/>بدلتا رو<text:tab/> </text:p>
      <text:p text:style-name="P1">alternating series<text:tab/>بدلتا تسلسل<text:tab/></text:p>
      <text:p text:style-name="P1">alternating series theorem<text:tab/>مسئلہ بدلتا تسلسل<text:tab/></text:p>
      <text:p text:style-name="P1"><text:soft-page-break/>ammeter<text:tab/>ایمپیئر پیما<text:tab/></text:p>
      <text:p text:style-name="P1">ampere<text:tab/>ایمپیئر<text:tab/></text:p>
      <text:p text:style-name="P1">ampere's circuital law<text:tab/>ایمپیئر کا دوری قانون<text:tab/></text:p>
      <text:p text:style-name="P1">amplifier<text:tab/>افزائش کار، ایمپلی فائر<text:tab/></text:p>
      <text:p text:style-name="P1">amplifier: preamplifier, power amplifier<text:tab/>ابتدائی ایمپلی فائر، قوی ایمپلی فائر<text:tab/></text:p>
      <text:p text:style-name="P1">amplitude<text:tab/>حیط، حیطہ<text:tab/></text:p>
      <text:p text:style-name="P1">amplitude<text:tab/>حیط: کسی لہر کے وسطی حصہ سے اس کے بالائی یا نچلے حصوں کے درمیان کا فاصلہ<text:tab/> </text:p>
      <text:p text:style-name="P1">analog electronics<text:tab/>مماثل برقیات<text:tab/></text:p>
      <text:p text:style-name="P1">analysis, DC, AC<text:tab/>تجزیہ، یک سمت تجزیہ، بدلتا تجزیہ<text:tab/></text:p>
      <text:p text:style-name="P1">analytic continuation<text:tab/>تحلیلی استمرار<text:tab/></text:p>
      <text:p text:style-name="P1">analytic function<text:tab/>تحلیلی تفاعل<text:tab/></text:p>
      <text:p text:style-name="P1">analytical analysis<text:tab/>تحلیلی تجزیہ<text:tab/></text:p>
      <text:p text:style-name="P1">analyticity<text:tab/>تحلیلی ہونا، تحلیل پذیری<text:tab/></text:p>
      <text:p text:style-name="P1">analytical tools<text:tab/>تجزیاتی آلات<text:tab/></text:p>
      <text:p text:style-name="P1">AND, OR, NOT<text:tab/>ضرب گیٹ، جمع گیٹ، نفی گیٹ<text:tab/></text:p>
      <text:p text:style-name="P1">Andre Louis Cholesky<text:tab/>اندرِ لوئی شولسکی<text:tab/></text:p>
      <text:p text:style-name="P1">angioplasty<text:tab/>انجویپلاسٹی<text:tab/></text:p>
      <text:p text:style-name="P1">angle<text:tab/>زاویہ<text:tab/></text:p>
      <text:p text:style-name="P1">angle of elevation; angle of depression<text:tab/>زاویہ صعود؛ زاویہ نزول<text:tab/>matric</text:p>
      <text:p text:style-name="P1">angular displacement<text:tab/>زاویائی ہٹاو<text:tab/></text:p>
      <text:p text:style-name="P1">angular form: of writing complex numbers=r, theta<text:tab/>زاویائی طرز<text:tab/></text:p>
      <text:p text:style-name="P1">angular frequency<text:tab/>زاویاتی تعدادِ ارتعاش<text:tab/></text:p>
      <text:p text:style-name="P1">angular speed, velocity: ω<text:tab/>زاویاتی رفتار، سمتیہ زاویاتی رفتار<text:tab/></text:p>
      <text:p text:style-name="P1">antireflective coating<text:tab/>غیر انعکاسی تہہ<text:tab/></text:p>
      <text:p text:style-name="P1">anion, (cation)<text:tab/>منفی باررداریہ (مثبت بارداریہ)<text:tab/></text:p>
      <text:p text:style-name="P1">anisotropic<text:tab/>سمتی خاصیت<text:tab/></text:p>
      <text:p text:style-name="P1">anode<text:tab/>مثبت برقیرہ<text:tab/></text:p>
      <text:p text:style-name="P1">annulus, (washer)<text:tab/>چھلا<text:tab/></text:p>
      <text:p text:style-name="P1">antenna<text:tab/>اینٹینا<text:tab/></text:p>
      <text:p text:style-name="P1">antenna: end-fire antenna<text:tab/>محوری انٹینا<text:tab/></text:p>
      <text:p text:style-name="P1">antenna: pattern: primary pattern, secondary pattern<text:tab/>انفرادی نقش، قطاری نقش<text:tab/></text:p>
      <text:p text:style-name="P1">antenna: transmitting, receiving<text:tab/>وصولی اینٹینا، اخراجی اینٹینا<text:tab/></text:p>
      <text:p text:style-name="P1">anticlockwise, clockwise<text:tab/>گھڑی کی سوئی کے مخالف رخ، گھڑی مخالف رخ<text:tab/>گھڑی وار، خلاف گھڑی</text:p>
      <text:p text:style-name="P1">antiderivative<text:tab/>الٹ تفرق<text:tab/></text:p>
      <text:p text:style-name="P1">antilog<text:tab/>الٹ لاگ<text:tab/></text:p>
      <text:p text:style-name="P1">anti matter<text:tab/>ضد مادہ<text:tab/></text:p>
      <text:p text:style-name="P1">aperiodic<text:tab/>غیر دوری<text:tab/></text:p>
      <text:p text:style-name="P1">aperture: effective aperture (antenna)<text:tab/>اخراجی رقبہ یا اخارجی سطح<text:tab/></text:p>
      <text:p text:style-name="P1">Apollo<text:tab/>اپالو<text:tab/></text:p>
      <text:p text:style-name="P1">apparent power: absolute value of complex power<text:tab/>ظاہری طاقت<text:tab/></text:p>
      <text:p text:style-name="P1">aphelion<text:tab/>اوج شمس، اوج شمسی<text:tab/></text:p>
      <text:p text:style-name="P1">apojee<text:tab/>اوج<text:tab/></text:p>
      <text:p text:style-name="P1">applicable, fit<text:tab/>موزوں<text:tab/></text:p>
      <text:p text:style-name="P1">Application: practical application<text:tab/>استعمال: عملی استعمال<text:tab/></text:p>
      <text:p text:style-name="P1">applied<text:tab/>لاگو، عملی، اطلاقی<text:tab/></text:p>
      <text:p text:style-name="P1">apply, apply voltage<text:tab/>لاگو کرنا، برقی دباؤ لاگو کرنا<text:tab/></text:p>
      <text:p text:style-name="P1">approach<text:tab/>پہنچنے کی کوشش کرنا<text:tab/></text:p>
      <text:p text:style-name="P1">approach zero<text:tab/>صفر کے قریب تر<text:tab/></text:p>
      <text:p text:style-name="P1">approximate, approximately, approximation<text:tab/>تخمین، تخمینہ، تخمیناً، تخمینی<text:tab/></text:p>
      <text:p text:style-name="P1">Approximate: we can approximate sinx by its taylor series<text:tab/>ہم سائن کو تخمیناً اس کی ٹیلر تسلسل سے ظاہر کر سکتے ہیں<text:tab/></text:p>
      <text:p text:style-name="P1">approximate: find approximate value of x<text:tab/>ایکس کی قیمت کا تخمینہ لگائیں<text:tab/></text:p>
      <text:p text:style-name="P1">approximation errors<text:tab/>خلل تخمین<text:tab/></text:p>
      <text:p text:style-name="P1">approximation polynomial<text:tab/>تخمینی کثیر رکنی<text:tab/></text:p>
      <text:p text:style-name="P1">Approximate: approximate the curve with a chord<text:tab/>مشابہ<text:tab/></text:p>
      <text:p text:style-name="P1">approximate<text:tab/>قریب قریب قیمت دینا<text:tab/></text:p>
      <text:p text:style-name="P1">approximate: to approximate with<text:tab/>تخمیناً برابر کرنا<text:tab/></text:p>
      <text:p text:style-name="P1"><text:soft-page-break/>approximate value<text:tab/>اندازاً قیمت<text:tab/></text:p>
      <text:p text:style-name="P1">approximation<text:tab/>تقریب<text:tab/></text:p>
      <text:p text:style-name="P1">approximation polynomial<text:tab/>مشابہ کثیر رکنی<text:tab/></text:p>
      <text:p text:style-name="P1">arbitrarily large (f is non-negative for arbitrarily large x means for every real number n, f is non-negative for an x greater than n)<text:tab/>کسی بھی بڑے عدد سے زیادہ بڑا<text:tab/></text:p>
      <text:p text:style-name="P1">arbitrary: arbitrary constant<text:tab/>اختیاری مستقل<text:tab/></text:p>
      <text:p text:style-name="P1">arbitrary:divide in arbitrary manner<text:tab/>بے قاعدہ<text:tab/></text:p>
      <text:p text:style-name="P1">arc, major arc, minor arc, sub arc<text:tab/>قوس، قوسِ کبیرہ، قوسِ صغیرہ, قوسچہ<text:tab/></text:p>
      <text:p text:style-name="P1">arch<text:tab/>محراب<text:tab/></text:p>
      <text:p text:style-name="P1">Archimedese: archimedian principle<text:tab/>اصول آرشمیدسی، آرشمیدس<text:tab/></text:p>
      <text:p text:style-name="P1">Argand diagram: Jean Robert Argand<text:tab/>ژاں غوبغ اغگن <text:s/>(فرانسیسی تلفظ)<text:tab/></text:p>
      <text:p text:style-name="P1">argument: the argument of function f(wt+a) is wt+a<text:tab/>دلیل<text:tab/></text:p>
      <text:p text:style-name="P1">Arithmetic (+ - <text:s/>* /)<text:tab/>علم حساب، حساب<text:tab/></text:p>
      <text:p text:style-name="P1">arithmetic mean<text:tab/>حسابی اوسط<text:tab/></text:p>
      <text:p text:style-name="P1">armature coil, field coil<text:tab/>میدانی لچھا، قوی لچھا<text:tab/></text:p>
      <text:p text:style-name="P1">around a closed loop<text:tab/>بند دائرہ کے گرد، دائرہ کے ہمراہ<text:tab/></text:p>
      <text:p text:style-name="P1">array: broadside, end-fire<text:tab/>چوڑائی جانب اخراجی قطار، لمبائی جانب اخراجی قطار<text:tab/></text:p>
      <text:p text:style-name="P1">artery<text:tab/>شریان<text:tab/></text:p>
      <text:p text:style-name="P1">astronomical unit (au)<text:tab/>فلکیاتی اکائی <text:s text:c="2"/>149,597,870 <text:s/>کلومیٹر<text:tab/></text:p>
      <text:p text:style-name="P1">aspect ratio<text:tab/>تناسب پہلو<text:tab/></text:p>
      <text:p text:style-name="P1">assert<text:tab/>وثوق سے کہنا<text:tab/></text:p>
      <text:p text:style-name="P1">assign values<text:tab/>قیمت مقرر کرنا، مختص<text:tab/></text:p>
      <text:p text:style-name="P1">assign: preassigned<text:tab/>پیشگی مختص<text:tab/></text:p>
      <text:p text:style-name="P1">associate<text:tab/>وابستہ<text:tab/></text:p>
      <text:p text:style-name="P1">associated Legendre functions<text:tab/>شریک لیژانڈر تفاعل<text:tab/></text:p>
      <text:p text:style-name="P1">Associative, associative law<text:tab/>قانون تلازمی، تلازم<text:tab/></text:p>
      <text:p text:style-name="P1">assume (probability)<text:tab/>اختیار کرنا<text:tab/></text:p>
      <text:p text:style-name="P1">astroids (not asteroids)<text:tab/>ستارہ نما<text:tab/></text:p>
      <text:p text:style-name="P1">astronomy: radio astronomy<text:tab/>ریڈیائی فلکیات<text:tab/></text:p>
      <text:p text:style-name="P1">asymptote, asympototically<text:tab/>متقارب، متقاربی طور پر<text:tab/></text:p>
      <text:p text:style-name="P1">asymptotic expansion<text:tab/>متقارب اتساع<text:tab/></text:p>
      <text:p text:style-name="P1">asymptotically equal<text:tab/>متقاربی برابر<text:tab/></text:p>
      <text:p text:style-name="P1">Atlantic ocean<text:tab/>بحرالقیانوس<text:tab/></text:p>
      <text:p text:style-name="P1">atmosphere<text:tab/>زمینی ہوا<text:tab/></text:p>
      <text:p text:style-name="P1">attenuation constant (waves), attenuation<text:tab/>تضعیفی مستقل، تضعیف<text:tab/></text:p>
      <text:p text:style-name="P1">audible<text:tab/>قابلِ سماعت<text:tab/></text:p>
      <text:p text:style-name="P1">audio frequency<text:tab/>سمعی تعدد<text:tab/></text:p>
      <text:p text:style-name="P1">autonomous (ordinary differential equations)<text:tab/>خود مختار<text:tab/></text:p>
      <text:p text:style-name="P1">auxiliary equation (euler-cauchy eq)<text:tab/>ذیلی مساوات<text:tab/></text:p>
      <text:p text:style-name="P1">available<text:tab/>دستیاب<text:tab/></text:p>
      <text:p text:style-name="P1">axial length<text:tab/>محوری لمبائی، دُھرے کی سمت میں لمبائی<text:tab/></text:p>
      <text:p text:style-name="P1">axial ratio (AR) of polarized wave<text:tab/>شرح رداس<text:tab/></text:p>
      <text:p text:style-name="P1">axiom, axioms<text:tab/>مسلمہ، مسلمات<text:tab/></text:p>
      <text:p text:style-name="P1">axiom (matric)<text:tab/>اصول متعارفہ<text:tab/></text:p>
      <text:p text:style-name="P1">axis<text:tab/>کسی چیز کے اندر وہ خطِ مستقیم جس پر وہ چیز مساوی طور پر گھوم سکتی ہے<text:tab/></text:p>
      <text:p text:style-name="P1">axis, easy axis<text:tab/>آسان محور، آسان سمت، نرم محور، نرم سمت<text:tab/></text:p>
      <text:p text:style-name="P1">axis major, minor axis<text:tab/>محور اکبر، محور اصغر<text:tab/></text:p>
      <text:p text:style-name="P1">axis of oscillation<text:tab/>محور اہتزاز<text:tab/></text:p>
      <text:p text:style-name="P1">axis of polarization<text:tab/>محور تقطیب<text:tab/></text:p>
      <text:p text:style-name="P1">axis of projection<text:tab/>سایہ اندازی کا محور<text:tab/>تظلیلی محور یا تظلیل کا محور</text:p>
      <text:p text:style-name="P1">axis of revolution<text:tab/>محورِ طواف<text:tab/></text:p>
      <text:p text:style-name="P1">axis of rotation<text:tab/>گھومنے کا محور<text:tab/></text:p>
      <text:p text:style-name="P1">axis of rotation<text:tab/>گھومنے کا محور<text:tab/></text:p>
      <text:p text:style-name="P1">axis of symmetry<text:tab/>محورِ تشاکل<text:tab/></text:p>
      <text:p text:style-name="P1">axis of torque<text:tab/>مروڑ کا محور<text:tab/></text:p>
      <text:p text:style-name="P1">axis of twist<text:tab/>محورِ پیچ، موڑ کا محور<text:tab/></text:p>
      <text:p text:style-name="P1">axis of x<text:tab/> کا محور x<text:tab/></text:p>
      <text:p text:style-name="P1">axis: like axis of motor<text:tab/>محور: وہ فرضی خط جس پر کوئی جسم <text:s/>گھومتا ہے<text:tab/></text:p>
      <text:p text:style-name="P1">axis: vertical axis<text:tab/>انتصابی محور<text:tab/></text:p>
      <text:p text:style-name="P1"><text:soft-page-break/>back<text:tab/>پشت<text:tab/></text:p>
      <text:p text:style-name="P1">balanced three phase currents<text:tab/>متوازن تین دور کی برقی رو<text:tab/></text:p>
      <text:p text:style-name="P1">balanced transmission line<text:tab/>متوازن ترسیلی تار<text:tab/></text:p>
      <text:p text:style-name="P1">ball:open closed<text:tab/>کھلا گیند، بند گیند<text:tab/></text:p>
      <text:p text:style-name="P1">Balthasar van der Pol<text:tab/>بلتاسار ون در پول<text:tab/></text:p>
      <text:p text:style-name="P1">Band: frequency band<text:tab/>پٹی: تعدی پٹی<text:tab/></text:p>
      <text:p text:style-name="P1">band pass filter<text:tab/>پٹی گذار فلٹر<text:tab/></text:p>
      <text:p text:style-name="P1">band stop filter<text:tab/>پٹی روک فلٹر<text:tab/></text:p>
      <text:p text:style-name="P1">bandwidth<text:tab/>عرض پٹی<text:tab/></text:p>
      <text:p text:style-name="P1">bandwidth: 3dB bandwidth<text:tab/>تین ڈیسی بیل <text:s/>پٹی<text:tab/></text:p>
      <text:p text:style-name="P1">Barkhausen criteria<text:tab/>برکہازن کا اصول<text:tab/></text:p>
      <text:p text:style-name="P1">bar graph<text:tab/>ڈبہ ترسیم<text:tab/></text:p>
      <text:p text:style-name="P1">base (of a parametric curve)<text:tab/>بنیاد، بنیادی نقطہ<text:tab/></text:p>
      <text:p text:style-name="P1">Base-2 (digital), basis(maths)<text:tab/>اساس دو، اساس<text:tab/></text:p>
      <text:p text:style-name="P1">base (of say a table)<text:tab/>تلا، <text:s/>پیندا (جیسے پائدان)<text:tab/></text:p>
      <text:p text:style-name="P1">base, perpendicular, hypotenuse<text:tab/>قاعدہ، عمود، وتر<text:tab/></text:p>
      <text:p text:style-name="P1">Basis (maths, vectors)<text:tab/>اساس<text:tab/></text:p>
      <text:p text:style-name="P1">batch<text:tab/>کھیپ<text:tab/></text:p>
      <text:p text:style-name="P1">BCD binary coded decimal<text:tab/>اعشاری اعداد کی دہری علامتیں<text:tab/></text:p>
      <text:p text:style-name="P1">beam, log<text:tab/>لکڑ، شہتیر<text:tab/></text:p>
      <text:p text:style-name="P1">beam solid angle (antenna)<text:tab/>اخراجی ٹھوس زاویہ<text:tab/></text:p>
      <text:p text:style-name="P1">beats<text:tab/>تھاپ<text:tab/></text:p>
      <text:p text:style-name="P1">behavior, behave<text:tab/>رویہ<text:tab/></text:p>
      <text:p text:style-name="P1">bell: bell curve<text:tab/>جرس، <text:s/>قوس جرس<text:tab/></text:p>
      <text:p text:style-name="P1">bend, turn<text:tab/>مڑنا، واپس پلٹنا<text:tab/></text:p>
      <text:p text:style-name="P1">bending moment<text:tab/>خماو کا معیار اثر<text:tab/></text:p>
      <text:p text:style-name="P1">benzene<text:tab/>بنزین<text:tab/></text:p>
      <text:p text:style-name="P1">Bernard Bolzano (german pronunciation)<text:tab/>برنارت بُلزانو<text:tab/></text:p>
      <text:p text:style-name="P1">Bernoulli: Jacob Bernoulli (ordinary diff eq)<text:tab/>یعقوب برنولی<text:tab/></text:p>
      <text:p text:style-name="P1">Bessel function<text:tab/>بیسل تفاعل<text:tab/></text:p>
      <text:p text:style-name="P1">Beta function<text:tab/>بیٹا تفاعل<text:tab/></text:p>
      <text:p text:style-name="P1">between<text:tab/>بیچ<text:tab/></text:p>
      <text:p text:style-name="P1">bias, bias point<text:tab/>نکتہ کارکردگی<text:tab/></text:p>
      <text:p text:style-name="P1">bifurcation value<text:tab/>دو لختی <text:s/>قیمت<text:tab/></text:p>
      <text:p text:style-name="P1">big bang (universe)<text:tab/>ابتدائی دھماکا<text:tab/></text:p>
      <text:p text:style-name="P1">binary data, number<text:tab/>ثنائی مواد، عدد<text:tab/></text:p>
      <text:p text:style-name="P1">binomial theorem: persian mathematician Al-Karaji<text:tab/>الکراجی کا مسئلہ ثنائی<text:tab/>Abu Bakr ibn Muhammad ibn al Husayn al Karaji [953-1030]</text:p>
      <text:p text:style-name="P1">binomial coefficient, binomial distribution<text:tab/>ثنائی ترتیب، ثنائی سر، ثنائی تقسیم<text:tab/>الکراجی ثنائی سر، الکراجی ثنائی ترتیب</text:p>
      <text:p text:style-name="P1">binomial series<text:tab/>الکراجی ثنائی تسلسل<text:tab/></text:p>
      <text:p text:style-name="P1">binormal vector<text:tab/>دوہری عمودی سمتیہ<text:tab/></text:p>
      <text:p text:style-name="P1">biophysicist<text:tab/>ماہر حیاتی طبیعیات<text:tab/></text:p>
      <text:p text:style-name="P1">Biot-savart law<text:tab/>بایوٹ-سیوارٹ کا قانون<text:tab/></text:p>
      <text:p text:style-name="P1">bisector<text:tab/>مساوی متقاطع<text:tab/></text:p>
      <text:p text:style-name="P1">bit<text:tab/>دہرا ہندسہ: ہندسہ<text:tab/></text:p>
      <text:p text:style-name="P1">bit: binary code, binary digit, binary arithmetic<text:tab/>ثنائی need to change in digital book<text:tab/></text:p>
      <text:p text:style-name="P1">blackbody<text:tab/>سیاہ جسم<text:tab/></text:p>
      <text:p text:style-name="P1">blackboard<text:tab/>تختہ سیاہ<text:tab/></text:p>
      <text:p text:style-name="P1">Bliss’s theorem<text:tab/>مسئلہ بلس<text:tab/></text:p>
      <text:p text:style-name="P1">block<text:tab/>ڈبہ، اینٹ<text:tab/></text:p>
      <text:p text:style-name="P1">blocked rotor test<text:tab/>جامد موٹر معائنہ<text:tab/></text:p>
      <text:p text:style-name="P1">block diagram<text:tab/>خانے دار شکل<text:tab/></text:p>
      <text:p text:style-name="P1">blood pressure<text:tab/>فشار خون<text:tab/></text:p>
      <text:p text:style-name="P1">blood sugar<text:tab/>شکر خون<text:tab/></text:p>
      <text:p text:style-name="P1">bobbin<text:tab/>پھرکی، چرخی<text:tab/></text:p>
      <text:p text:style-name="P1">Bode: Hendrik Wade Bode<text:tab/>ہنڈرک واڈ بوڈا<text:tab/></text:p>
      <text:p text:style-name="P1">Bode plots<text:tab/>بوڈا خطوط<text:tab/></text:p>
      <text:p text:style-name="P1"><text:soft-page-break/>bolt, nut<text:tab/>قابلہ، ڈھبری<text:tab/></text:p>
      <text:p text:style-name="P1">Boltzmann constant<text:tab/>بولٹزمن کا مستقل<text:tab/></text:p>
      <text:p text:style-name="P1">bond, bonded, covalent bond<text:tab/>بند، بندھا، شریک گرفتی بند<text:tab/></text:p>
      <text:p text:style-name="P1">boost converter: power supply<text:tab/>اٹھان منبع<text:tab/></text:p>
      <text:p text:style-name="P1">borrow, carry<text:tab/>حاصل، ادھار<text:tab/></text:p>
      <text:p text:style-name="P1">bounce back<text:tab/>ٹکرا کر واپس پلٹنا<text:tab/></text:p>
      <text:p text:style-name="P1">bound: upper bound<text:tab/>بالائی حد بندی<text:tab/></text:p>
      <text:p text:style-name="P1">bound: upper bound; bounded from above (sequences)<text:tab/>بالائی حد بندی؛ اوپر سے محدود<text:tab/></text:p>
      <text:p text:style-name="P1">bound: least upper bound (sequences)<text:tab/>کم سے کم بالائی حد بندی<text:tab/></text:p>
      <text:p text:style-name="P1">bound electron, charge (used in dielectrics)<text:tab/>مقید یا قید الیکٹران (برقیہ)، بار<text:tab/></text:p>
      <text:p text:style-name="P1">boundary conditions<text:tab/>سرحدی شرائط<text:tab/></text:p>
      <text:p text:style-name="P1">boundary value problems<text:tab/>سرحدی قیمت مسئلے<text:tab/></text:p>
      <text:p text:style-name="P1">Bounded, unbounded (maths)<text:tab/>محدود، غیر محدود<text:tab/></text:p>
      <text:p text:style-name="P1">bounded by sphere<text:tab/>کرہ میں محدود<text:tab/></text:p>
      <text:p text:style-name="P1">boundedness<text:tab/>محدود ہونا<text:tab/></text:p>
      <text:p text:style-name="P1">Braces {}<text:tab/>کنگنی قوسین<text:tab/></text:p>
      <text:p text:style-name="P1">brachistochrone<text:tab/>کم وقتی منحنی<text:tab/></text:p>
      <text:p text:style-name="P1">brackets<text:tab/>قوسین<text:tab/></text:p>
      <text:p text:style-name="P1">brake<text:tab/>بریک، روک<text:tab/></text:p>
      <text:p text:style-name="P1">branch point (Riemann surface)<text:tab/>تقسیمی نقطہ<text:tab/></text:p>
      <text:p text:style-name="P1">break even point<text:tab/>نا منافع نا نقصان<text:tab/></text:p>
      <text:p text:style-name="P1">breaking strength<text:tab/>طاقت توڑ<text:tab/></text:p>
      <text:p text:style-name="P1">Brewster angle<text:tab/>بریوسٹر زاویہ؛ داؤد بریوسٹر کا نام ہے<text:tab/></text:p>
      <text:p text:style-name="P1">bridge: suspension bridge<text:tab/>معلق پل<text:tab/></text:p>
      <text:p text:style-name="P1">briefly<text:tab/>مختصراً<text:tab/></text:p>
      <text:p text:style-name="P1">Brinell hardness<text:tab/>برینل سختی<text:tab/></text:p>
      <text:p text:style-name="P1">broadside array, end-fire array<text:tab/>چوڑائی جانب اخراجی قطار، لمبائی جانب اخراجی قطار<text:tab/></text:p>
      <text:p text:style-name="P1">buffer<text:tab/>مستحکم کار<text:tab/></text:p>
      <text:p text:style-name="P1">buffer, inverting, non inverting<text:tab/>وابسطہ: منفی وابسطہ<text:tab/></text:p>
      <text:p text:style-name="P1">building<text:tab/>عمارت<text:tab/></text:p>
      <text:p text:style-name="P1">bulb<text:tab/>بتی<text:tab/></text:p>
      <text:p text:style-name="P1">bypass capacitor<text:tab/>قصری کپیسٹر<text:tab/></text:p>
      <text:p text:style-name="P1">byte, 8-bit (binary) data, (bit=binary ??)<text:tab/>بائٹ، ہشتم دہری عدد<text:tab/></text:p>
      <text:p text:style-name="P1">cable <text:tab/>رسی<text:tab/></text:p>
      <text:p text:style-name="P1">calculus<text:tab/>علم الاحصاء<text:tab/></text:p>
      <text:p text:style-name="P1">calculate, compute<text:tab/>بذریعہ حساب تلاش کریں<text:tab/></text:p>
      <text:p text:style-name="P1">calculator<text:tab/>کیلکولیٹر<text:tab/>عداد</text:p>
      <text:p text:style-name="P1">calculus<text:tab/>احصاء<text:tab/></text:p>
      <text:p text:style-name="P1">calculus of differences<text:tab/>الاحصاء فرقیات<text:tab/></text:p>
      <text:p text:style-name="P1">calibration<text:tab/>پیمانہ بندی<text:tab/></text:p>
      <text:p text:style-name="P1">californium<text:tab/>کیلی فورنیم<text:tab/></text:p>
      <text:p text:style-name="P1">cam shaft<text:tab/>کیم دھرا<text:tab/></text:p>
      <text:p text:style-name="P1">cancel (common factor}<text:tab/>مشترک جزو ضربی کاٹنا، منسوخ کرنا<text:tab/></text:p>
      <text:p text:style-name="P1">cancellation laws (matrix multiplication)<text:tab/>قواعد تنسیخ<text:tab/></text:p>
      <text:p text:style-name="P1">cancer: anna kane laird, Banjamin Gompertz<text:tab/>سرطان: اینا کین لایرڈ، بنجامن گامپرٹز<text:tab/></text:p>
      <text:p text:style-name="P1">canonical<text:tab/>باضابطہ<text:tab/></text:p>
      <text:p text:style-name="P1">canonical minterm, non-canonical minterm<text:tab/>تفصیلی رکنِ ضرب، سادہ رکنِ ضرب<text:tab/></text:p>
      <text:p text:style-name="P1">Cantor-Dedekind axiom<text:tab/>مسلملہ کنتور اور دے دے کند<text:tab/></text:p>
      <text:p text:style-name="P1">capacitance, inductance<text:tab/>برقی گنجائش، امالہ یا امالیت<text:tab/></text:p>
      <text:p text:style-name="P1">capacitor, inductor<text:tab/>برق گیر، امالہ گیر<text:tab/></text:p>
      <text:p text:style-name="P1">capacitive, inductive<text:tab/>برق گیر کی خاصیت، امالہ کی خاصیت رکھنا، امالی، برق گیری<text:tab/></text:p>
      <text:p text:style-name="P1">capacity, rating<text:tab/>استعداد<text:tab/></text:p>
      <text:p text:style-name="P1">carbon dating<text:tab/>کاربنی تعین زمان<text:tab/></text:p>
      <text:p text:style-name="P1">cardiac output<text:tab/>اخراج قلب<text:tab/></text:p>
      <text:p text:style-name="P1">cardiod [r=a(1-cos x)]<text:tab/>قلب نما<text:tab/></text:p>
      <text:p text:style-name="P1">carrier of energy<text:tab/>انتقالِ توانائی<text:tab/></text:p>
      <text:p text:style-name="P1">carrier frequency, modulating frequency, carrier wave<text:tab/>تعددِ سوار، تعددِ سواری، سوار <text:soft-page-break/>موج، سواری موج<text:tab/></text:p>
      <text:p text:style-name="P1">carry, transfer<text:tab/>منتقل<text:tab/></text:p>
      <text:p text:style-name="P1">Carry , borrow, sum, end carry<text:tab/>حاصل، ادھار، جمع،بقایا، آخری حاصل<text:tab/></text:p>
      <text:p text:style-name="P1">cart<text:tab/>ریڑھی<text:tab/></text:p>
      <text:p text:style-name="P1">Cartesian co-ordinates system<text:tab/>کارتیسی نظامِ محدد<text:tab/></text:p>
      <text:p text:style-name="P1">carton<text:tab/>گتے کا ڈبا<text:tab/></text:p>
      <text:p text:style-name="P1">cases: three cases<text:tab/>تین صورتیں<text:tab/></text:p>
      <text:p text:style-name="P1">catalyst, autocatalyst<text:tab/>عمل انگیز، خود عمل انگیز<text:tab/></text:p>
      <text:p text:style-name="P1">catenary (maths: hanging chain)<text:tab/>لیزم<text:tab/></text:p>
      <text:p text:style-name="P1">cathode<text:tab/>منفی برقیرہ<text:tab/></text:p>
      <text:p text:style-name="P1">cation<text:tab/>مثبت بارداریہ<text:tab/></text:p>
      <text:p text:style-name="P1">Cauchy<text:tab/>کوشی<text:tab/></text:p>
      <text:p text:style-name="P1">Cauchy: Augustin Louis Cauchy<text:tab/>آگستن لوئی کوشی<text:tab/></text:p>
      <text:p text:style-name="P1">Cauchy condensation test<text:tab/>کوشی پرکھ جمود<text:tab/></text:p>
      <text:p text:style-name="P1">Cauchy's determinant<text:tab/>کوشی مقطع<text:tab/></text:p>
      <text:p text:style-name="P1">Cauchy-Riemann equation<text:tab/>کوشی ریمان مساوات<text:tab/></text:p>
      <text:p text:style-name="P1">Cauchy-Schwarz inequality, Herman Amandus Schwarz<text:tab/>کوشی شوارز عدم مساوات، ہرمن امندس شوارز<text:tab/></text:p>
      <text:p text:style-name="P1">caution<text:tab/>انتباہ<text:tab/></text:p>
      <text:p text:style-name="P1">Cavalieri’s theorem ( Bonaventura Francesco Cavalieri)<text:tab/>مسئلہ کوالئیرے (بوناونتورا کوالئیرے)<text:tab/></text:p>
      <text:p text:style-name="P1">ceiling and floor function<text:tab/>عدد صحیح چھت تفاعل، کم ترین عدد تفاعل<text:tab/></text:p>
      <text:p text:style-name="P1">center of gravity<text:tab/>مرکز ثقل<text:tab/></text:p>
      <text:p text:style-name="P1">center of mass<text:tab/>مرکز کمیت<text:tab/></text:p>
      <text:p text:style-name="P1">central angle<text:tab/>وسطی زاویہ<text:tab/></text:p>
      <text:p text:style-name="P1">centrifugal force<text:tab/>مرکز گریز قوت<text:tab/></text:p>
      <text:p text:style-name="P1">centroid<text:tab/>وسطانی مرکز<text:tab/>میٹریک</text:p>
      <text:p text:style-name="P1">celsius, fahrenheit<text:tab/>سیلسیئس، فارن ہائیٹ<text:tab/></text:p>
      <text:p text:style-name="P1">centripetal force<text:tab/>مرکز مائل قوت<text:tab/></text:p>
      <text:p text:style-name="P1">chance<text:tab/>امکان، اتفاق<text:tab/></text:p>
      <text:p text:style-name="P1">chaos<text:tab/>ابتری<text:tab/></text:p>
      <text:p text:style-name="P1">chamber, turbine chamber<text:tab/>خانہ، چرخی خانہ<text:tab/></text:p>
      <text:p text:style-name="P1">chapter<text:tab/>باب<text:tab/></text:p>
      <text:p text:style-name="P1">characteristic, characteristics<text:tab/>خاصیت، خصوصیات ، خصلت<text:tab/></text:p>
      <text:p text:style-name="P1">characteristic: magnitude characteristic, phase characteristic (Bode plot)<text:tab/>مقداری خصلت، زاویائی خصلت<text:tab/></text:p>
      <text:p text:style-name="P1">characteristics<text:tab/>خصوصیات، خط، خطِ منحنی، منحنی<text:tab/></text:p>
      <text:p text:style-name="P1">characteristic equation, <text:s/>(differential equations as^2+bs+c=0)<text:tab/>امتیازی مساوات<text:tab/></text:p>
      <text:p text:style-name="P1">charge, free, bound<text:tab/>آزاد اور بندھا بار<text:tab/></text:p>
      <text:p text:style-name="P1">charge, discharge a capacitor<text:tab/>بار بھرنا، بار کا نکاس<text:tab/></text:p>
      <text:p text:style-name="P1">charged<text:tab/>بار بردار<text:tab/></text:p>
      <text:p text:style-name="P1">Charles Dalziel (electrical shock)<text:tab/><text:tab/></text:p>
      <text:p text:style-name="P1">chain rule (differentiation)<text:tab/>زنجیری طریقہ<text:tab/>زنجیری قاعدہ</text:p>
      <text:p text:style-name="P1">Chebyshev polynomials: Pafnuty Lvovich Tchebichef<text:tab/>چبیشف کثیر رکنی۔ پفنوٹی لوو وچ چبیشف<text:tab/></text:p>
      <text:p text:style-name="P1">check<text:tab/>جانچ پڑتال<text:tab/></text:p>
      <text:p text:style-name="P1">chemistry<text:tab/>علم کیمیا<text:tab/></text:p>
      <text:p text:style-name="P1">chimney<text:tab/>دھواں کش<text:tab/></text:p>
      <text:p text:style-name="P1">chirp (dispersion)<text:tab/>چہچہاہٹ<text:tab/></text:p>
      <text:p text:style-name="P1">chord<text:tab/>خط مستقیم<text:tab/>وتر</text:p>
      <text:p text:style-name="P1">circle, concentric circles<text:tab/>گول دائرہ، ہم مرکز دائرے<text:tab/></text:p>
      <text:p text:style-name="P1">circle of curvature<text:tab/>دائرہ انحنا<text:tab/></text:p>
      <text:p text:style-name="P1">circuit breaker<text:tab/>خود کار منقطع کار<text:tab/></text:p>
      <text:p text:style-name="P1">circuit, <text:s/>electric circuit<text:tab/>برقی دور:موصل کا کوئی ایسا نظام جسے اس طرح ترتیب دیا جائے اور یوں ملایا جائے کہ برقی رو اس کے ذریعے گزر سکے <text:tab/></text:p>
      <text:p text:style-name="P1">circuit, phase<text:tab/><text:tab/></text:p>
      <text:p text:style-name="P1">circular motion<text:tab/>دائرے پر حرکت<text:tab/></text:p>
      <text:p text:style-name="P1">circulation (fluid motion leading to CURL)<text:tab/>دائری بہاو<text:tab/>دورانیت؟؟</text:p>
      <text:p text:style-name="P1">circumference<text:tab/>محیط<text:tab/></text:p>
      <text:p text:style-name="P1"><text:soft-page-break/>circus<text:tab/>تماش گاہ<text:tab/></text:p>
      <text:p text:style-name="P1">classification<text:tab/> ابلاغ، ذرائع ابلاغ<text:tab/>جماعت بندی (matric)</text:p>
      <text:p text:style-name="P1">class<text:tab/>جماعت<text:tab/>matric</text:p>
      <text:p text:style-name="P1">class midpoints, class marks<text:tab/>جماعتی وسطی نقطے، جماعتی نشان<text:tab/>matric</text:p>
      <text:p text:style-name="P1">class interval<text:tab/>جماعتی وقفہ<text:tab/>matric</text:p>
      <text:p text:style-name="P1">class room<text:tab/>تدریسی کمرہ<text:tab/></text:p>
      <text:p text:style-name="P1">clear, preset<text:tab/>زبردستی بلند، زبردستی پست<text:tab/></text:p>
      <text:p text:style-name="P1">clockwise, anti clock wise<text:tab/>گھڑی کی سوئی کے رخ، گھڑی کی سمت<text:tab/>گھڑی وار، خلاف گھڑی</text:p>
      <text:p text:style-name="P1">clock signal<text:tab/>ساعتی اشارہ<text:tab/></text:p>
      <text:p text:style-name="P1">closed, open<text:tab/>بند، کھلا<text:tab/></text:p>
      <text:p text:style-name="P1">closed loop<text:tab/>بند دائرہ<text:tab/>بند حلقہ (میٹرک)</text:p>
      <text:p text:style-name="P1">closest, farthest<text:tab/>دور تر، نزدیک تر<text:tab/></text:p>
      <text:p text:style-name="P1">CMRR<text:tab/>مشترکہ اشارہ رد کرنے کے صلاحیت<text:tab/></text:p>
      <text:p text:style-name="P1">coaxial cable<text:tab/>ہمہ محوری تار<text:tab/></text:p>
      <text:p text:style-name="P1">Cobolt<text:tab/>کوبالٹ<text:tab/></text:p>
      <text:p text:style-name="P1">coding<text:tab/>رمز نویسی<text:tab/></text:p>
      <text:p text:style-name="P1">coefficient<text:tab/>ضربیہ، عددی سر<text:tab/></text:p>
      <text:p text:style-name="P1">coefficient matrix<text:tab/>عددی سر قالب<text:tab/></text:p>
      <text:p text:style-name="P1">coefficient: reflection, transmission<text:tab/>شرح انعکاس، شرح ترسیل<text:tab/></text:p>
      <text:p text:style-name="P1">Cofactor (determinants and matrices)<text:tab/>ہم ضربی<text:tab/></text:p>
      <text:p text:style-name="P1">co-president<text:tab/>ہم-صدر<text:tab/></text:p>
      <text:p text:style-name="P1">coil<text:tab/>لچھا،گچھ لچھا، تقسیم شدہ لچھا<text:tab/></text:p>
      <text:p text:style-name="P1">coincidence, coincident lines<text:tab/>ہم مکانیت، ہم مکان خطوط<text:tab/></text:p>
      <text:p text:style-name="P1">coin flipping<text:tab/>سکہ پھیکنا<text:tab/></text:p>
      <text:p text:style-name="P1">collimator<text:tab/>توازی گر<text:tab/></text:p>
      <text:p text:style-name="P1">collinear, noncollinear<text:tab/>ہم خطی، غیر ہم خطی<text:tab/></text:p>
      <text:p text:style-name="P1">column<text:tab/>ستون<text:tab/></text:p>
      <text:p text:style-name="P1">column (matrix)<text:tab/>قطار<text:tab/></text:p>
      <text:p text:style-name="P1">combination: linear combination (maths y3=ay1+by2)<text:tab/>خطی مجموعہ<text:tab/></text:p>
      <text:p text:style-name="P1">combinations, [permutations]<text:tab/>اجتماعات [ترتیبی اجتماعات]<text:tab/>غیر مرتب اجتماعات [مرتب اجتماعات]</text:p>
      <text:p text:style-name="P1">combinational circuits<text:tab/>ترکیبی ادوار<text:tab/></text:p>
      <text:p text:style-name="P1">comet<text:tab/>دم دار ستارہ<text:tab/></text:p>
      <text:p text:style-name="P1">common emitter amplifier, common collector and common base<text:tab/>ایمٹر مشترک ایمپلیفائر، کلکٹر مشترک اور بیس مشترک<text:tab/></text:p>
      <text:p text:style-name="P1">common mode signal<text:tab/>مشترکہ اشارہ<text:tab/></text:p>
      <text:p text:style-name="P1">communication<text:tab/> ابلاغ، ذرائع ابلاغ<text:tab/></text:p>
      <text:p text:style-name="P1">commutative<text:tab/>قابل تبادل<text:tab/></text:p>
      <text:p text:style-name="P1">commutative law, commutative law of multiplication (maths)<text:tab/>قانون تبادل، ضرب کا استبدالی قانون<text:tab/></text:p>
      <text:p text:style-name="P1">commutator<text:tab/>میکانی سمت کار<text:tab/></text:p>
      <text:p text:style-name="P1">commute: A and B commute<text:tab/>الف اور ب آپس میں قابل تبادل ہیں۔<text:tab/></text:p>
      <text:p text:style-name="P1">company<text:tab/>ادارہ<text:tab/></text:p>
      <text:p text:style-name="P1">compare<text:tab/>موازنہ، مقابلہ<text:tab/></text:p>
      <text:p text:style-name="P1">comparison test<text:tab/>تقابلی پرکھ<text:tab/></text:p>
      <text:p text:style-name="P1">complement<text:tab/>متمم<text:tab/>تتمہ (matric)</text:p>
      <text:p text:style-name="P1">complementation<text:tab/>اتمام<text:tab/></text:p>
      <text:p text:style-name="P1">complementary<text:tab/>تتمی<text:tab/>matric</text:p>
      <text:p text:style-name="P1">complementary angle, antenna<text:tab/>زاویہ مکملہ، تکملہ اینٹینا<text:tab/>زاویہ متمم (بہتر اصطلاح ہے)</text:p>
      <text:p text:style-name="P1">complementary solution: natural response (diff eq)<text:tab/>فطری رد عمل<text:tab/></text:p>
      <text:p text:style-name="P1">completeness<text:tab/>مکملیت<text:tab/></text:p>
      <text:p text:style-name="P1">complex analysis, advanced complex analysis<text:tab/>مخلوط تجزیہ، اعلٰی درجہ مخلوط تجزیہ<text:tab/></text:p>
      <text:p text:style-name="P1">complex number<text:tab/>مخلوط عدد: ایک حقیقی عدد جو کسی فرضی عدد کے ساتھ شامل کر لیا جائے<text:tab/></text:p>
      <text:p text:style-name="P1">complex number: real number, imaginary number<text:tab/>مخلوط عدد: حقیقی عدد، خیالی عدد<text:tab/></text:p>
      <text:p text:style-name="P1">complex conjugate, complex conjugate of alpha<text:tab/>جوڑی دار مخلوط، جوڑی دار مخلوط الفا<text:tab/></text:p>
      <text:p text:style-name="P1">complex plane<text:tab/>مخلوط سطح<text:tab/>مخلوط <text:s/>مستوی</text:p>
      <text:p text:style-name="P1">complicated<text:tab/>پیچیدہ<text:tab/></text:p>
      <text:p text:style-name="P1">component<text:tab/>جزو، پرزہ، پرزہ جات<text:tab/></text:p>
      <text:p text:style-name="P1"><text:soft-page-break/>composite function<text:tab/>مرکب تفاعل<text:tab/>used for compound machine</text:p>
      <text:p text:style-name="P1">composition (linear transformations)<text:tab/>نظم تبادلہ<text:tab/></text:p>
      <text:p text:style-name="P1">compound machine: DC<text:tab/>مرکب مشین<text:tab/></text:p>
      <text:p text:style-name="P1">compound machine:short compound machine<text:tab/>قریب مرکب اور دور مرکب مشین<text:tab/></text:p>
      <text:p text:style-name="P1">compressibility, compressibility factor, compressibility coefficient<text:tab/>داب پذیری، جزو داب پذیری، دابیت شرح<text:tab/></text:p>
      <text:p text:style-name="P1">compressible<text:tab/>داب پذیر<text:tab/></text:p>
      <text:p text:style-name="P1">compression<text:tab/>داب؟؟<text:tab/></text:p>
      <text:p text:style-name="P1">compression<text:tab/>دباؤ کی موج<text:tab/></text:p>
      <text:p text:style-name="P1">compute<text:tab/>حساب لگانا<text:tab/></text:p>
      <text:p text:style-name="P1">computer<text:tab/>حاسب<text:tab/> </text:p>
      <text:p text:style-name="P1">computer algebra system<text:tab/>محاسب الجبرائی نظام<text:tab/></text:p>
      <text:p text:style-name="P1">concave, (convex)<text:tab/>مجوف، (محدب) ؟؟<text:tab/>مقعر عدسہ، (محدب عدسہ) matric</text:p>
      <text:p text:style-name="P1">concavity<text:tab/>محدبیت<text:tab/></text:p>
      <text:p text:style-name="P1">concentration, concentrated, concentrate<text:tab/>گاڑھاپن، گاڑھا، گاڑھا بنانا، گھنا پن<text:tab/>ارتکاز <text:s/>conflicts with convergence </text:p>
      <text:p text:style-name="P1">concentrated at a point<text:tab/>نقطہ پر منجمد<text:tab/></text:p>
      <text:p text:style-name="P1">concept<text:tab/>تصور<text:tab/></text:p>
      <text:p text:style-name="P1">conclusive, inconclusive<text:tab/>فیصلہ کن، غیر فیصلہ کن<text:tab/></text:p>
      <text:p text:style-name="P1">conductance (Y=1/Z=G+jB, G is conductance) it is like 1/R<text:tab/>ایصالیت<text:tab/></text:p>
      <text:p text:style-name="P1">conduction current<text:tab/>ایصالی رو<text:tab/></text:p>
      <text:p text:style-name="P1">conduction heat<text:tab/>ایصال حرارت<text:tab/></text:p>
      <text:p text:style-name="P1">conductor, conductivity<text:tab/>موصل، موصلیت،غیر موصل<text:tab/></text:p>
      <text:p text:style-name="P1">conductivity<text:tab/>موصلیت کا مستقل<text:tab/></text:p>
      <text:p text:style-name="P1">cones, rods: eye<text:tab/>مخروطے، سلاخ<text:tab/></text:p>
      <text:p text:style-name="P1">Confidence, confidence interval<text:tab/>اعتماد، وقفہ اعتماد<text:tab/></text:p>
      <text:p text:style-name="P1">confidence: lower and upper confidence limits<text:tab/>نچلی اور بالائی حد اعتماد<text:tab/>بالائی اور زیریں حد اعتماد</text:p>
      <text:p text:style-name="P1">confidence level<text:tab/>سطح اعتماد<text:tab/></text:p>
      <text:p text:style-name="P1">conflicting requirements<text:tab/>متصادم ضروریات<text:tab/></text:p>
      <text:p text:style-name="P1">confocal<text:tab/>ہم ماسکہ<text:tab/></text:p>
      <text:p text:style-name="P1">conformal mapping, conformality<text:tab/>محافظ زاویہ نقشہ، محافظت زاویہ<text:tab/></text:p>
      <text:p text:style-name="P1">congruent triangles<text:tab/>مماثل تکون<text:tab/></text:p>
      <text:p text:style-name="P1">conic<text:tab/>مخروطی<text:tab/></text:p>
      <text:p text:style-name="P1">conjugate complex number<text:tab/>زوجی مخلوط اعداد، جوڑی دار مخلوط اعداد<text:tab/></text:p>
      <text:p text:style-name="P1">conjugate harmonic function<text:tab/>جوڑی دار ہارمونی تفاعل<text:tab/></text:p>
      <text:p text:style-name="P1">connected region (simple, multiply)<text:tab/>تعلق (دار) خطہ؟؟<text:tab/></text:p>
      <text:p text:style-name="P1">connected (set)<text:tab/>جڑا <text:s/>ہوا (سلسلہ)<text:tab/> </text:p>
      <text:p text:style-name="P1">connected: star, Delta<text:tab/>ستارا نما جُڑے، تکونی جُڑے یا تکون نما جُڑے<text:tab/></text:p>
      <text:p text:style-name="P1">connection, connected<text:tab/>جوڑ، جوڑا ہوا<text:tab/></text:p>
      <text:p text:style-name="P1">connectivity<text:tab/>ربط<text:tab/></text:p>
      <text:p text:style-name="P1">conservation of energy<text:tab/>اٹل<text:tab/></text:p>
      <text:p text:style-name="P1">conservative field<text:tab/>بقائی میدان<text:tab/></text:p>
      <text:p text:style-name="P1">consider<text:tab/>ملاحظہ، مشاہدہ، تجزیہ<text:tab/></text:p>
      <text:p text:style-name="P1">consistent, inconsistent (systems, maths)<text:tab/>بلا تضاد، متضاد<text:tab/></text:p>
      <text:p text:style-name="P1">Constant (matric book)<text:tab/>مستقل<text:tab/></text:p>
      <text:p text:style-name="P1">constant: constant current<text:tab/>مستقل برقی رو<text:tab/></text:p>
      <text:p text:style-name="P1">constant: separation constant<text:tab/>علیحدگی مستقل<text:tab/></text:p>
      <text:p text:style-name="P1">constant, variable<text:tab/>مستقل،اٹل، <text:s/>متغیر<text:tab/></text:p>
      <text:p text:style-name="P1">constant of integration or arbitrary constant<text:tab/>تکمل کا مستقل یا اختیاری مستقل<text:tab/></text:p>
      <text:p text:style-name="P1">constrained, constrained maxima and minima<text:tab/>جبراً پابند، جبری پابند, مشروط زیادہ سے زیادہ اور کم سے کم قیمتیں<text:tab/></text:p>
      <text:p text:style-name="P1">construction (matric)<text:tab/>عمک بناوٹ (تشکیلات)<text:tab/></text:p>
      <text:p text:style-name="P1">consumption matrix<text:tab/>قالب صرف<text:tab/></text:p>
      <text:p text:style-name="P1">contact, bring into contact<text:tab/>تماس میں لانا<text:tab/></text:p>
      <text:p text:style-name="P1">container<text:tab/>برتن<text:tab/></text:p>
      <text:p text:style-name="P1">continued: example continued<text:tab/>مثال جاری<text:tab/></text:p>
      <text:p text:style-name="P1">continuity<text:tab/>استمرار<text:tab/></text:p>
      <text:p text:style-name="P1">continuity equation<text:tab/>استمراری مساوات<text:tab/></text:p>
      <text:p text:style-name="P1"><text:soft-page-break/>continuity: uniform continuity<text:tab/>یکساں استمرار<text:tab/></text:p>
      <text:p text:style-name="P1">continuous extension<text:tab/>استمراری توسیع<text:tab/></text:p>
      <text:p text:style-name="P1">continuous field, discontinuous<text:tab/>بلا جوڑ میدان، جوڑ دار<text:tab/>استمراری (مسلسل)، غیر استمراری</text:p>
      <text:p text:style-name="P1">continuous: piecewise<text:tab/>ٹکڑوں میں استمراری<text:tab/></text:p>
      <text:p text:style-name="P1">continuous: right-continuous, left-continuous<text:tab/>دائیں استمراری، بائیں استمراری<text:tab/></text:p>
      <text:p text:style-name="P1">contour, contour integral<text:tab/>خط ارتفاع، ارتفاعی تکمل<text:tab/></text:p>
      <text:p text:style-name="P1">contraction and expansion<text:tab/>سکڑاو اور پھیلاو<text:tab/></text:p>
      <text:p text:style-name="P1">control<text:tab/>قابو، قابو پانا<text:tab/></text:p>
      <text:p text:style-name="P1">control chart<text:tab/>نقشہ ضبط<text:tab/></text:p>
      <text:p text:style-name="P1">control: out of control<text:tab/>بے قابو<text:tab/></text:p>
      <text:p text:style-name="P1">control process<text:tab/>عمل قابو<text:tab/></text:p>
      <text:p text:style-name="P1">controlled voltage source, controlled current source<text:tab/>تابع منبع دباو، تابع منبع رو<text:tab/></text:p>
      <text:p text:style-name="P1">controlled: voltage controlled voltage source<text:tab/>دباو تابع منبع دباو<text:tab/></text:p>
      <text:p text:style-name="P1">controlled:voltage controlled current source<text:tab/>دباو تابع منبع رو<text:tab/></text:p>
      <text:p text:style-name="P1">control:current controlled voltage source<text:tab/>رو تابع منبع دباو<text:tab/></text:p>
      <text:p text:style-name="P1">control:current controlled current source<text:tab/>رو تابع منبع رو<text:tab/></text:p>
      <text:p text:style-name="P1">convection current (electrical)<text:tab/>اتصالی رو<text:tab/></text:p>
      <text:p text:style-name="P1">convection heat<text:tab/>اتصال حرارت<text:tab/></text:p>
      <text:p text:style-name="P1">converge, convergent<text:tab/>مرکوز، مرتکز<text:tab/></text:p>
      <text:p text:style-name="P1">convergence<text:tab/>مرکوزیت، ارتکاز<text:tab/></text:p>
      <text:p text:style-name="P1">convergence: absolute, conditional<text:tab/>مطلق مرتکز، مشروط مرتکز<text:tab/></text:p>
      <text:p text:style-name="P1">convergence: Gauss's convergence theorem<text:tab/>گاوسی مسئلہ ارتکاز<text:tab/></text:p>
      <text:p text:style-name="P1">convergence factor<text:tab/>ارتکازی جزو<text:tab/></text:p>
      <text:p text:style-name="P1">convergence interval<text:tab/>ارتکازی وقفہ<text:tab/></text:p>
      <text:p text:style-name="P1">convergence radius<text:tab/>رداس ارتکاز<text:tab/></text:p>
      <text:p text:style-name="P1">convergent: absolutely convergent<text:tab/>مطلق مرکوز، مطلق مرتکز<text:tab/></text:p>
      <text:p text:style-name="P1">convergent series, divergent series<text:tab/>مرکوز تسلسل، منفرج تسلسل<text:tab/></text:p>
      <text:p text:style-name="P1">convenient<text:tab/>پر آسائش، موزوں<text:tab/></text:p>
      <text:p text:style-name="P1">conventional<text:tab/>روایتی<text:tab/></text:p>
      <text:p text:style-name="P1">convolution integral<text:tab/>تکمل الجھاو<text:tab/></text:p>
      <text:p text:style-name="P1">convolution theorem<text:tab/>مسئلہ الجھاو<text:tab/></text:p>
      <text:p text:style-name="P1">convolution: time convolution (Fourier transform)<text:tab/>وقتی الجھاو<text:tab/></text:p>
      <text:p text:style-name="P1">coplanar<text:tab/>ہم سطحی<text:tab/></text:p>
      <text:p text:style-name="P1">copper<text:tab/>تانبہ، تانبے کا بنا ہوا<text:tab/></text:p>
      <text:p text:style-name="P1">core, transformer core also called transformer iron<text:tab/>ٹرانسفارمر قالب<text:tab/>ٹرانسفارمر قالب</text:p>
      <text:p text:style-name="P1">core laminations<text:tab/>ٹرانسفارمر پتری<text:tab/>ٹرانسفارمر پتری</text:p>
      <text:p text:style-name="P1">core loss<text:tab/>ضیاع قالب: قالبی ضیاع<text:tab/>ضیاع قالب: قالبی ضیاع</text:p>
      <text:p text:style-name="P1">core, iron core, air core, core-less<text:tab/>لوہے کی قالب؛ خلائی قالب؛ بے قالب<text:tab/>لوہے کی قالب؛ خلائی قالب؛ بے قالب</text:p>
      <text:p text:style-name="P1">Coriolis effect<text:tab/>کوریولس اثر<text:tab/></text:p>
      <text:p text:style-name="P1">corollary<text:tab/>ضمنی نتیجہ<text:tab/></text:p>
      <text:p text:style-name="P1">correction<text:tab/>درستگی<text:tab/></text:p>
      <text:p text:style-name="P1">correlation analysis (statistics)<text:tab/>تجزیہ باہمی رشتہ<text:tab/></text:p>
      <text:p text:style-name="P1">corresponding point<text:tab/>نظیری نقطہ<text:tab/>مطابقتی نقطہ</text:p>
      <text:p text:style-name="P1">corrugated<text:tab/>نالیدار<text:tab/></text:p>
      <text:p text:style-name="P1">cosine, cosine integral, complementary cosine integral<text:tab/>کوسائن، کوسائن تکمل، متمم کوسائن تکمل<text:tab/> </text:p>
      <text:p text:style-name="P1">cosmic rays<text:tab/>کائناتی شعاعیں<text:tab/></text:p>
      <text:p text:style-name="P1">cost<text:tab/>لاگت<text:tab/></text:p>
      <text:p text:style-name="P1">coupled: magnetically coupled circuits<text:tab/>رابطے میں ہیں۔مقناطیسی میدان کے ذریعہ آپس میں رابطے میں ہیں۔<text:tab/>مربوط لچھے</text:p>
      <text:p text:style-name="P1">Coulomb<text:tab/>کولمب<text:tab/></text:p>
      <text:p text:style-name="P1">counter<text:tab/>گنت کار<text:tab/></text:p>
      <text:p text:style-name="P1">counter<text:tab/>متضاد، بالمقابل<text:tab/></text:p>
      <text:p text:style-name="P1">counter clock wise<text:tab/>متضاد گھڑی<text:tab/></text:p>
      <text:p text:style-name="P1">counter emf<text:tab/>متضاد امالی برقی دباؤ<text:tab/></text:p>
      <text:p text:style-name="P1">coupled: magnetically coupled circuits<text:tab/>رابطہ: مقناطیسی رابطہ<text:tab/></text:p>
      <text:p text:style-name="P1"><text:soft-page-break/>coupled circuits<text:tab/>مزدوج ادوار<text:tab/></text:p>
      <text:p text:style-name="P1">coupler<text:tab/>وابستہ کار<text:tab/></text:p>
      <text:p text:style-name="P1">coupling capacitor, bypass capacitor<text:tab/>جفتی کپیسٹر <text:tab/></text:p>
      <text:p text:style-name="P1">coupling coefficient: M=k(L1 L2)^(0.5)<text:tab/>ارتباطی مستقل<text:tab/></text:p>
      <text:p text:style-name="P1">covalent bond, bonded<text:tab/>شریک گرفتی بند، بندھا<text:tab/></text:p>
      <text:p text:style-name="P1">CPLDs<text:tab/>مخلوط قابلِ تشکیل ترتیبی ادوار<text:tab/></text:p>
      <text:p text:style-name="P1">Cramer's rule<text:tab/>کریمر کا قاعدہ<text:tab/></text:p>
      <text:p text:style-name="P1">crest: (read wave)<text:tab/>فراز<text:tab/></text:p>
      <text:p text:style-name="P1">criteria<text:tab/>مسلمہ معیار، (نقطہ فاصل جانچنے کا مسلمہ معیار)<text:tab/></text:p>
      <text:p text:style-name="P1">critical: critical damping<text:tab/>فاصل تقصیر<text:tab/></text:p>
      <text:p text:style-name="P1">critical equilibrium, critical angle, critical function, value<text:tab/>نازکی توازن، زاویہ فاصل، فاصل تفاعل، فاصل قیمت<text:tab/></text:p>
      <text:p text:style-name="P1">critical point, value<text:tab/>فاصل نقطہ، فاصل قیمت، نقطہ فاصل<text:tab/></text:p>
      <text:p text:style-name="P1">critical points (phase plane) improper node, proper node, saddle point, centre, spiral point and degenerate node<text:tab/>غیر مناسب جوڑ، مناسب جوڑ، نقطہ زین، وسط، نقطہ مرغولہ، انحطاطی جوڑ<text:tab/></text:p>
      <text:p text:style-name="P1">critical race<text:tab/>بحرانی دوڑ<text:tab/></text:p>
      <text:p text:style-name="P1">rejection region<text:tab/>خطہ نا منظوری<text:tab/></text:p>
      <text:p text:style-name="P1">cross multiply (two men eat 4 eggs, how many men would eat 10 eggs)<text:tab/>ترچھی ضرب<text:tab/>ضرب چلیپائی (میٹرک کتاب)</text:p>
      <text:p text:style-name="P1">cross product, vector product<text:tab/>صلیبی ضرب، ضربِ صلیبی، سمتی ضرب<text:tab/></text:p>
      <text:p text:style-name="P1">cross section<text:tab/>عمودی تراش، قطع عمودی: زاویہ قائمہ بناتے ہوئے لمبائی میں کسی چیز کی کٹائی<text:tab/></text:p>
      <text:p text:style-name="P1">cross sectional area<text:tab/>تراشی رقبہ<text:tab/>میڑرک</text:p>
      <text:p text:style-name="P1">crystal<text:tab/>قلم<text:tab/></text:p>
      <text:p text:style-name="P1">cube root<text:tab/>جذر الکعب<text:tab/></text:p>
      <text:p text:style-name="P1">cubic equation<text:tab/>کعبی مساوات<text:tab/></text:p>
      <text:p text:style-name="P1">cubic polynomial<text:tab/>کعبی کثیر رکنی<text:tab/></text:p>
      <text:p text:style-name="P1">curl of a function<text:tab/>گردش<text:tab/></text:p>
      <text:p text:style-name="P1">current: conduction current, convection current, displacement current<text:tab/>ایصالی، اتصالی اور انتقالی رو<text:tab/></text:p>
      <text:p text:style-name="P1">current flow<text:tab/>برقی رو کا گزر<text:tab/></text:p>
      <text:p text:style-name="P1">current transformation<text:tab/>بروی رو کا تبادلہ<text:tab/></text:p>
      <text:p text:style-name="P1">current, current carrying<text:tab/>رو، رو بردار<text:tab/></text:p>
      <text:p text:style-name="P1">current: output HIGH current, output LOW current, input HIGH current<text:tab/>بلند خارجی برقی رو، پست خارجی برقی رو، بلند داخلی برقی رو، پست داخلی برقی رو<text:tab/></text:p>
      <text:p text:style-name="P1">current sink<text:tab/>خارج کار برقی رو<text:tab/>گڑھا رو</text:p>
      <text:p text:style-name="P1">current source<text:tab/>داخل کار برقی رو، پیدا کار برقی رو<text:tab/>منبع رو</text:p>
      <text:p text:style-name="P1">curvature<text:tab/>انحنا<text:tab/></text:p>
      <text:p text:style-name="P1">curvature: circle of curvature, radius of curvature<text:tab/>دائرہ انحنا، رداس انحنا<text:tab/></text:p>
      <text:p text:style-name="P1">curvature: total curvature<text:tab/>مکمل انحنا<text:tab/></text:p>
      <text:p text:style-name="P1">curve, curved surface<text:tab/>قوس، قوسی سطح<text:tab/></text:p>
      <text:p text:style-name="P1">Curve<text:tab/>منحنی۔خطِ منحنی، منحنیات<text:tab/></text:p>
      <text:p text:style-name="P1">curve fitting<text:tab/>تلاش موزوں منحنی<text:tab/>منحنی بٹھانا، موافقت منحنی</text:p>
      <text:p text:style-name="P1">curve: simple curve<text:tab/>سادہ منحنی<text:tab/></text:p>
      <text:p text:style-name="P1">curved <text:s text:c="2"/><text:tab/>مڑا ہوا، جھکا<text:tab/>انحنائی (میٹرک)</text:p>
      <text:p text:style-name="P1">curved line<text:tab/>خم دار خط، مُڑی لکیر، جھکی لکیر<text:tab/></text:p>
      <text:p text:style-name="P1">curved surface<text:tab/>خم دار سطح<text:tab/></text:p>
      <text:p text:style-name="P1">cusp<text:tab/>کنگرہ<text:tab/></text:p>
      <text:p text:style-name="P1">Cut-off mode: transistor<text:tab/>منقطع حال<text:tab/></text:p>
      <text:p text:style-name="P1">cycle<text:tab/>پھیرا<text:tab/></text:p>
      <text:p text:style-name="P1">cycle<text:tab/>چکر<text:tab/></text:p>
      <text:p text:style-name="P1">cycloid, hypocycloid, epicycloid<text:tab/>تدویر، فلک تدویر، بر تدویر<text:tab/></text:p>
      <text:p text:style-name="P1">cylinder<text:tab/>نلی، یکساں قطر والی نلی<text:tab/></text:p>
      <text:p text:style-name="P1">cylindrical co-ordinate system<text:tab/>نلکی نظامِ محدد<text:tab/></text:p>
      <text:p text:style-name="P1">current supply<text:tab/>برقی رو کی سپلائی<text:tab/></text:p>
      <text:p text:style-name="P1">cylindrical surface<text:tab/>بیلنی سطح، اسطوانی سطح<text:tab/></text:p>
      <text:p text:style-name="P1">D'Alembert's solution: Jean Baptiste Le Rond d'Alembert<text:tab/>ژاں باٹِیسٹ لی غوں دا لومبیغ<text:tab/></text:p>
      <text:p text:style-name="P1"><text:soft-page-break/>dashpot<text:tab/>روک، جاذب<text:tab/></text:p>
      <text:p text:style-name="P1">data<text:tab/>مواد<text:tab/></text:p>
      <text:p text:style-name="P1">data: primary, secondary<text:tab/>ابتدائی مواد، ثانوعی مواد<text:tab/></text:p>
      <text:p text:style-name="P1">datasheet<text:tab/>معلوماتی صفحات<text:tab/></text:p>
      <text:p text:style-name="P1">damage<text:tab/>تباہ<text:tab/></text:p>
      <text:p text:style-name="P1">damped, undamped<text:tab/>قصری، مقصور؛ غیر تقصیری، بلا تقصیر<text:tab/></text:p>
      <text:p text:style-name="P1">damped: under, over, critically<text:tab/>کم مقصور، زیادہ مقصور، فاصل مقصور<text:tab/></text:p>
      <text:p text:style-name="P1">damped motion, damped waves<text:tab/>قصری حرکت، مقصور حرکت، قصری امواج، مقصور امواج<text:tab/></text:p>
      <text:p text:style-name="P1">damping constant, ratio<text:tab/>تقصیری مستقل، تقصیری تناسب<text:tab/></text:p>
      <text:p text:style-name="P1">damping: under damping, over damping, critically damping<text:tab/>کم تقصیر، زیادہ تقصیر، فاصل تقصیر<text:tab/></text:p>
      <text:p text:style-name="P1">undamped<text:tab/>غیر تقصیری، بلا تقصیر، غیر قصری<text:tab/></text:p>
      <text:p text:style-name="P1">data points, numerical data points<text:tab/>موادی نقاط، اعدادی <text:s/>موادی نقاط<text:tab/></text:p>
      <text:p text:style-name="P1">David, David Scott<text:tab/>داؤد، داؤد سکاٹ<text:tab/></text:p>
      <text:p text:style-name="P1">DC current, DC voltage<text:tab/>یک سمت رو، یک سمت برقی دباؤ<text:tab/></text:p>
      <text:p text:style-name="P1">DC parallel connected self excited generator<text:tab/>یک سمتی متوازی جُڑی خُود ہیجان جنریٹر<text:tab/>یک سمتی متوازی جُڑی خُود ہیجان برق زا</text:p>
      <text:p text:style-name="P1">DC self excited compound generator<text:tab/>یک سمت خُود ہیجان مرکب جنریٹر<text:tab/>یک سمت خُود ہیجان مرکب برق زا</text:p>
      <text:p text:style-name="P1">DC separately excited generator<text:tab/>یک سمتی بیرونی ہیجان جنریٹر<text:tab/>یک سمتی بیرونی ہیجان برق زا</text:p>
      <text:p text:style-name="P1">DC series connected self excited generator<text:tab/>یک سمت سلسلہ وار جُڑی خُود ہیجان جنریٹر<text:tab/>یک سمت سلسلہ وار جُڑی خُود ہیجان برق زا</text:p>
      <text:p text:style-name="P1">Deca; deca meter<text:tab/>ڈیکا<text:tab/></text:p>
      <text:p text:style-name="P1">decay<text:tab/>تنزل<text:tab/></text:p>
      <text:p text:style-name="P1">decay: radioactive decay<text:tab/>تابکاری تحلیل<text:tab/></text:p>
      <text:p text:style-name="P1">decoder<text:tab/>شناخت کار<text:tab/></text:p>
      <text:p text:style-name="P1">decimal: 3D accuracy<text:tab/>تین اعشاریہ درست<text:tab/></text:p>
      <text:p text:style-name="P1">decimal number<text:tab/>اعشاری عدد، عشری عدد<text:tab/></text:p>
      <text:p text:style-name="P1">decimal point<text:tab/>نقطہ اعشاریہ<text:tab/></text:p>
      <text:p text:style-name="P1">declare (a function in wxmaxima)<text:tab/>قرار دینا<text:tab/></text:p>
      <text:p text:style-name="P1">decreasing: nondecreasing sequence<text:tab/>غیر گھٹتا تسلسل<text:tab/></text:p>
      <text:p text:style-name="P1">decrement, increment<text:tab/>بڑھوتری، کٹوتی<text:tab/></text:p>
      <text:p text:style-name="P1">defect (in maths eigenvalues)<text:tab/>خامی<text:tab/>retain two separate words for defect and defective</text:p>
      <text:p text:style-name="P1">defective, non defective (statistics)<text:tab/>عیب دار، بے عیب<text:tab/></text:p>
      <text:p text:style-name="P1">define, definition<text:tab/>تعریف، متعارف، تعریف پیش کرنا<text:tab/></text:p>
      <text:p text:style-name="P1">defined: derivative may be defined on an interval<text:tab/>تفرق معین ہو سکتا ہے<text:tab/></text:p>
      <text:p text:style-name="P1">defined on an interval (means that it has a value)<text:tab/>معین<text:tab/></text:p>
      <text:p text:style-name="P1">definition: by definition<text:tab/>تعریف کی رو سے<text:tab/></text:p>
      <text:p text:style-name="P1">defined: well defined<text:tab/>پوری طرح معین<text:tab/></text:p>
      <text:p text:style-name="P1">defining rule, defining function<text:tab/>تعریفی قاعدہ، تعریفی تفاعل<text:tab/></text:p>
      <text:p text:style-name="P1">deform, deformed, mutilate, distort<text:tab/>مسخ کرنا، مسخ شدہ<text:tab/></text:p>
      <text:p text:style-name="P1">degenerate, degeneration<text:tab/>انحطاطی، انحطاط<text:tab/></text:p>
      <text:p text:style-name="P1">degree, quartic<text:tab/>درجہ، چو درجی<text:tab/> </text:p>
      <text:p text:style-name="P1">Delta connected, star connected (Y-connected)<text:tab/>تکونی جُڑے یا تکون نما جُڑے، ستارا نما جُڑے<text:tab/></text:p>
      <text:p text:style-name="P1">deltoid<text:tab/>مثلثی<text:tab/></text:p>
      <text:p text:style-name="P1">de Moivre theorem<text:tab/>مسئلہ ڈی موے ور<text:tab/></text:p>
      <text:p text:style-name="P1">de Morgan laws<text:tab/>قانون ڈی مارگن<text:tab/></text:p>
      <text:p text:style-name="P1">demand matrix<text:tab/>قالب مانگ<text:tab/></text:p>
      <text:p text:style-name="P1">Demonstrative (matric)<text:tab/>اثباتی<text:tab/></text:p>
      <text:p text:style-name="P1">demultiplexer<text:tab/>خارجی منتخب کار<text:tab/></text:p>
      <text:p text:style-name="P1">denominator<text:tab/>نسب نما<text:tab/></text:p>
      <text:p text:style-name="P1">dense<text:tab/>کثیف<text:tab/></text:p>
      <text:p text:style-name="P1">density<text:tab/>کسی متغیرہ کی اکائی سطح پر قل مقدار کو اس متغیرہ کی کثافت کہتے ہیں<text:tab/></text:p>
      <text:p text:style-name="P1">density, mean density,surface &amp; volume density<text:tab/>کثافت،درمیانی کثافت، سطحی اور حجمی کثافت<text:tab/></text:p>
      <text:p text:style-name="P1">dependence, independence<text:tab/>تابعیت، غیر تابعیت<text:tab/></text:p>
      <text:p text:style-name="P1"><text:soft-page-break/>dependent and independent set<text:tab/>غیر تابع سلسلہ<text:tab/>غیر تابع مجموع</text:p>
      <text:p text:style-name="P1">dependent, independent variables<text:tab/>تابع اور آزاد متغیرہ<text:tab/></text:p>
      <text:p text:style-name="P1">dependent and independent voltage source<text:tab/>تابع اور غیر تابع منبع دباو<text:tab/></text:p>
      <text:p text:style-name="P1">dependent: independently goes to zero<text:tab/>غیر مختارانہ طور پر صفر کو پہنچتا ہو<text:tab/></text:p>
      <text:p text:style-name="P1">dependent: path independence<text:tab/>راہ سے آزادی<text:tab/>راہ سے بے نیاز</text:p>
      <text:p text:style-name="P1">depends<text:tab/>منحصر<text:tab/></text:p>
      <text:p text:style-name="P1">deposit<text:tab/>چڑھانا<text:tab/></text:p>
      <text:p text:style-name="P1">derivation<text:tab/>اشتقاق، اشتقاقایت، اشتقاقاً، استنباط، استخراج<text:tab/>اشتقاق کا مطلب ہے شق حاصل کرنا</text:p>
      <text:p text:style-name="P1">derivative, (differential)<text:tab/>تفرق (تفریقی، تفریق)<text:tab/> </text:p>
      <text:p text:style-name="P1">derive<text:tab/>اخذ کرنا<text:tab/></text:p>
      <text:p text:style-name="P1">design, designed, design voltage<text:tab/>بناوٹ، بنائی گئی ہو، تخلیق، بناوٹی دباو<text:tab/></text:p>
      <text:p text:style-name="P1">design voltage, current, frequency<text:tab/>بناوٹی دباو، رو،تعدد<text:tab/></text:p>
      <text:p text:style-name="P1">designer<text:tab/>تخلیق کار<text:tab/></text:p>
      <text:p text:style-name="P1">Determinant <text:s/>(symbol=D or |A| )<text:tab/>مقطع، مقطع قالب (میٹرک کتاب)<text:tab/></text:p>
      <text:p text:style-name="P1">determinant: characteristic determinant of A matrix<text:tab/>امتیازی مقطع<text:tab/></text:p>
      <text:p text:style-name="P1">determinate, indeterminate<text:tab/>قابل معلوم، نا قابل معلوم<text:tab/></text:p>
      <text:p text:style-name="P1">determine<text:tab/>تعین کرنا، طے کرنا<text:tab/></text:p>
      <text:p text:style-name="P1">determined upto multiples of 2<text:tab/>دو کی مضرب تک تعین کی جا سکتی ہے<text:tab/></text:p>
      <text:p text:style-name="P1">develop<text:tab/>تیار<text:tab/></text:p>
      <text:p text:style-name="P1">diagonal, main diagonal<text:tab/>وتر، مرکزی وتر<text:tab/></text:p>
      <text:p text:style-name="P1">diagram<text:tab/>شکل<text:tab/></text:p>
      <text:p text:style-name="P1">diameter<text:tab/>قطر<text:tab/></text:p>
      <text:p text:style-name="P1">dianion<text:tab/>دوہرا منفی بارداریہ<text:tab/></text:p>
      <text:p text:style-name="P1">dication<text:tab/>دوہرا مثبت بارداریہ<text:tab/></text:p>
      <text:p text:style-name="P1">Die, dice (ludo game), roll a die<text:tab/>پانسہ (لوڈو کھیل)، پانسہ پھینکنا<text:tab/></text:p>
      <text:p text:style-name="P1">dice: fair<text:tab/>منصفانہ پانسہ<text:tab/></text:p>
      <text:p text:style-name="P1">dielectric<text:tab/>ذوبرق<text:tab/></text:p>
      <text:p text:style-name="P1">diffraction, diffraction grating<text:tab/>انکسار امواج، انکساری جالی<text:tab/></text:p>
      <text:p text:style-name="P1">difference<text:tab/>فرق<text:tab/></text:p>
      <text:p text:style-name="P1">difference equation, calculus of differences<text:tab/>مساوات فرق، احصاء فرقیات<text:tab/></text:p>
      <text:p text:style-name="P1">Differences: finite differences<text:tab/>متناہی فرق<text:tab/></text:p>
      <text:p text:style-name="P1">differences: first, second, third<text:tab/>پہلا فرق، دوسرا فرق، تیسرا فرق، چوتھا فرق<text:tab/>فرق اول، فرق دوم، فرق سوم، فرق چہارم</text:p>
      <text:p text:style-name="P1">difference: central difference<text:tab/>وسطی فرق<text:tab/></text:p>
      <text:p text:style-name="P1">difference: forward difference<text:tab/>آگے فرق<text:tab/></text:p>
      <text:p text:style-name="P1">difference:backward difference<text:tab/>پپیچھے فرق<text:tab/></text:p>
      <text:p text:style-name="P1">difference: divided difference<text:tab/>منقسم فرق<text:tab/></text:p>
      <text:p text:style-name="P1">difference quotient<text:tab/>تفریقی حاصل تقسیم<text:tab/>فرقی حاصل تقسیم</text:p>
      <text:p text:style-name="P1">differential <text:s/>(Δf=f(x0+h)-f(x0)), whereas differential equation remains <text:s text:c="3"/>تفرقی مساوات<text:tab/>تفریق<text:tab/>تفرقی (is more consistent)</text:p>
      <text:p text:style-name="P1">differential calculus<text:tab/>احصاء تفرقیات<text:tab/></text:p>
      <text:p text:style-name="P1">differential mode signal<text:tab/>تفرقی اشارہ<text:tab/></text:p>
      <text:p text:style-name="P1">differential equation, partial differential equation<text:tab/>تفرقی مساوات، جُزوی تفرقی مساوات<text:tab/></text:p>
      <text:p text:style-name="P1">differential form:exact differential<text:tab/>قطعی تفرقی روپ<text:tab/> </text:p>
      <text:p text:style-name="P1">differential form: first order differential form<text:tab/>ایک رتبی تفرقی روپ، یک رتبی تفرقی روپ<text:tab/> </text:p>
      <text:p text:style-name="P1">differential operator<text:tab/>تفرقی عامل<text:tab/> </text:p>
      <text:p text:style-name="P1">differential, partial differential<text:tab/>تفرق، جُزوی تفرق<text:tab/></text:p>
      <text:p text:style-name="P1">differentiate<text:tab/>تفریق کرنا<text:tab/>تفرق لینا</text:p>
      <text:p text:style-name="P1">differentiability<text:tab/>تفرق پذیری<text:tab/></text:p>
      <text:p text:style-name="P1">differentiable: single, double, triple, infinitely<text:tab/>ایک گنا، دو گنا، تین گنا قابل تفرق، لامتناہی گنّا قابل تفرق<text:tab/></text:p>
      <text:p text:style-name="P1">differentiation, partial differentiation<text:tab/>تفریق، جُزوی تفریق<text:tab/></text:p>
      <text:p text:style-name="P1">diffusion, diffusion current<text:tab/>نفوذ، نفوذی برقی رو<text:tab/></text:p>
      <text:p text:style-name="P1">digit<text:tab/>ہندسہ<text:tab/></text:p>
      <text:p text:style-name="P1">digital form: digitize<text:tab/>عددی صورت: عددی صورت دینا<text:tab/></text:p>
      <text:p text:style-name="P1">dilution<text:tab/>رقت<text:tab/></text:p>
      <text:p text:style-name="P1"><text:soft-page-break/>dimension<text:tab/>بُعد<text:tab/></text:p>
      <text:p text:style-name="P1">dimension<text:tab/>طرف، تین طرفہ<text:tab/></text:p>
      <text:p text:style-name="P1">dimension, dimensional<text:tab/>بُعد،ابعاد: ایک مخسوس سمت میں ناپی گئی وسعت<text:tab/></text:p>
      <text:p text:style-name="P1">dimensional: two dimensional<text:tab/>دو ابعاد، دو ابعادی<text:tab/></text:p>
      <text:p text:style-name="P1">dimensional: three dimensional<text:tab/>ابعاد ثلاثہ والا<text:tab/></text:p>
      <text:p text:style-name="P1">dimensional:three dimensional plot<text:tab/>تین بعدی ترسیم، سہ ابعادی ترسیم<text:tab/></text:p>
      <text:p text:style-name="P1">dimple<text:tab/>ٹویا، ٹوئے<text:tab/></text:p>
      <text:p text:style-name="P1">dipole, dipole moment<text:tab/>جفت قطب، جفت قطب کا معیار اثر<text:tab/></text:p>
      <text:p text:style-name="P1">dipole antenna<text:tab/>جفت قطبی اینٹینا<text:tab/></text:p>
      <text:p text:style-name="P1">Dirac: Paul Adrien Maurice Dirac<text:tab/>پال اڈرین مارث ڈیراک<text:tab/></text:p>
      <text:p text:style-name="P1">Dirac delta function<text:tab/>ڈائی رک ڈیلٹائی تفاعل<text:tab/></text:p>
      <text:p text:style-name="P1">direct method<text:tab/>بلا واسطہ ترکیب<text:tab/></text:p>
      <text:p text:style-name="P1">direct current <text:s/>DC<text:tab/>راست رُو، یک سمت رُو<text:tab/> </text:p>
      <text:p text:style-name="P1">direct reception (antenna)<text:tab/>سیدھی رسائی، سیدھی وصولی<text:tab/></text:p>
      <text:p text:style-name="P1">directed line<text:tab/>سمت بند خط<text:tab/></text:p>
      <text:p text:style-name="P1">direction<text:tab/>رخ<text:tab/></text:p>
      <text:p text:style-name="P1">direction cosines, direction angles<text:tab/>کوسائن رخ، زاویات رخ<text:tab/></text:p>
      <text:p text:style-name="P1">direction field (maths)<text:tab/>میدان سمت یا میدان ڈھال<text:tab/></text:p>
      <text:p text:style-name="P1">direction:positive direction (another name for positive sense of a curve)<text:tab/>مثبت سمت<text:tab/></text:p>
      <text:p text:style-name="P1">directional derivative<text:tab/>رخی تفرق<text:tab/></text:p>
      <text:p text:style-name="P1">directivity (antenna)<text:tab/>سمتیت<text:tab/></text:p>
      <text:p text:style-name="P1">directly proportional, inversely proportional<text:tab/>راست متناسب، بالعکس متناسب<text:tab/></text:p>
      <text:p text:style-name="P1">directrix<text:tab/>ناظمہ<text:tab/></text:p>
      <text:p text:style-name="P1">Dirichlet's discontinuous factor; Johann Peter Gustav Lejeune Dirichlet<text:tab/>ڈرشلے غیر استمراری جزو؛ یوہان پیٹر گستاف لیژون ڈرشلے<text:tab/></text:p>
      <text:p text:style-name="P1">disadvantage<text:tab/>قباحت، عیب<text:tab/></text:p>
      <text:p text:style-name="P1">discharge، charge a capacitor<text:tab/>بار بھرنا، بار کا نکاس<text:tab/></text:p>
      <text:p text:style-name="P1">disconnect<text:tab/>منقطع<text:tab/></text:p>
      <text:p text:style-name="P1">discontinuous<text:tab/>جوڑ دار<text:tab/>غیر استمراری</text:p>
      <text:p text:style-name="P1">discontinuity<text:tab/>عدم تسلسل<text:tab/>عدم استمرار</text:p>
      <text:p text:style-name="P1">discontinuity: removable,non-removable, jump, infinite<text:tab/>قابل ہٹاو عدم استمرار، نا قابل ہٹاو عدم استمرار، چھلانگ، لا متناہی<text:tab/></text:p>
      <text:p text:style-name="P1">discount<text:tab/>قیمت میں چھوٹ<text:tab/></text:p>
      <text:p text:style-name="P1">discrete<text:tab/>انفرادی، الگ الگ ٹرانزسٹر<text:tab/>غیر مسلسل (میٹرک کتاب)</text:p>
      <text:p text:style-name="P1">discrete and continuous variables (from matric book)<text:tab/>غیر مسلسل اوراستمراری متغیر<text:tab/></text:p>
      <text:p text:style-name="P1">discriminant (indian matric maths)<text:tab/>ممیز<text:tab/> </text:p>
      <text:p text:style-name="P1">disjoint event<text:tab/>بے ربط وقوعہ<text:tab/></text:p>
      <text:p text:style-name="P1">disk, circular disk, disks<text:tab/>قرص، دائری قرص، اقراص<text:tab/></text:p>
      <text:p text:style-name="P1">displacement<text:tab/>ہٹاو<text:tab/></text:p>
      <text:p text:style-name="P1">displacement current<text:tab/>انتقالی رو<text:tab/></text:p>
      <text:p text:style-name="P1">displacement vector<text:tab/>ہٹاو سمتیہ<text:tab/></text:p>
      <text:p text:style-name="P1">Dispersion (waves) (matric book)<text:tab/>انتشار، اثر انتشار، منتشر ہونا<text:tab/></text:p>
      <text:p text:style-name="P1">dispersion parameter<text:tab/>انتشاری مستقل<text:tab/></text:p>
      <text:p text:style-name="P1">distilled water<text:tab/>مقطر پانی<text:tab/></text:p>
      <text:p text:style-name="P1">distinguish<text:tab/>وضاحت کرنا، تمیز کرنا<text:tab/></text:p>
      <text:p text:style-name="P1">distorted<text:tab/>بگڑی شکل، مسخ شدہ<text:tab/></text:p>
      <text:p text:style-name="P1">distribution:binomial, poisson, multinomial, normal<text:tab/>تقسیم:ثنائی، پوئسن، متعدد رکنی، عمومی<text:tab/></text:p>
      <text:p text:style-name="P1">distribution: charge distribution<text:tab/>تقسیم بار<text:tab/></text:p>
      <text:p text:style-name="P1">distributed winding<text:tab/>تقسیم شدہ اور غیر تقسیم شدہ لچھے<text:tab/></text:p>
      <text:p text:style-name="P1">distributive law<text:tab/>قانون تقسیم، جزئیتی تقسیم<text:tab/></text:p>
      <text:p text:style-name="P1">distributive law [maths a(b+c)=ab+ac]<text:tab/>قانون جزئیتی تقسیم<text:tab/></text:p>
      <text:p text:style-name="P1">distributor<text:tab/>تقسیم کار<text:tab/></text:p>
      <text:p text:style-name="P1">distribution board<text:tab/>تقسیم کار تختہ<text:tab/></text:p>
      <text:p text:style-name="P1">disturbance<text:tab/>خلل<text:tab/></text:p>
      <text:p text:style-name="P1">diver: skydiver<text:tab/>فضائی غوطہ باز<text:tab/></text:p>
      <text:p text:style-name="P1">divergence, divergent<text:tab/>انفراج، منفرج<text:tab/></text:p>
      <text:p text:style-name="P1">divergence theorem<text:tab/>مسئلہ پھیلاو<text:tab/></text:p>
      <text:p text:style-name="P1"><text:soft-page-break/>divergent (series), convergent series<text:tab/>منفرج تسلسل، مرکوز تسلسل<text:tab/></text:p>
      <text:p text:style-name="P1">dividend (maths: the number being divided)<text:tab/>مقسوم<text:tab/></text:p>
      <text:p text:style-name="P1">diving board<text:tab/>تختہ غوطہ<text:tab/></text:p>
      <text:p text:style-name="P1">divisor (maths: the number that divides)<text:tab/>قاسم<text:tab/>تقسیم کنندہ matric</text:p>
      <text:p text:style-name="P1">DNA<text:tab/>ڈی این اے<text:tab/></text:p>
      <text:p text:style-name="P1">domain: frequency domain, time domain (laplace transform)<text:tab/>دائرہ کار: وقتی دائرہ کار، تعددی دائرہ کار<text:tab/></text:p>
      <text:p text:style-name="P1">Domain (t=0:3)<text:tab/>میدان عمل<text:tab/>دائرہ کار</text:p>
      <text:p text:style-name="P1">domain: natural domain<text:tab/>قدرتی دائرہ کار<text:tab/></text:p>
      <text:p text:style-name="P1">dome<text:tab/>گنبد<text:tab/></text:p>
      <text:p text:style-name="P1">dominant, recessive gene<text:tab/>غالب، مغلوب جین<text:tab/></text:p>
      <text:p text:style-name="P1">dominant <text:s/>(dominant TE11 mode)<text:tab/>غالب<text:tab/></text:p>
      <text:p text:style-name="P1">domination<text:tab/>غلبہ<text:tab/></text:p>
      <text:p text:style-name="P1">don't care states<text:tab/>غیر استعمال شدہ حالات<text:tab/></text:p>
      <text:p text:style-name="P1">dopant<text:tab/>ملاوٹ<text:tab/></text:p>
      <text:p text:style-name="P1">dot graph<text:tab/>نقطہ ترسیم<text:tab/></text:p>
      <text:p text:style-name="P1">dot product, scalar product<text:tab/>ضربِ نکتہ، مقداری ضرب، غیر سمتی ضرب<text:tab/></text:p>
      <text:p text:style-name="P1">double integral<text:tab/>دوہرا تکمل<text:tab/></text:p>
      <text:p text:style-name="P1">double: double root<text:tab/>دوہرا: دوہرا جذر<text:tab/></text:p>
      <text:p text:style-name="P1">drift<text:tab/>بہاو برقی رو<text:tab/></text:p>
      <text:p text:style-name="P1">drift velocity<text:tab/>رفتار بہاو<text:tab/></text:p>
      <text:p text:style-name="P1">driving force<text:tab/>متحرک قوت<text:tab/></text:p>
      <text:p text:style-name="P1">driving function: (forcing function)<text:tab/>جبری تفاعل<text:tab/></text:p>
      <text:p text:style-name="P1">Duffing equation<text:tab/>ڈفنگ مساوات<text:tab/></text:p>
      <text:p text:style-name="P1">dummy variable (of integration)<text:tab/>نقلی متغیر<text:tab/></text:p>
      <text:p text:style-name="P1">duty cycle<text:tab/>فعال عرصہ<text:tab/></text:p>
      <text:p text:style-name="P1">dye<text:tab/>رنگ<text:tab/></text:p>
      <text:p text:style-name="P1">dynamics, hydrodynamics<text:tab/>حرکیات، ماقوا حرکیات<text:tab/></text:p>
      <text:p text:style-name="P1">dynamic procedure<text:tab/>متحرک حکمت عملی<text:tab/></text:p>
      <text:p text:style-name="P1">Each:: each point<text:tab/>ہر ایک؛ ہر ایک نقطہ، ایک ایک نقطہ<text:tab/></text:p>
      <text:p text:style-name="P1">early, earlier, earlier definition<text:tab/>وہ تعریف جو ہم پہلے پیش کر چکے ہیں<text:tab/></text:p>
      <text:p text:style-name="P1">earth epicenter<text:tab/>مرکز زلزلہ<text:tab/></text:p>
      <text:p text:style-name="P1">easy axis<text:tab/>آسان محور، آسان سمت، نرم محور، نرم سمت<text:tab/></text:p>
      <text:p text:style-name="P1">eccentricity, (eccentric)<text:tab/>سنک، (سنکی)<text:tab/></text:p>
      <text:p text:style-name="P1">ecg<text:tab/>برقی قلب نگار<text:tab/></text:p>
      <text:p text:style-name="P1">echelon form (matrix), reduced echelon form<text:tab/>زینہ دار، سادہ زینہ دار صورت<text:tab/></text:p>
      <text:p text:style-name="P1">echelon: row echelon form<text:tab/>صف زینہ دار<text:tab/></text:p>
      <text:p text:style-name="P1">economist<text:tab/>ماہر اقتصادیات<text:tab/></text:p>
      <text:p text:style-name="P1">economy<text:tab/>معیشت<text:tab/></text:p>
      <text:p text:style-name="P1">eddy currents<text:tab/>بھنور نما رو<text:tab/></text:p>
      <text:p text:style-name="P1">edge<text:tab/>کنارہ، دھار<text:tab/></text:p>
      <text:p text:style-name="P1">Edward Goursat<text:tab/>ایڈورڈ گرسا<text:tab/></text:p>
      <text:p text:style-name="P1">Edward Lowry Norton: norton theorem<text:tab/>ایڈورڈ لوری نارٹن<text:tab/></text:p>
      <text:p text:style-name="P1">effective current<text:tab/>موثر رو<text:tab/></text:p>
      <text:p text:style-name="P1">effective aperture (antenna)<text:tab/>اخراجی رقبہ<text:tab/></text:p>
      <text:p text:style-name="P1">efficiency<text:tab/>کارگزاری<text:tab/></text:p>
      <text:p text:style-name="P1">efficient<text:tab/>موثر<text:tab/></text:p>
      <text:p text:style-name="P1">Eigenvalues, Eigenvectors, Eigenspace<text:tab/>آئگنی قدر، آئگنی سمتیات، آئگنی اقدار، <text:s/>آئگنی فضا<text:tab/>امتیازی اقدار</text:p>
      <text:p text:style-name="P1">Einstein: theory of relativity: Albert Einstein<text:tab/>آئن سٹائن: نظریہ اضافت: البرت آئن شٹائن<text:tab/></text:p>
      <text:p text:style-name="P1">elasticity: Young's modulus of elasticity<text:tab/>ینگ کا مقیاس لچک<text:tab/></text:p>
      <text:p text:style-name="P1">electric circuit<text:tab/>برقی دور<text:tab/></text:p>
      <text:p text:style-name="P1">electric current<text:tab/>برقی رو<text:tab/></text:p>
      <text:p text:style-name="P1">electric flux<text:tab/>برقی بہاو<text:tab/> </text:p>
      <text:p text:style-name="P1">electric power<text:tab/>برقی طاقت<text:tab/></text:p>
      <text:p text:style-name="P1">electric supply<text:tab/>برقی بھم رسانی<text:tab/></text:p>
      <text:p text:style-name="P1">electricity<text:tab/>برق<text:tab/>matric</text:p>
      <text:p text:style-name="P1">electrode<text:tab/>برقیرہ<text:tab/></text:p>
      <text:p text:style-name="P1"><text:soft-page-break/>electrolysis<text:tab/>برق پاشی<text:tab/></text:p>
      <text:p text:style-name="P1">electron, proton, neutron<text:tab/>پروٹان، الیکٹران، نیوٹران<text:tab/> </text:p>
      <text:p text:style-name="P1">electronics analog<text:tab/>تناسبی برقیات<text:tab/></text:p>
      <text:p text:style-name="P1">electromagnetic waves<text:tab/>برقی مقناطیسی امواج<text:tab/></text:p>
      <text:p text:style-name="P1">electromagnetism<text:tab/>برقناطیسیت<text:tab/></text:p>
      <text:p text:style-name="P1">electromagnetically<text:tab/>برقی مقناطیسیت کے ذریعہ<text:tab/></text:p>
      <text:p text:style-name="P1">electrostatics, magnetostatics<text:tab/>برقی سکون، مقناطیسی سکون، برقی سکونیات<text:tab/></text:p>
      <text:p text:style-name="P1">electrostatic potential<text:tab/>برقی ساکن مخفی قوہ<text:tab/></text:p>
      <text:p text:style-name="P1">element<text:tab/>رکن<text:tab/></text:p>
      <text:p text:style-name="P1">element of area (maths)<text:tab/>رکن رقبہ<text:tab/></text:p>
      <text:p text:style-name="P1">elementary function (maths), non elementary<text:tab/>بنیادی تفاعل، غیر بنیادی تفاعل<text:tab/></text:p>
      <text:p text:style-name="P1">elimination<text:tab/>اسقاط<text:tab/></text:p>
      <text:p text:style-name="P1">elimination: gauss elimination method<text:tab/>رکیب گاوسی اسقاط<text:tab/></text:p>
      <text:p text:style-name="P1">elliptic integral, elliptic polarization of waves, elliptic polarized<text:tab/>بیضوی تکملہ، بیضوی تقطیب موج، بیضوی قطبی<text:tab/></text:p>
      <text:p text:style-name="P1">ellipse (maths)<text:tab/>ترخیم<text:tab/></text:p>
      <text:p text:style-name="P1">ellipsoid<text:tab/>ترخیمی سطح<text:tab/></text:p>
      <text:p text:style-name="P1">elusive, non elusive<text:tab/>مبہم، غیر مبہم، ابہام<text:tab/></text:p>
      <text:p text:style-name="P1">email<text:tab/>برقیاتی پتہ، برقیاتی رابطہ<text:tab/></text:p>
      <text:p text:style-name="P1">emf<text:tab/>محرک برقی دباؤ: شروع میں بروی طاقت حرکت سے ہی پیدا ہوتی تھی جس سے اس کا نام محرک برقی دباؤ پڑا<text:tab/></text:p>
      <text:p text:style-name="P1">emitter follower<text:tab/>تابع مخارج<text:tab/></text:p>
      <text:p text:style-name="P1">empirical relation<text:tab/>تجربی رشتہ<text:tab/></text:p>
      <text:p text:style-name="P1">empty, non empty<text:tab/>خالی، غیر خالی<text:tab/></text:p>
      <text:p text:style-name="P1">enable, disable<text:tab/>مجاز کرنا، معذور کرنا<text:tab/></text:p>
      <text:p text:style-name="P1">enamel<text:tab/>روغن<text:tab/></text:p>
      <text:p text:style-name="P1">enclosed<text:tab/>ملفوف، لف شدہ<text:tab/></text:p>
      <text:p text:style-name="P1">end effects<text:tab/>سروں کے اثرات<text:tab/></text:p>
      <text:p text:style-name="P1">energize<text:tab/>طاقت مہیا کرنا<text:tab/></text:p>
      <text:p text:style-name="P1">energy, co-energy<text:tab/>توانائی، ہم توانائی<text:tab/></text:p>
      <text:p text:style-name="P1">energy: carrier of energy<text:tab/>انتقالِ توانائی<text:tab/></text:p>
      <text:p text:style-name="P1">energy loss<text:tab/>ضیاع توانائی<text:tab/></text:p>
      <text:p text:style-name="P1">engine<text:tab/>انجن<text:tab/></text:p>
      <text:p text:style-name="P1">engineer<text:tab/>معمار<text:tab/>مہندس</text:p>
      <text:p text:style-name="P1">engineering<text:tab/>انجینئری<text:tab/></text:p>
      <text:p text:style-name="P1">entire function<text:tab/>سالم تفاعل<text:tab/></text:p>
      <text:p text:style-name="P1">entry (matrix a_11 etc)<text:tab/>اندراجات<text:tab/></text:p>
      <text:p text:style-name="P1">envelope (of AM signal)<text:tab/>غلاف<text:tab/></text:p>
      <text:p text:style-name="P1">environment<text:tab/>ماحول<text:tab/></text:p>
      <text:p text:style-name="P1">epicycloid<text:tab/>بر تدویر<text:tab/></text:p>
      <text:p text:style-name="P1">equation<text:tab/>مساوات<text:tab/></text:p>
      <text:p text:style-name="P1">equation: point-slope and slope-intercept equations<text:tab/>نقطہ-ڈھلوان اور ڈھلوان-قطع مساوات<text:tab/></text:p>
      <text:p text:style-name="P1">Equate, equating two equations<text:tab/>ان مساوات کو مساوی رکھتے ہوئے، برابر رکھتے ہوئے<text:tab/></text:p>
      <text:p text:style-name="P1">equator<text:tab/>ارضی خط استوا<text:tab/>خط استوا</text:p>
      <text:p text:style-name="P1">equatorial plane<text:tab/>استوائی مستوی<text:tab/></text:p>
      <text:p text:style-name="P1">equidistant<text:tab/>ہم فاصلہ<text:tab/></text:p>
      <text:p text:style-name="P1">equilateral triangle<text:tab/>متساوی الاضلاع مثلث<text:tab/></text:p>
      <text:p text:style-name="P1">equilibrium: stable equilibrium<text:tab/>مستحکم توازن<text:tab/></text:p>
      <text:p text:style-name="P1">equilibrium state<text:tab/>متوازن حال، صورت<text:tab/></text:p>
      <text:p text:style-name="P1">equipotential surface, line<text:tab/>ہم قوہ سطح، خط<text:tab/></text:p>
      <text:p text:style-name="P1">equivalent<text:tab/>معادل<text:tab/></text:p>
      <text:p text:style-name="P1">equivalent weight, function<text:tab/>معادل وزن، تفاعل معادل<text:tab/></text:p>
      <text:p text:style-name="P1">equivalent, equivalently<text:tab/>مساوی، مترادف، برابر، مساوی طور پر<text:tab/></text:p>
      <text:p text:style-name="P1">Ernest Rutherford<text:tab/>ارنسٹ ردرفورڈ<text:tab/></text:p>
      <text:p text:style-name="P1">error<text:tab/>خلل<text:tab/>سہو ؟؟</text:p>
      <text:p text:style-name="P1">error analysis<text:tab/>تجزیہ خلل<text:tab/></text:p>
      <text:p text:style-name="P1">error bound<text:tab/>حد خلل<text:tab/></text:p>
      <text:p text:style-name="P1">error: building-up error<text:tab/>اجتماع خلل<text:tab/></text:p>
      <text:p text:style-name="P1"><text:soft-page-break/>error function<text:tab/>تفاعل خلل<text:tab/></text:p>
      <text:p text:style-name="P1">error function: complementary error function<text:tab/>متمم تفاعل خلل<text:tab/></text:p>
      <text:p text:style-name="P1">error estimation<text:tab/>اندازہ خلل<text:tab/></text:p>
      <text:p text:style-name="P1">error: experimental error<text:tab/>تجربی خلل<text:tab/></text:p>
      <text:p text:style-name="P1">error:truncation error<text:tab/>قطع چال خلل<text:tab/>حذفی خلل</text:p>
      <text:p text:style-name="P1">error: rounding error<text:tab/>پور و پور خلل<text:tab/>تعداد ہندسہ خلل</text:p>
      <text:p text:style-name="P1">error:rounding up, rounding down<text:tab/>اوپر پورا کرنا، نیچے پورا کرنا، اپور پور و پور، نیچے پور و پور<text:tab/></text:p>
      <text:p text:style-name="P1">escape velocity<text:tab/>گریزی رفتار<text:tab/></text:p>
      <text:p text:style-name="P1">escribed circle (matric)<text:tab/>جانبی دائرہ<text:tab/></text:p>
      <text:p text:style-name="P1">essential<text:tab/>لازمی<text:tab/></text:p>
      <text:p text:style-name="P1">estimate, estimation<text:tab/>اندازہ لگانا، اندازاً قیمت<text:tab/>تخمینہ</text:p>
      <text:p text:style-name="P1">estimate: interval estimate, confidence interval<text:tab/>وقفہ اندازہ، وقفہ اعتماد<text:tab/></text:p>
      <text:p text:style-name="P1">estimate: maximum likelihood method<text:tab/>زیدہ سے زیادہ امکان کی ترکیب<text:tab/></text:p>
      <text:p text:style-name="P1">estimate: maximum likelihood estimates<text:tab/>زیادہ سے زیادہ امکانی <text:s/>اندازے<text:tab/></text:p>
      <text:p text:style-name="P1">estimate: point estimate, interval estimate<text:tab/>نقطی اندازہ، وقفی اندازہ<text:tab/></text:p>
      <text:p text:style-name="P1">Euclidean space<text:tab/>اقلیدسی فضا<text:tab/></text:p>
      <text:p text:style-name="P1">Euler's identity<text:tab/>یولر مماثل<text:tab/></text:p>
      <text:p text:style-name="P1">Euler: Leonhard Euler<text:tab/>لیون آرڈ یولر<text:tab/>even though it is pronounced oiler, I am retaining the urdu name as currently used</text:p>
      <text:p text:style-name="P1">europe<text:tab/>یورپ<text:tab/></text:p>
      <text:p text:style-name="P1">evaluate<text:tab/>قیمت تلاش کرنا<text:tab/>قیمت تلاش کرنا</text:p>
      <text:p text:style-name="P1">evaluation<text:tab/>تخمینہ<text:tab/>قدر پیمائی، قیمت کا اندازہ لگانا</text:p>
      <text:p text:style-name="P1">evanescent wave (in <text:s/>lighter medium during total internal reflection)<text:tab/>فنا پذیر موج<text:tab/></text:p>
      <text:p text:style-name="P1">even<text:tab/>جفت<text:tab/>matric</text:p>
      <text:p text:style-name="P1">event: disjoint; mutually exclusive<text:tab/>بے ربط؛ باہمی بلا شرکت<text:tab/></text:p>
      <text:p text:style-name="P1">event, events, elementary event<text:tab/>وقوعہ، بنیادی وقوعہ<text:tab/>matric</text:p>
      <text:p text:style-name="P1">event: empty, impossible<text:tab/>خالی وقوعہ، نا ممکن وقوعہ، وقوعات<text:tab/></text:p>
      <text:p text:style-name="P1">event: independent events<text:tab/>غیر تابع وقوعات<text:tab/></text:p>
      <text:p text:style-name="P1">event: subevent<text:tab/>ذیلی وقوعہ<text:tab/></text:p>
      <text:p text:style-name="P1">even function symmetry<text:tab/>جفت تفاعل تشاکل<text:tab/></text:p>
      <text:p text:style-name="P1">Evert Johannes Nystrom<text:tab/>ایورٹ جوہانس نیستروم<text:tab/></text:p>
      <text:p text:style-name="P1">Everett formula (interpolation)<text:tab/>کلیہ ایورٹ<text:tab/></text:p>
      <text:p text:style-name="P1">exact; exactly 5<text:tab/>بالکل درست، ٹھیک؛ ٹھیک پانچ<text:tab/></text:p>
      <text:p text:style-name="P1">excitation current<text:tab/>ہیجان انگیز برقی رو<text:tab/></text:p>
      <text:p text:style-name="P1">excitation table (DLD)<text:tab/>ہیجان انگیز جدول<text:tab/></text:p>
      <text:p text:style-name="P1">excitation voltage<text:tab/> ہیجان انگیز برقی دباؤ<text:tab/></text:p>
      <text:p text:style-name="P1">excite: to excite<text:tab/>ہیجان پیدا کرنا<text:tab/></text:p>
      <text:p text:style-name="P1">excited<text:tab/>ہیجان شدہ<text:tab/></text:p>
      <text:p text:style-name="P1">exciter<text:tab/>ہیجان انگیز<text:tab/></text:p>
      <text:p text:style-name="P1">existence of solution<text:tab/>وجودیت<text:tab/></text:p>
      <text:p text:style-name="P1">expansion<text:tab/>اتساع، توسیع<text:tab/></text:p>
      <text:p text:style-name="P1">expansion and contraction<text:tab/>سکڑاو اور پھیلاو<text:tab/></text:p>
      <text:p text:style-name="P1">expectation: mathematical expectation<text:tab/>حسابی <text:s/>توقع<text:tab/></text:p>
      <text:p text:style-name="P1">expectation value, expectation<text:tab/>قیمت توقع، توقع<text:tab/></text:p>
      <text:p text:style-name="P1">expected<text:tab/>متوقع<text:tab/></text:p>
      <text:p text:style-name="P1">explicit function<text:tab/>صریح تفاعل<text:tab/></text:p>
      <text:p text:style-name="P1">explicitly<text:tab/>صریحاً<text:tab/></text:p>
      <text:p text:style-name="P1">exponent<text:tab/>قوت نما<text:tab/></text:p>
      <text:p text:style-name="P1">exponential decay<text:tab/>قوت نمائی انحطاط<text:tab/></text:p>
      <text:p text:style-name="P1">exponential function<text:tab/>قوت نمائی تفاعل<text:tab/></text:p>
      <text:p text:style-name="P1">exponential Fourier series<text:tab/>قوت نمائی فوریئر تسلسل<text:tab/></text:p>
      <text:p text:style-name="P1">expression: mathematical expression<text:tab/>ترکیب، کلیہ، تعلق<text:tab/>بیان ریاضی</text:p>
      <text:p text:style-name="P1">Extended function, (extension of function)<text:tab/>وسیع تفاعل، (تفاعل کی توسیع)<text:tab/></text:p>
      <text:p text:style-name="P1">extended complex plane<text:tab/>مبسوط مخلوط سطح<text:tab/>مبسوط مخلوط <text:s/>مستوی</text:p>
      <text:p text:style-name="P1">extended power series method<text:tab/>مبسوط طاقتی تسلسل<text:tab/></text:p>
      <text:p text:style-name="P1">extension (of idea)<text:tab/>توسیع، توسیعی حالت<text:tab/></text:p>
      <text:p text:style-name="P1">external, internal<text:tab/>بیرونی، اندرونی<text:tab/></text:p>
      <text:p text:style-name="P1">extrapolate, (extrapolation)<text:tab/>غیر باہمی تحریف<text:tab/>(ورائی ادراج)، ورائی ادراج کریں</text:p>
      <text:p text:style-name="P1"><text:soft-page-break/>extrema, local extrema, absolute extrema<text:tab/>انتہا، مقامی انتہا، مطلق انتہا<text:tab/></text:p>
      <text:p text:style-name="P1">extreme position, values<text:tab/>انتہائی مقام،انتہا مقام، انتہا قیمتیں<text:tab/></text:p>
      <text:p text:style-name="P1">factor<text:tab/>جُزو ضربی: اِن اعداد میں سے ایک عدد جنھیں آپس میں ضرب دینے سے کوئی خاص عدد حاصل ہوتا ہے<text:tab/></text:p>
      <text:p text:style-name="P1">factor: winding factor, power factor, power factor angle<text:tab/>لچھے کا جُزو ضربی، طاقت کا جُزو ضربی، طاقت کے جُزو ضربی کا زاویہ<text:tab/></text:p>
      <text:p text:style-name="P1">factorization<text:tab/>تجزی؛ بذریعہ تجزی<text:tab/></text:p>
      <text:p text:style-name="P1">factorial<text:tab/>عدد ضربیہ<text:tab/></text:p>
      <text:p text:style-name="P1">fabrication industry<text:tab/>اختراعی صنعت<text:tab/></text:p>
      <text:p text:style-name="P1">Fabry-Perot interferometer<text:tab/>فیبری-پیروٹ طیف پیما<text:tab/></text:p>
      <text:p text:style-name="P1">Fabry-Perot: free spectral range<text:tab/>طیفی حد<text:tab/></text:p>
      <text:p text:style-name="P1">factors<text:tab/>اجزائے ضربی<text:tab/></text:p>
      <text:p text:style-name="P1">factorization<text:tab/>تجزی<text:tab/></text:p>
      <text:p text:style-name="P1">failure (of system)<text:tab/>ناکامی<text:tab/></text:p>
      <text:p text:style-name="P1">fall time, rise time<text:tab/>دورانیہ اترائی، دورانیہ چڑھائی<text:tab/></text:p>
      <text:p text:style-name="P1">family of curves<text:tab/>خطوط کی نسل<text:tab/></text:p>
      <text:p text:style-name="P1">Farad, Michael Faraday<text:tab/>فیراڈ، مائکل فیراڈے<text:tab/></text:p>
      <text:p text:style-name="P1">faraday shield; shielded wire<text:tab/>فیراڈے پناہ گاہ، پناہ دار تار<text:tab/></text:p>
      <text:p text:style-name="P1">fault<text:tab/>نقص<text:tab/></text:p>
      <text:p text:style-name="P1">faulty, working<text:tab/>غیر فعال، فعال<text:tab/></text:p>
      <text:p text:style-name="P1">features<text:tab/>پہلو<text:tab/></text:p>
      <text:p text:style-name="P1">feedback system, feedback circuit<text:tab/>واپسی دور، واپسی نظام<text:tab/></text:p>
      <text:p text:style-name="P1">feedback signal<text:tab/>واپسی اشارہ، واپسی خبر، خارجی خبر<text:tab/></text:p>
      <text:p text:style-name="P1">feedback positive, negative<text:tab/>مثبت واپسی ایمپلیفائر، منفی واپسی ایمپلیفائر<text:tab/></text:p>
      <text:p text:style-name="P1">femto<text:tab/>فیمٹو<text:tab/></text:p>
      <text:p text:style-name="P1">Frermat's difference quotient<text:tab/>فرمٹ تفریقی حاصل تقسیم<text:tab/>فرمنت حاصل تقسیم فرق</text:p>
      <text:p text:style-name="P1">ferrite<text:tab/>فیرائٹ<text:tab/></text:p>
      <text:p text:style-name="P1">ferroelectric<text:tab/>برقی چال<text:tab/></text:p>
      <text:p text:style-name="P1">ferromagnetic<text:tab/>فولادی مقناطیسی اشیاء<text:tab/></text:p>
      <text:p text:style-name="P1">Fibonacci numbers<text:tab/>فبونیکی اعداد<text:tab/></text:p>
      <text:p text:style-name="P1">Field: magnetic field<text:tab/>حلقہ عمل: وہ علاقہ یا جگہ جس میں کسی قوت کا اثر محسوس کیا جائے<text:tab/>مذکر</text:p>
      <text:p text:style-name="P1">field, armature<text:tab/>میدان، قوی لچھا <text:s/>؟؟<text:tab/></text:p>
      <text:p text:style-name="P1">field: direction field (maths)<text:tab/>میدان ڈھال یا میدان سمت<text:tab/></text:p>
      <text:p text:style-name="P1">field, static<text:tab/>ساکن میدان<text:tab/></text:p>
      <text:p text:style-name="P1">file: computer file<text:tab/>دستاویز<text:tab/></text:p>
      <text:p text:style-name="P1">filter, low pass, high pass, band pass, band stop<text:tab/>پٹی گزار چھلنی، پٹی روک چھلنی، پست گزار چھلنی اور بلند گزار چھلنی<text:tab/></text:p>
      <text:p text:style-name="P1">filter, low pass, high pass, band pass, band stop<text:tab/>پٹی گزار فلٹر، پٹی روک فلٹر،بلند گزار اور پست گزار فلٹر<text:tab/></text:p>
      <text:p text:style-name="P1">fine<text:tab/>باریک<text:tab/></text:p>
      <text:p text:style-name="P1">finite processes<text:tab/>متناہی چال<text:tab/></text:p>
      <text:p text:style-name="P1">finite sum<text:tab/>متناہی مجموعہ<text:tab/></text:p>
      <text:p text:style-name="P1">Finland<text:tab/>فن لینڈ<text:tab/></text:p>
      <text:p text:style-name="P1">fired<text:tab/>داغا<text:tab/></text:p>
      <text:p text:style-name="P1">fission<text:tab/>انشقاق<text:tab/></text:p>
      <text:p text:style-name="P1">first fundamental form (maths area)<text:tab/>بینادی صورت اول<text:tab/></text:p>
      <text:p text:style-name="P1">first order equation<text:tab/>یک رتبی<text:tab/> </text:p>
      <text:p text:style-name="P1">first order method (numerical methods)<text:tab/>رتبہ اول ترکیب<text:tab/></text:p>
      <text:p text:style-name="P1">fit, applicable<text:tab/>موزوں<text:tab/></text:p>
      <text:p text:style-name="P1">fit properly<text:tab/>ٹھیک بیٹھنا<text:tab/></text:p>
      <text:p text:style-name="P1">fixed<text:tab/>قطعی، معین<text:tab/>مقررہ، غیر تغیر پذیر، مستقل، مستحکم</text:p>
      <text:p text:style-name="P1">fixed point (linear fractional transformation)<text:tab/>مقررہ نقطہ<text:tab/></text:p>
      <text:p text:style-name="P1">fixed point system (number representation)<text:tab/>مقررہ نقطہ نظام<text:tab/></text:p>
      <text:p text:style-name="P1">flange, flanged<text:tab/>کگر، کگردار<text:tab/></text:p>
      <text:p text:style-name="P1">flat surface<text:tab/>چپٹی سطح<text:tab/>میٹرک</text:p>
      <text:p text:style-name="P1">fleming's left hand rule<text:tab/>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text:soft-page-break/>درمیانی انگلی برقی رو کا رُخ ظاہر کرے تو انگوٹھا موصل پر لگنے والی قوت کی سمت کو ظاہر کرتا ہے<text:tab/></text:p>
      <text:p text:style-name="P1">floating pin<text:tab/>غیر وابسطہ پنیا<text:tab/></text:p>
      <text:p text:style-name="P1">floating point system (number representation)<text:tab/>غیر مقررہ نقطہ نظام<text:tab/></text:p>
      <text:p text:style-name="P1">floor function<text:tab/>عدد صحیح زمین تفاعل، بڑا ترین عدد تفاعل<text:tab/></text:p>
      <text:p text:style-name="P1">flow chart<text:tab/>عملی خاکہ<text:tab/></text:p>
      <text:p text:style-name="P1">flow integral<text:tab/>تکمل بہاو<text:tab/></text:p>
      <text:p text:style-name="P1">fluctuation<text:tab/>اتار چڑھاو<text:tab/></text:p>
      <text:p text:style-name="P1">fluid, fluid mechanics<text:tab/>سیال، سیالی میکانیات<text:tab/></text:p>
      <text:p text:style-name="P1">fluid pressure<text:tab/>فشار سیال<text:tab/></text:p>
      <text:p text:style-name="P1">flux<text:tab/>بہاو<text:tab/></text:p>
      <text:p text:style-name="P1">flux linkage<text:tab/>اِرتَباطِ بہاو<text:tab/></text:p>
      <text:p text:style-name="P1">focal axis<text:tab/>محور ماسکہ<text:tab/></text:p>
      <text:p text:style-name="P1">focal length<text:tab/>طول ماسکہ<text:tab/></text:p>
      <text:p text:style-name="P1">focus<text:tab/>ماسکہ<text:tab/></text:p>
      <text:p text:style-name="P1">focus (at something)<text:tab/>مرکز نگاہ<text:tab/></text:p>
      <text:p text:style-name="P1">follow, follower<text:tab/>پیروی کرنا، پیرو کار<text:tab/></text:p>
      <text:p text:style-name="P1">for, if, then, else, stop<text:tab/>کے لئے، اگر، تب، ورنہ، روک<text:tab/></text:p>
      <text:p text:style-name="P1">force<text:tab/>قوت<text:tab/></text:p>
      <text:p text:style-name="P1">force: attractive force acts<text:tab/>قوتِ کشش عمل کرتا ہے<text:tab/></text:p>
      <text:p text:style-name="P1">force: attractive, repulsive<text:tab/>قوتِ کشش، قوتِ دفع<text:tab/></text:p>
      <text:p text:style-name="P1">forced vibration, forced motion<text:tab/>جبری ارتعاش، جبری حرکت<text:tab/></text:p>
      <text:p text:style-name="P1">forced response<text:tab/>جبری رد عمل<text:tab/></text:p>
      <text:p text:style-name="P1">forcing function: (differential equations)<text:tab/>جبری قوت<text:tab/></text:p>
      <text:p text:style-name="P1">form: form vector space<text:tab/>سمتی فضا پیدا کرنا<text:tab/></text:p>
      <text:p text:style-name="P1">formal, informal<text:tab/>با ضابطہ، غیر رسمی<text:tab/></text:p>
      <text:p text:style-name="P1">formalize<text:tab/>دستوری شکل دینا<text:tab/></text:p>
      <text:p text:style-name="P1">fossil fuel, fossil bones<text:tab/>حجریہ ایندھن، حجریہ ہڈی<text:tab/></text:p>
      <text:p text:style-name="P1">fourier: Jean Baptiste Joseph Fourier<text:tab/>ژاں باٹِیسٹ یوسف فوریئر<text:tab/></text:p>
      <text:p text:style-name="P1">fourier series, double fourier series<text:tab/>فوریئر تسلسل، دوہرا فوریئر تسلسل<text:tab/></text:p>
      <text:p text:style-name="P1">fourier series: exponential series, trignometric series<text:tab/>قوت نمائی فوریئر تسلسل، تکونیاتی فوریئر تسلسل<text:tab/></text:p>
      <text:p text:style-name="P1">fourier transform, inverse fourier transform<text:tab/>فوریئر بدل، الٹ فوریئر بدل<text:tab/></text:p>
      <text:p text:style-name="P1">FPGAs<text:tab/>جائے استعمال کر تشکیل کے قابل گیٹوں کے صف<text:tab/></text:p>
      <text:p text:style-name="P1">fractals (Benoit Mandelbrot)<text:tab/>گنج غیر ہموار منحنی (بنوا منڈلبرا)<text:tab/></text:p>
      <text:p text:style-name="P1">fraction, fractions<text:tab/>کسر، کسور<text:tab/>matric</text:p>
      <text:p text:style-name="P1">fraction:fraction defective (stats)<text:tab/>تنسبت عیب دار<text:tab/></text:p>
      <text:p text:style-name="P1">freedom: degrees of freedom<text:tab/>درجہ آزادی<text:tab/></text:p>
      <text:p text:style-name="P1">freedom:number of degrees of freedom<text:tab/>درجہ آزادی کی تعداد<text:tab/></text:p>
      <text:p text:style-name="P1">free electron, charge<text:tab/>آزاد الیکٹران (برقیہ)، بار<text:tab/></text:p>
      <text:p text:style-name="P1">free spectral range (fabry-perot interferometer)<text:tab/>طیفی حد<text:tab/></text:p>
      <text:p text:style-name="P1">french<text:tab/>فرانسیسی<text:tab/></text:p>
      <text:p text:style-name="P1">frequency, angular<text:tab/>تعدد، زاویائی تعدد<text:tab/></text:p>
      <text:p text:style-name="P1">frequency dependent (circuit)<text:tab/>تعدد تابع<text:tab/></text:p>
      <text:p text:style-name="P1">frequency domain: laplace transform<text:tab/>تعددی دائرہ کار<text:tab/></text:p>
      <text:p text:style-name="P1">frequency, natural frequency<text:tab/>تعدادِ ارتعاش، قدرتی تعدادِ ارتعاش<text:tab/></text:p>
      <text:p text:style-name="P1">frequency: carrier frequency, modulating frequency<text:tab/>تعددِ سوار، تعددِ سواری<text:tab/></text:p>
      <text:p text:style-name="P1">frequency: cumulative<text:tab/>مجموعی تعدد<text:tab/></text:p>
      <text:p text:style-name="P1">frequency: relative frequency<text:tab/>اضافی تعدد<text:tab/></text:p>
      <text:p text:style-name="P1">frequency: cumulative relative frequency<text:tab/>مجموعی اضافی تعدد<text:tab/></text:p>
      <text:p text:style-name="P1">frequency: dot frequency diagram<text:tab/>تعددی نقطہ ترسیم<text:tab/></text:p>
      <text:p text:style-name="P1">frequency: bar chart<text:tab/>ڈبہ ترسیم<text:tab/></text:p>
      <text:p text:style-name="P1">frequency: frequency histogram<text:tab/>تعددی مستطیلی ترسیم<text:tab/></text:p>
      <text:p text:style-name="P1">frequency: frequency polygon<text:tab/>تعددی کثیر الااضلاع ترسیم<text:tab/></text:p>
      <text:p text:style-name="P1">frequent<text:tab/>کثرت سے پایا جانا<text:tab/></text:p>
      <text:p text:style-name="P1">Fresnel integrals <text:s/>(Augustin-Jean Fresnel)<text:tab/>اگستن ژاں فرسنل، فرسنل تکملات<text:tab/></text:p>
      <text:p text:style-name="P1">fresnel integral; complementary fresnel integral<text:tab/>فرسنل تکمل؛ متمم فرسنل تکمل<text:tab/></text:p>
      <text:p text:style-name="P1">friction<text:tab/>رگڑ<text:tab/></text:p>
      <text:p text:style-name="P1">frictional loss<text:tab/>رگڑی ضیاع<text:tab/></text:p>
      <text:p text:style-name="P1"><text:soft-page-break/>friction: mu=coefficient of kinetic friction<text:tab/>حرکی رگڑ کا مستقل<text:tab/></text:p>
      <text:p text:style-name="P1">Friis <text:s/>(radar formula)<text:tab/>فرائس<text:tab/></text:p>
      <text:p text:style-name="P1">fringing<text:tab/>پھول جانا، پھولنا<text:tab/></text:p>
      <text:p text:style-name="P1">Frobenius: Ferdinand Georg Frobenius<text:tab/>فرڈینانڈ گیوگ فروبنیوس<text:tab/></text:p>
      <text:p text:style-name="P1">frustum<text:tab/>مخروط مقطوع<text:tab/></text:p>
      <text:p text:style-name="P1">full adder<text:tab/>جمع کرنے والا مکمل دور<text:tab/></text:p>
      <text:p text:style-name="P1">function: two variable function<text:tab/>دو متغیری تفاعل<text:tab/></text:p>
      <text:p text:style-name="P1">function boundary<text:tab/>تفاعلی سرحد<text:tab/></text:p>
      <text:p text:style-name="P1">function y(x)<text:tab/>تفاعل۔وائی ایکس کا تفاعل ہے<text:tab/></text:p>
      <text:p text:style-name="P1">fundamental<text:tab/>بنیادی<text:tab/></text:p>
      <text:p text:style-name="P1">fundamental mode (harmonics)<text:tab/>بنیادی انداز<text:tab/></text:p>
      <text:p text:style-name="P1">fuse<text:tab/>فتیلہ<text:tab/></text:p>
      <text:p text:style-name="P1">gabriel<text:tab/>جبرائیل<text:tab/></text:p>
      <text:p text:style-name="P1">gain, voltage gain, current gain, transconductance gain, transresistance gain<text:tab/>افزائش، افزائشِ برقی دباؤ، افزائش برقی رو، افزائش موصلیت-نما، افزائش مزاحمت-نما<text:tab/></text:p>
      <text:p text:style-name="P1">Gamma function; incomplete gamma function<text:tab/>گیما تفاعل، غیر مکمل گیما تفاعل<text:tab/></text:p>
      <text:p text:style-name="P1">gap, air gap<text:tab/>درز، خلائی درز<text:tab/></text:p>
      <text:p text:style-name="P1">Gauss: Johann Carl Friedrich Gauss<text:tab/>یوہان کارل فرڈرش گاوس<text:tab/></text:p>
      <text:p text:style-name="P1">Gauss's convergence theorem<text:tab/>گاوسی مسئلہ ارتکاز<text:tab/></text:p>
      <text:p text:style-name="P1">Gauss, Gaussian<text:tab/>گاوس، گاوسی<text:tab/></text:p>
      <text:p text:style-name="P1">gauss elimination method<text:tab/>گاوسی اسقاط<text:tab/></text:p>
      <text:p text:style-name="P1">gaussian<text:tab/>گاوسی<text:tab/></text:p>
      <text:p text:style-name="P1">Gauss-Jordan elimination (Wilhelm Jordan)<text:tab/>گاوس جارڈن اسقاط (ولہلم جارڈن)<text:tab/></text:p>
      <text:p text:style-name="P1">Geiger:Hans Geiger<text:tab/>ہانس گائیگر<text:tab/></text:p>
      <text:p text:style-name="P1">general: in general<text:tab/>عام طور پر<text:tab/></text:p>
      <text:p text:style-name="P1">general solution (differential equations)<text:tab/>عمومی حل<text:tab/></text:p>
      <text:p text:style-name="P1">generality: without loss of generality<text:tab/>عمومیت کھوئے بغیر<text:tab/></text:p>
      <text:p text:style-name="P1">generally, more generally<text:tab/>عمومی طور پر<text:tab/></text:p>
      <text:p text:style-name="P1">generalization, generalize<text:tab/>عمومیت، تعمیم،تعمیماً، تعمیمی<text:tab/></text:p>
      <text:p text:style-name="P1">generating function (that generates say Legendre's series)<text:tab/>پیداکار تفاعل<text:tab/></text:p>
      <text:p text:style-name="P1">generator<text:tab/>پیدا کار<text:tab/>برق زا</text:p>
      <text:p text:style-name="P1">generic<text:tab/>کلی<text:tab/></text:p>
      <text:p text:style-name="P1">genetics<text:tab/>جینیات<text:tab/></text:p>
      <text:p text:style-name="P1">geostationary orbit, geosynchronous<text:tab/>ہم عصر مدار<text:tab/></text:p>
      <text:p text:style-name="P1">geology<text:tab/>ارضیات<text:tab/></text:p>
      <text:p text:style-name="P1">geometric mean, geometric series<text:tab/>ہندسی اوسط، ہندسی تسلسل<text:tab/></text:p>
      <text:p text:style-name="P1">geometric multiplicity<text:tab/>جیومیٹریائی کثرت<text:tab/></text:p>
      <text:p text:style-name="P1">geometry, geometrical<text:tab/>جیومیٹری، جیومیٹریائی<text:tab/></text:p>
      <text:p text:style-name="P1">Georg Cantor (german pronunciation)<text:tab/>گیورگ کانتور<text:tab/></text:p>
      <text:p text:style-name="P1">Gershgorin: Semyon Aronovich Gershgorin<text:tab/>سمیون ارانووچ گرشگرین<text:tab/></text:p>
      <text:p text:style-name="P1">Gibbs phenomenon; Josiah Willard Gibbs<text:tab/>مظہر گبس؛ جوشیا ولرڈ گبس<text:tab/></text:p>
      <text:p text:style-name="P1">giga byte<text:tab/>گیگا بائیٹ<text:tab/></text:p>
      <text:p text:style-name="P1">Girolamo Cardano<text:tab/>جرولامو کردانو<text:tab/></text:p>
      <text:p text:style-name="P1">glitch:positive glitch, negative glitch<text:tab/>مثبت برقی لرزش، منفی برقی لرزش<text:tab/></text:p>
      <text:p text:style-name="P1">global variable<text:tab/>عالمگیر متغیر<text:tab/></text:p>
      <text:p text:style-name="P1">glucose<text:tab/>گلوکوز<text:tab/></text:p>
      <text:p text:style-name="P1">golf<text:tab/>گالف<text:tab/></text:p>
      <text:p text:style-name="P1">Goodness: goodness of fit<text:tab/>عمدگی: عمدگی موافقت<text:tab/></text:p>
      <text:p text:style-name="P1">gradient<text:tab/>ڈھلوان<text:tab/></text:p>
      <text:p text:style-name="P1">gradient vector<text:tab/>سمتیہ ڈھلوان<text:tab/></text:p>
      <text:p text:style-name="P1">grainy nature<text:tab/>دانہ دار طبع<text:tab/></text:p>
      <text:p text:style-name="P1">graph paper<text:tab/>کاغذ ترسیم<text:tab/></text:p>
      <text:p text:style-name="P1">graph: to graph<text:tab/>ترسیم: ترسیم کرنا<text:tab/></text:p>
      <text:p text:style-name="P1">graphical analysis<text:tab/>ترسیمی تجزیہ<text:tab/></text:p>
      <text:p text:style-name="P1">graphing: computer graphing<text:tab/>کمپیوٹر ترسیم کشی<text:tab/></text:p>
      <text:p text:style-name="P1">gravitation<text:tab/>تجاذب<text:tab/></text:p>
      <text:p text:style-name="P1">gravitational force, constant (G)<text:tab/>تجاذبی قوت، تجاذبی مستقل<text:tab/></text:p>
      <text:p text:style-name="P1">gravity: center of<text:tab/>مرکز ثقل<text:tab/></text:p>
      <text:p text:style-name="P1">Gregor Johann Mendel<text:tab/>گرگر یوہان مینڈل<text:tab/></text:p>
      <text:p text:style-name="P1"><text:soft-page-break/>Greek<text:tab/>یونانی<text:tab/></text:p>
      <text:p text:style-name="P1">Green's theorem (George Green)<text:tab/>مسئلہ گرین (جارج گرین)<text:tab/></text:p>
      <text:p text:style-name="P1">Green's first and second formulae<text:tab/>گرین کلیہ اول، گرین کلیہ دوم<text:tab/></text:p>
      <text:p text:style-name="P1">Green: first form of Green's theorem<text:tab/>مسئلہ گرین کی پہلی صورت، مسئلہ گرین کی دوسری صورت<text:tab/></text:p>
      <text:p text:style-name="P1">grid, <text:s/>mesh<text:tab/>جال، خانے<text:tab/></text:p>
      <text:p text:style-name="P1">group velocity, phase velocity<text:tab/>دوری رفتار، مجموعی رفتار<text:tab/>دوری رفتار، گروہی رفتار</text:p>
      <text:p text:style-name="P1">group delay (dispersion)<text:tab/>مجموعی تاخیر<text:tab/>گروہی تاخیر</text:p>
      <text:p text:style-name="P1">group, grouping<text:tab/>گروہ، گروہ بندی<text:tab/></text:p>
      <text:p text:style-name="P1">growth rate<text:tab/>شرح نمو<text:tab/></text:p>
      <text:p text:style-name="P1">guarantee<text:tab/>ضمانت<text:tab/></text:p>
      <text:p text:style-name="P1">gyration, radius of gyration<text:tab/>دوار، حرکت دواری، رداس دوار<text:tab/></text:p>
      <text:p text:style-name="P1">H11 (hybrid parameters)<text:tab/>قصر دور داخلی رکاوٹ<text:tab/></text:p>
      <text:p text:style-name="P1">h12<text:tab/>کھلے سر الٹ افزائش دباو<text:tab/></text:p>
      <text:p text:style-name="P1">h21<text:tab/>قصر دور افزائش رو<text:tab/></text:p>
      <text:p text:style-name="P1">h22<text:tab/>کھلے سر خارجی فراوانی<text:tab/></text:p>
      <text:p text:style-name="P1">half adder<text:tab/>نصف جمع کرنے والا دور<text:tab/></text:p>
      <text:p text:style-name="P1">half life<text:tab/>نصف زندگی<text:tab/>نصف حیات</text:p>
      <text:p text:style-name="P1">Half-wave matching (transmission lines)<text:tab/>نصف طول موج کی ترکیب، نصف طول موج سے ہم رکاؤت بنانا<text:tab/></text:p>
      <text:p text:style-name="P1">Hall effect<text:tab/>ہال اثر<text:tab/></text:p>
      <text:p text:style-name="P1">Halley comet<text:tab/>ہالی دم دار ستارہ<text:tab/></text:p>
      <text:p text:style-name="P1">Hankel functions; Hermann Hankel<text:tab/>ہینکل تفاعل؛ ہرمن ہینکل<text:tab/></text:p>
      <text:p text:style-name="P1">Hans Ferdinand Mayer: norton theorem<text:tab/>ہنس فرڈینانڈ میئر<text:tab/></text:p>
      <text:p text:style-name="P1">harmonic<text:tab/>ہارمونی، سمعیاتِ موسیقی<text:tab/></text:p>
      <text:p text:style-name="P1">HCF (highest common factor)<text:tab/>عاد اعظم<text:tab/></text:p>
      <text:p text:style-name="P1">heat capacity, specific heat capacity<text:tab/>مخصوص حراری استعداد<text:tab/></text:p>
      <text:p text:style-name="P1">heat conduction<text:tab/>ایصال حرارت<text:tab/></text:p>
      <text:p text:style-name="P1">heat convection<text:tab/>اتصال حرارت<text:tab/></text:p>
      <text:p text:style-name="P1">heat energy<text:tab/>حرارتی توانائی<text:tab/></text:p>
      <text:p text:style-name="P1">heat equation<text:tab/>حراری مساوات<text:tab/></text:p>
      <text:p text:style-name="P1">heat sink<text:tab/>سرد کار<text:tab/></text:p>
      <text:p text:style-name="P1">height (above sea level or ground)<text:tab/>ارتفاع، بلندی، اونچائی، قامت<text:tab/></text:p>
      <text:p text:style-name="P1">helical, spiral<text:tab/>پیچ دار<text:tab/></text:p>
      <text:p text:style-name="P1">helicopter<text:tab/>ہیلی کاپٹر<text:tab/></text:p>
      <text:p text:style-name="P1">helium<text:tab/>ہیلیم<text:tab/></text:p>
      <text:p text:style-name="P1">helix<text:tab/>پیچ دار<text:tab/></text:p>
      <text:p text:style-name="P1">Helmholtz vector equation (Herman Ludwig von Helmholtz)<text:tab/>ہرمن لڈوگ فرڈینانڈ ون ہلم ہولٹز<text:tab/></text:p>
      <text:p text:style-name="P1">Henry<text:tab/>ہینری<text:tab/></text:p>
      <text:p text:style-name="P1">Hermite polynomials<text:tab/>ہامائٹ کثیر رکنی<text:tab/></text:p>
      <text:p text:style-name="P1">Hermitian matrix; Charles Hermite<text:tab/>چارلس ہرمائٹ؛ ہرمشی قالب<text:tab/></text:p>
      <text:p text:style-name="P1">hertz: heinrich hertz<text:tab/>ہائنرک ہرٹز<text:tab/></text:p>
      <text:p text:style-name="P1">hexagon, hexagonal<text:tab/>مسدس، مسدسی<text:tab/></text:p>
      <text:p text:style-name="P1">high, highest, low lowest<text:tab/>بلند، بلند تر، کم، کم تر<text:tab/></text:p>
      <text:p text:style-name="P1">higher functions or special functions (maths)<text:tab/>اعلٰی تفاعل<text:tab/></text:p>
      <text:p text:style-name="P1">high impedance state<text:tab/>بلند رکاؤٹ حال<text:tab/></text:p>
      <text:p text:style-name="P1">higher mathematics<text:tab/>اعٰٰلی ریاضیات<text:tab/></text:p>
      <text:p text:style-name="P1">highest order (polynomial term)<text:tab/>اعضم درجہ<text:tab/>اعضم رتبہ</text:p>
      <text:p text:style-name="P1">Hilbert space, David Hilbert<text:tab/>ہلبرٹ فضا، داؤد ہلبرٹ<text:tab/></text:p>
      <text:p text:style-name="P1">hint<text:tab/>اشارہ<text:tab/></text:p>
      <text:p text:style-name="P1">hold: equation or theorem holds <text:tab/>کارآمد رہنا<text:tab/></text:p>
      <text:p text:style-name="P1">hollow<text:tab/>کھوکھلا<text:tab/></text:p>
      <text:p text:style-name="P1">homogeneous, non homogeneous<text:tab/>ہر طرف یکساں خاصیت، ہر طرف غیر یکساں خاصیت، یکساں خاصیت<text:tab/></text:p>
      <text:p text:style-name="P1">homogeneous equation, heterogeneous equation<text:tab/>متجانس مسوات، غیر متجانس مساوات<text:tab/></text:p>
      <text:p text:style-name="P1">Hooke's law; Robert Hooke<text:tab/>قانون ہک؛ روبرٹ ہک<text:tab/></text:p>
      <text:p text:style-name="P1">horizontal<text:tab/>اُفقی<text:tab/></text:p>
      <text:p text:style-name="P1"><text:soft-page-break/>hot wire, live wire<text:tab/>گرم تار، زندہ تار<text:tab/></text:p>
      <text:p text:style-name="P1">hour<text:tab/>گھنٹہ<text:tab/></text:p>
      <text:p text:style-name="P1">humidity, relative humidity<text:tab/>رطُوبت، اضافی رطُوبت<text:tab/></text:p>
      <text:p text:style-name="P1">hunting<text:tab/>تعاقب کرنا<text:tab/></text:p>
      <text:p text:style-name="P1">Huygen's principle<text:tab/>اصول ہائی گن<text:tab/></text:p>
      <text:p text:style-name="P1">hydrogen<text:tab/>ہائیڈروجن<text:tab/></text:p>
      <text:p text:style-name="P1">hydronium (ion)<text:tab/>ہائیڈرونیم (برق پارہ)<text:tab/></text:p>
      <text:p text:style-name="P1">hyper<text:tab/>بر<text:tab/></text:p>
      <text:p text:style-name="P1">hypo<text:tab/>تحت، زیر، فلک<text:tab/></text:p>
      <text:p text:style-name="P1">hyperbola, hyperbolas<text:tab/>قطع زائد، قطعات زائد<text:tab/></text:p>
      <text:p text:style-name="P1">hyperbolic function, sinh<text:tab/>ہذلولی تفاعل، ہذلولی سائن<text:tab/></text:p>
      <text:p text:style-name="P1">hyperboloid<text:tab/>قطع زائد سطح<text:tab/></text:p>
      <text:p text:style-name="P1">hypergeometric function<text:tab/>بیش ہندسی تفاعل<text:tab/></text:p>
      <text:p text:style-name="P1">hypocycloid<text:tab/>فلک تدویر<text:tab/></text:p>
      <text:p text:style-name="P1">Hypothesis: default hypothesis, alternative hypothesis<text:tab/>قیاس: پسندیدہ قیاس، متبادل قیاس<text:tab/></text:p>
      <text:p text:style-name="P1">hysteresis, hysteresis loop<text:tab/>مقناطیسی چال، مقناطیسی چال کا دائرہ<text:tab/></text:p>
      <text:p text:style-name="P1">ibn Sahl's law of refraction<text:tab/>ابن سھل کا قانون انحراف<text:tab/></text:p>
      <text:p text:style-name="P1">IC integrated circuit<text:tab/>مخلوط دور<text:tab/></text:p>
      <text:p text:style-name="P1">Icarus asteroid<text:tab/>آئکارس سیارچہ<text:tab/></text:p>
      <text:p text:style-name="P1">ice age<text:tab/>برفانی عہد<text:tab/></text:p>
      <text:p text:style-name="P1">ideal<text:tab/>مثالی<text:tab/></text:p>
      <text:p text:style-name="P1">ideal, non ideal<text:tab/>کامل: غیر کامل<text:tab/></text:p>
      <text:p text:style-name="P1">ideal gas law<text:tab/>مثالی گیس کا قانون<text:tab/></text:p>
      <text:p text:style-name="P1">if ever, if any<text:tab/>اگر ایسا ہو بھی، اگر کبھی ایسا ہو بھی<text:tab/></text:p>
      <text:p text:style-name="P1">indentical<text:tab/>متماثل<text:tab/>میٹرک</text:p>
      <text:p text:style-name="P1">identically zero (maths)<text:tab/>مکمل صفر<text:tab/></text:p>
      <text:p text:style-name="P1">identity: euler identity<text:tab/>مماثل: یولر مماثل<text:tab/>یولر تماثل</text:p>
      <text:p text:style-name="P1">identity function<text:tab/>شناختی تفاعل <text:s/>f(x)=x<text:tab/>تماثل تفاعل</text:p>
      <text:p text:style-name="P1">identity operator I (maths <text:s/>Iy=y)<text:tab/>مماثلی عامل<text:tab/>تماثلی عامل</text:p>
      <text:p text:style-name="P1">Ill-conditioned equation<text:tab/>بد خو مساوات<text:tab/></text:p>
      <text:p text:style-name="P1">Ill-conditioning<text:tab/>بد خوئی<text:tab/></text:p>
      <text:p text:style-name="P1">illustrate<text:tab/>اجاگر کرنا<text:tab/></text:p>
      <text:p text:style-name="P1">image (maths), preimage<text:tab/>عکس، قبل عکس<text:tab/></text:p>
      <text:p text:style-name="P1">Imaginary, pure imaginary (maths)<text:tab/>خیالی، خالص خیالی<text:tab/></text:p>
      <text:p text:style-name="P1">imaginary number: (read complex number above)<text:tab/>فرضی عدد<text:tab/></text:p>
      <text:p text:style-name="P1">Impedance Z, admittance Y=1/Z<text:tab/>برقی رکاوٹ، برقی فراوانی<text:tab/></text:p>
      <text:p text:style-name="P1">impedance: inductive and capacitive<text:tab/>امالی رکاوٹ، برق گیری رکاوٹ<text:tab/></text:p>
      <text:p text:style-name="P1">impedance=resistance+reactance<text:tab/>رکاوٹ=مزاحمت+متعاملیت<text:tab/></text:p>
      <text:p text:style-name="P1">impedance transformation<text:tab/>برقی رکاؤٹ کا تبادلہ، تبادلہ رکاوٹ<text:tab/></text:p>
      <text:p text:style-name="P1">impedance: transverse electric wave impedance<text:tab/>عرضی برقی موج کی رکاوٹ<text:tab/></text:p>
      <text:p text:style-name="P1">impirical<text:tab/>عملی<text:tab/></text:p>
      <text:p text:style-name="P1">implementation<text:tab/>جامع عمل پہنانا<text:tab/></text:p>
      <text:p text:style-name="P1">implication<text:tab/>مضمر، مضمرات<text:tab/></text:p>
      <text:p text:style-name="P1">implicit function<text:tab/>خفی تفاعل<text:tab/></text:p>
      <text:p text:style-name="P1">imply<text:tab/>مراد ہونا<text:tab/></text:p>
      <text:p text:style-name="P1">improper point (infinity)<text:tab/>غیر مناسب<text:tab/></text:p>
      <text:p text:style-name="P1">impulse function: unit impulse function, Dirac delta function<text:tab/>اکائی ضرب تفاعل، ڈیراک ڈیلٹائی تفاعل<text:tab/></text:p>
      <text:p text:style-name="P1">impulse response<text:tab/>اکائی ضرب تفاعل ردعمل<text:tab/></text:p>
      <text:p text:style-name="P1">incandescent lamp<text:tab/>بتی<text:tab/></text:p>
      <text:p text:style-name="P1">in, out, input, output, input value, output value<text:tab/>،درآمد، برآمد، داخل، خارج<text:tab/>مداخل، مخارج، داخلی قیمت، خارجی قیمت</text:p>
      <text:p text:style-name="P1">input variable of a function<text:tab/>داخلی متغیر<text:tab/></text:p>
      <text:p text:style-name="P1">In-phase<text:tab/>ہم زاویہ، ہم دور<text:tab/></text:p>
      <text:p text:style-name="P1">incident, reflected, transmitted, refracted waves<text:tab/>آمدی موج، موج واقع، موج منعکس، ترسیلی موج، موج منعطف<text:tab/></text:p>
      <text:p text:style-name="P1">inclination:angle of inclination<text:tab/>زاویہ میلان<text:tab/></text:p>
      <text:p text:style-name="P1">include<text:tab/>شامل کرنا<text:tab/></text:p>
      <text:p text:style-name="P1"><text:soft-page-break/>inclusion set<text:tab/>شمولی سلسلہ<text:tab/></text:p>
      <text:p text:style-name="P1">inclusive: for x between a and b, inclusive, A&gt;B<text:tab/>بشمول، بشمول الف اور ب اور ان کے بیچ ش کے لئے ۔۔۔<text:tab/></text:p>
      <text:p text:style-name="P1">incoming, outgoing vector<text:tab/>آمدی، رخصتی سمتیہ<text:tab/></text:p>
      <text:p text:style-name="P1">incompressibility<text:tab/>داب نا پذیری<text:tab/></text:p>
      <text:p text:style-name="P1">increasing, decreasing<text:tab/>بڑھتا، گھٹتا<text:tab/></text:p>
      <text:p text:style-name="P1">increment, decrement<text:tab/>بڑھوتری، کٹوتی<text:tab/></text:p>
      <text:p text:style-name="P1">indeed<text:tab/>یقیناً، درحقیقت<text:tab/></text:p>
      <text:p text:style-name="P1">indeterminate, determinate<text:tab/>نا قابل معلوم، قابل معلوم<text:tab/></text:p>
      <text:p text:style-name="P1">Index (of a book)<text:tab/>فرہنگ<text:tab/></text:p>
      <text:p text:style-name="P1">index (m=0,1,2,..)<text:tab/>اشاریہ<text:tab/></text:p>
      <text:p text:style-name="P1">index number<text:tab/>شمارہ اشاری<text:tab/></text:p>
      <text:p text:style-name="P1">index of refraction (light)<text:tab/>انحرافی مستقل<text:tab/></text:p>
      <text:p text:style-name="P1">indicial equation<text:tab/>اشاری مساوات<text:tab/></text:p>
      <text:p text:style-name="P1">indirect method<text:tab/>بالواسطہ ترکیب<text:tab/></text:p>
      <text:p text:style-name="P1">inductive, capacitive<text:tab/>کپیسٹر خاصیت یا امالہ خاصیت رکھنا، امالی، برق گیری<text:tab/></text:p>
      <text:p text:style-name="P1">induce<text:tab/>مائل کرنا<text:tab/></text:p>
      <text:p text:style-name="P1">induced<text:tab/>امالی<text:tab/></text:p>
      <text:p text:style-name="P1">induced voltage<text:tab/>امالی دباؤ<text:tab/></text:p>
      <text:p text:style-name="P1">inductance, inductor<text:tab/>امالہ یا امالیت، امالہ گیر<text:tab/></text:p>
      <text:p text:style-name="P1">induction: mathematical induction<text:tab/>الکراجی ماخوذ، ریاضی ماخوذ<text:tab/>Abu Bakr ibn Muhammad ibn al Husayn al Karaji [953-1030]</text:p>
      <text:p text:style-name="P1">induction coil<text:tab/>امالی لچّھا<text:tab/></text:p>
      <text:p text:style-name="P1">induction motor, squirrel cage induction motor<text:tab/>پنجرہ نما امالی موٹر<text:tab/></text:p>
      <text:p text:style-name="P1">inductivity<text:tab/>امالیت<text:tab/></text:p>
      <text:p text:style-name="P1">inductor<text:tab/>امالہ گیر<text:tab/></text:p>
      <text:p text:style-name="P1">industry<text:tab/>صنعت، کارخانہ<text:tab/></text:p>
      <text:p text:style-name="P1">inertia<text:tab/>جمود<text:tab/></text:p>
      <text:p text:style-name="P1">infinite; finite<text:tab/>لامتناہی؛ متناہی<text:tab/></text:p>
      <text:p text:style-name="P1">inflection point<text:tab/>نقطہ تصریف<text:tab/></text:p>
      <text:p text:style-name="P1">infrared<text:tab/>زیریں سرخ، زیر بصری شعاع، زیریں بصری شعاع<text:tab/></text:p>
      <text:p text:style-name="P1">initial conditions<text:tab/>ابتدائی حالت، ابتدائی شرائط<text:tab/></text:p>
      <text:p text:style-name="P1">initial value: initial value problem<text:tab/>ابتدائی قیمت: ابتدائی قیمت سوال<text:tab/></text:p>
      <text:p text:style-name="P1">initialize<text:tab/>ابتدائی صورت، ابتدا<text:tab/></text:p>
      <text:p text:style-name="P1">injection<text:tab/>ٹیکہ<text:tab/></text:p>
      <text:p text:style-name="P1">inner product, inner product space<text:tab/>اندرونی ضرب، اندرونی ضرب فضا<text:tab/></text:p>
      <text:p text:style-name="P1">input (the thing that is being input), output<text:tab/>درآئدہ، ماحصل<text:tab/></text:p>
      <text:p text:style-name="P1">input bias current<text:tab/>داخلی میلان برقی رو<text:tab/></text:p>
      <text:p text:style-name="P1">input offset current<text:tab/>داخلی انحرافی برقی ر<text:tab/></text:p>
      <text:p text:style-name="P1">input offset voltage<text:tab/>داخلی انحرافی برقی دباؤ<text:tab/></text:p>
      <text:p text:style-name="P1">input, input pin, input port<text:tab/>درآمد، درآمدی پنیہ، درآمدی راہ<text:tab/></text:p>
      <text:p text:style-name="P1">Input-output<text:tab/>مدخل و مخرج<text:tab/></text:p>
      <text:p text:style-name="P1">input, output, 3-inputs gate<text:tab/>درآمد، برآمد، تین درآمدی گیٹ<text:tab/></text:p>
      <text:p text:style-name="P1">input offset voltage, output offset voltage<text:tab/>داخلی انحرافی برقی دباؤ، خارجی انحرافی برقی دباؤ<text:tab/></text:p>
      <text:p text:style-name="P1">inscribed circle (matric)<text:tab/>محصور دائرہ<text:tab/></text:p>
      <text:p text:style-name="P1">inspection<text:tab/>معائنہ<text:tab/></text:p>
      <text:p text:style-name="P1">instantaneous<text:tab/>لمحاتی، فوراً<text:tab/></text:p>
      <text:p text:style-name="P1">insulated<text:tab/>حاجز شدہ<text:tab/></text:p>
      <text:p text:style-name="P1">insulator<text:tab/>غیر موصل، حاجز<text:tab/></text:p>
      <text:p text:style-name="P1">insulation<text:tab/>حجز<text:tab/></text:p>
      <text:p text:style-name="P1">integer<text:tab/>عدد صحیح<text:tab/></text:p>
      <text:p text:style-name="P1">integrable, absolutely integrable<text:tab/>قابل تکمل،مطلق قابل تکمل<text:tab/></text:p>
      <text:p text:style-name="P1">integral curve<text:tab/>منحنی تکمل<text:tab/></text:p>
      <text:p text:style-name="P1">integral: definite integral, indefinite integral<text:tab/>قطعی تکمل، غیر قطعی تکمل<text:tab/></text:p>
      <text:p text:style-name="P1">integral: line integral<text:tab/>خطی تکمل (khati is linear and nor line)<text:tab/>لکیری تکمل</text:p>
      <text:p text:style-name="P1">integer: integer floor function, greatest integer function<text:tab/>بڑا ترین عدد صحیح، عدد صحیح زمین تفاعل<text:tab/></text:p>
      <text:p text:style-name="P1">integer: <text:s/>least integer function, integer ceiling function<text:tab/>کم ترین عدد صحیح تفاعل، <text:s/><text:soft-page-break/>عدد صحیح چھت تفاعل<text:tab/></text:p>
      <text:p text:style-name="P1">integral, integrals<text:tab/>تکملہ، تکمل، تکملات، تکملی<text:tab/></text:p>
      <text:p text:style-name="P1">integral calculus<text:tab/>احصائے تکملی، احصائے تکملات<text:tab/>تکملی احصا</text:p>
      <text:p text:style-name="P1">integral: repeated integral<text:tab/>بارہا تکمل<text:tab/></text:p>
      <text:p text:style-name="P1">integral sign<text:tab/>علامت تکمل<text:tab/></text:p>
      <text:p text:style-name="P1">integral: single, double, triple<text:tab/>ایک گنا، دو گن (دوہرا)، تین گنا تکمل (تہرا)<text:tab/></text:p>
      <text:p text:style-name="P1">integrand<text:tab/>متکمل<text:tab/></text:p>
      <text:p text:style-name="P1">integration (integral)<text:tab/>تکمل (تکملہ)<text:tab/></text:p>
      <text:p text:style-name="P1">integration by parts, integrate<text:tab/>تکمل بالحصص، تکمیل کرنا<text:tab/></text:p>
      <text:p text:style-name="P1">integration limits<text:tab/>تکمل کے حدود ؟؟<text:tab/></text:p>
      <text:p text:style-name="P1">integration, to integrate<text:tab/>تکمل، تکمیل کرنا <text:tab/></text:p>
      <text:p text:style-name="P1">integration: tabular integration<text:tab/>جدولی تکمل<text:tab/></text:p>
      <text:p text:style-name="P1">Integro-differential equation<text:tab/>تکمل و تفرقی مساوات<text:tab/></text:p>
      <text:p text:style-name="P1">interaction<text:tab/>ردِ عمل<text:tab/>باہمی عمل</text:p>
      <text:p text:style-name="P1">intercept: x-intercept, y-intercept<text:tab/>قطعات: قطع ایکس، قطع وائے، محوری قطع<text:tab/>used for intersection too</text:p>
      <text:p text:style-name="P1">interchange<text:tab/>ادل بدل<text:tab/></text:p>
      <text:p text:style-name="P1">interest, continuous compound<text:tab/>مسلسل سود در سود<text:tab/></text:p>
      <text:p text:style-name="P1">interference<text:tab/>مداخلت، خلل اندازی<text:tab/></text:p>
      <text:p text:style-name="P1">interlaced<text:tab/>باہم پیچاں<text:tab/></text:p>
      <text:p text:style-name="P1">intermediate<text:tab/>درمیانی، درمیانہ<text:tab/></text:p>
      <text:p text:style-name="P1">intermediate value property<text:tab/>متوسط قیمت خاصیت<text:tab/></text:p>
      <text:p text:style-name="P1">internal, external<text:tab/>اندرونی، بیرونی<text:tab/></text:p>
      <text:p text:style-name="P1">Interpolate, (interpolation); linear interpolation<text:tab/>باہمی تحریف؛ خطی باہمی تحریف، ورائی تحریف<text:tab/>اندرونی ادراج کریں، (اندرونی ادراج)، خطی اندرونی ادراج</text:p>
      <text:p text:style-name="P1">interpretation<text:tab/>تشریح، تعبیر، تشریح<text:tab/></text:p>
      <text:p text:style-name="P1">intersection (set)<text:tab/>تقاطع<text:tab/></text:p>
      <text:p text:style-name="P1">intersection: angle of intersection<text:tab/>زاویہ تقاطع<text:tab/></text:p>
      <text:p text:style-name="P1">Interferometer, Fabry-Perot<text:tab/>طیف پیما، فیبری پیروٹ<text:tab/></text:p>
      <text:p text:style-name="P1">interval: confidence interval<text:tab/>وقفہ اعتماد<text:tab/></text:p>
      <text:p text:style-name="P1">interval; open interval<text:tab/>کھلا وقفہ، کھلا فاصلہ<text:tab/></text:p>
      <text:p text:style-name="P1">interval: sub interval<text:tab/>ذیلی وقفہ<text:tab/></text:p>
      <text:p text:style-name="P1">intravenous<text:tab/>درون وریدی<text:tab/></text:p>
      <text:p text:style-name="P1">intrinsic impedance (wave)<text:tab/>قدرتی رکاوٹ<text:tab/></text:p>
      <text:p text:style-name="P1">introduction<text:tab/>تعارف<text:tab/></text:p>
      <text:p text:style-name="P1">into, onto (transformation)<text:tab/>میں، پر<text:tab/></text:p>
      <text:p text:style-name="P1">intuition, intuitively<text:tab/>الہام، اندیشہ، الہاماً، الہامی، اندیشاً<text:tab/></text:p>
      <text:p text:style-name="P1">invariance<text:tab/>عدم تغیر<text:tab/></text:p>
      <text:p text:style-name="P1">invariant<text:tab/>غیر متغیر<text:tab/></text:p>
      <text:p text:style-name="P1">inventor<text:tab/>موجد<text:tab/></text:p>
      <text:p text:style-name="P1">inverse function<text:tab/>الٹ تفاعل<text:tab/></text:p>
      <text:p text:style-name="P1">inverse law<text:tab/>مقلوب قانون<text:tab/>میٹرک</text:p>
      <text:p text:style-name="P1">inverse matrix<text:tab/>ریاضی معکوس، معکوس قالب<text:tab/></text:p>
      <text:p text:style-name="P1">inversely proportional, directly proportional<text:tab/>بالعکس متناسب، راست متناسب<text:tab/></text:p>
      <text:p text:style-name="P1">inverse transform<text:tab/>الٹ بدل<text:tab/></text:p>
      <text:p text:style-name="P1">inversion<text:tab/>الٹ جانا، الٹنا<text:tab/></text:p>
      <text:p text:style-name="P1">inverting, non-inverting input<text:tab/>مثبت مداخل، منفی مداخل<text:tab/></text:p>
      <text:p text:style-name="P1">inverting amplifier, non-inverting amplifier<text:tab/>منفی ایمپلیفائر، مثبت ایمپلیفائر<text:tab/></text:p>
      <text:p text:style-name="P1">investigation<text:tab/>تحقیق<text:tab/></text:p>
      <text:p text:style-name="P1">involute<text:tab/>در پیچیدہ<text:tab/></text:p>
      <text:p text:style-name="P1">ion<text:tab/>آئن<text:tab/>(برق <text:s/>پارہ تبدیل کر کے ( <text:s/>بارداریہ کر دیا گیا ہے۔</text:p>
      <text:p text:style-name="P1">ionization<text:tab/>بارداری عمل<text:tab/></text:p>
      <text:p text:style-name="P1">input output (input-output)<text:tab/>اخراجات و پیداوار<text:tab/></text:p>
      <text:p text:style-name="P1">Irish (of Ireland)<text:tab/>آئرستانی<text:tab/></text:p>
      <text:p text:style-name="P1">Isaac Newton<text:tab/>اسحاق نیوٹن<text:tab/></text:p>
      <text:p text:style-name="P1">isoclines (lines of equal inclination)<text:tab/>ہم میلان<text:tab/></text:p>
      <text:p text:style-name="P1">isolated<text:tab/>تنہا<text:tab/></text:p>
      <text:p text:style-name="P1">isosceles triangle<text:tab/>مساوی الساقین مثلث<text:tab/></text:p>
      <text:p text:style-name="P1">isotherm<text:tab/>ہم حرارت خط<text:tab/></text:p>
      <text:p text:style-name="P1"><text:soft-page-break/>isotope<text:tab/>ہم جا<text:tab/></text:p>
      <text:p text:style-name="P1">isotropic<text:tab/>غیر سمتی خاصیت<text:tab/></text:p>
      <text:p text:style-name="P1">Issai Schur<text:tab/>اسائے شُر<text:tab/></text:p>
      <text:p text:style-name="P1">italian<text:tab/>اطالوی<text:tab/></text:p>
      <text:p text:style-name="P1">item<text:tab/>جزو، رکن، مد (مدات)<text:tab/></text:p>
      <text:p text:style-name="P1">iteration<text:tab/>اعادہ، اعادوں، اعادے<text:tab/>بار بار دہرانا</text:p>
      <text:p text:style-name="P1">iteration matrix<text:tab/>اعادہ قالب<text:tab/></text:p>
      <text:p text:style-name="P1">iteration:method of false position<text:tab/>اعادہ: ترکیب مقام غیر حقیقی<text:tab/></text:p>
      <text:p text:style-name="P1">iteration path<text:tab/>راہ توالی<text:tab/></text:p>
      <text:p text:style-name="P1">iodine<text:tab/>آیوڈین<text:tab/></text:p>
      <text:p text:style-name="P1">Jacobian (maths) Carl Gustav Jacob Jacobi<text:tab/>یعقوبی: کارل گستاف یعقوب یعقوبی<text:tab/></text:p>
      <text:p text:style-name="P1">Jansky (radio astronomical SI unit)<text:tab/>جانسکی<text:tab/></text:p>
      <text:p text:style-name="P1">jerk<text:tab/>چھٹکا<text:tab/></text:p>
      <text:p text:style-name="P1">John<text:tab/>جان<text:tab/></text:p>
      <text:p text:style-name="P1">John-Nicolson method; John Crank, Phyllis Nicolson<text:tab/>ترکیب کرینک نکلسن؛ جان کرینک، فلس نکلسن<text:tab/></text:p>
      <text:p text:style-name="P1">John Wallis<text:tab/>جان والس<text:tab/></text:p>
      <text:p text:style-name="P1">Joseph Liouville<text:tab/>یوسف لییویل<text:tab/></text:p>
      <text:p text:style-name="P1">july<text:tab/>جولائی<text:tab/></text:p>
      <text:p text:style-name="P1">joule<text:tab/>جاول<text:tab/></text:p>
      <text:p text:style-name="P1">jump (discontinuity)<text:tab/>چھلانگ<text:tab/></text:p>
      <text:p text:style-name="P1">jupitor planet<text:tab/>مشتری<text:tab/></text:p>
      <text:p text:style-name="P1">justified<text:tab/>جائز ہونا<text:tab/></text:p>
      <text:p text:style-name="P1">kappa (greek alphabet)<text:tab/>کاہپا<text:tab/></text:p>
      <text:p text:style-name="P1">Karl Weierstrass<text:tab/>کارل وائشسٹراس<text:tab/></text:p>
      <text:p text:style-name="P1">Kelvin<text:tab/>کیلون<text:tab/></text:p>
      <text:p text:style-name="P1">Kepler; Johannes Kepler<text:tab/>یوہانس کپلر<text:tab/></text:p>
      <text:p text:style-name="P1">kick: inductive kick: kickback voltage<text:tab/>امالی لات<text:tab/></text:p>
      <text:p text:style-name="P1">kilo<text:tab/>کِلو<text:tab/></text:p>
      <text:p text:style-name="P1">Kilowatt-hour<text:tab/>کلو واٹ گھنٹہ؛ برقی توانائی کی تجارتی اکائی<text:tab/></text:p>
      <text:p text:style-name="P1">kinematics<text:tab/>مجرد حرکیات<text:tab/></text:p>
      <text:p text:style-name="P1">kinetic energy<text:tab/>حرکی توانائی<text:tab/></text:p>
      <text:p text:style-name="P1">Kirchoff: Gustav Robert Kirchoff<text:tab/>گستاف روبرٹ کرخوف<text:tab/></text:p>
      <text:p text:style-name="P1">Kirchoff's current law, voltage law<text:tab/>کرخوف قانونِ رو، کرخوف قانونِ دباو<text:tab/></text:p>
      <text:p text:style-name="P1">Kronecker delta, Leopold Kronecker<text:tab/>لیوپولڈ کرونیکر، کرونیکر ضرب، کرونیکر ڈیلٹا<text:tab/></text:p>
      <text:p text:style-name="P1">lab, laboratory<text:tab/>دارالتجربہ، تجزیہ گاہ، تجربہ گاہ<text:tab/></text:p>
      <text:p text:style-name="P1">label<text:tab/>سرخی، نام ونشان،چھٹی، پرچہ، سرنامہ<text:tab/></text:p>
      <text:p text:style-name="P1">lag, lead<text:tab/>آگے، پیچھے<text:tab/>پیش، تاخیر</text:p>
      <text:p text:style-name="P1">lagging angle<text:tab/>زاویہ تاخیر<text:tab/></text:p>
      <text:p text:style-name="P1">lagging angle, leading angle<text:tab/>آگے زاویہ، پیچھے زاویہ<text:tab/>تاخیری زاویہ، پیش زاویہ</text:p>
      <text:p text:style-name="P1">lagging: inductive circuits are called lagging circuits<text:tab/>امالی ادوار پیچھے رہنے والے ادوار کہلاتے ہیں<text:tab/>تاخیری ادوار</text:p>
      <text:p text:style-name="P1">Lagrange: Joseph Louis Lagrange (mathematician)<text:tab/>یوسف لوئی لیگرینج<text:tab/></text:p>
      <text:p text:style-name="P1">Lagrange identity<text:tab/>لیگرینج مماثل<text:tab/></text:p>
      <text:p text:style-name="P1">Laguerre's equation: Edmond Nicolas Laguerre<text:tab/>ایڈمنڈ نیکولس لاگیغ<text:tab/></text:p>
      <text:p text:style-name="P1">lamination<text:tab/>باریک چادر یا پتری کو تہ در تہ رکھ کر بنایا جاتا ہے<text:tab/></text:p>
      <text:p text:style-name="P1">laplacian operator<text:tab/>لاپلاسی عامل<text:tab/></text:p>
      <text:p text:style-name="P1">laplace transform; inverse laplace transform<text:tab/>لاپلاس بدل؛ الٹ لاپلاس بدل<text:tab/></text:p>
      <text:p text:style-name="P1">Laplace transformation<text:tab/>لاپلاس تبادلہ<text:tab/></text:p>
      <text:p text:style-name="P1">largest and smallest values<text:tab/>سب سے بڑی اور سب سے چھوٹی قیمت<text:tab/>matric</text:p>
      <text:p text:style-name="P1">laser<text:tab/>لیزر<text:tab/></text:p>
      <text:p text:style-name="P1">lateral, lateral area<text:tab/>پہلو کا، رقبہ پہلو<text:tab/></text:p>
      <text:p text:style-name="P1">latitude<text:tab/>خط عرض بلد<text:tab/></text:p>
      <text:p text:style-name="P1">laurent series: Pierre Alphonse Laurent<text:tab/>لوغوں تسلسل: پیّر الفنس لوغوں<text:tab/></text:p>
      <text:p text:style-name="P1">LCM (least common multiple)<text:tab/>ذواضعاف اقل<text:tab/></text:p>
      <text:p text:style-name="P1">lead (metal)<text:tab/>سیسہ<text:tab/></text:p>
      <text:p text:style-name="P1">lead, lag<text:tab/>دیر، پہل<text:tab/></text:p>
      <text:p text:style-name="P1">leading angle<text:tab/>زاویہ پہل<text:tab/>پیش زاویہ</text:p>
      <text:p text:style-name="P1">leading angle, lagging angle<text:tab/>آگے زاویہ، پیچھے زاویہ<text:tab/>زاویہ تاخیر، پیش زاویہ</text:p>
      <text:p text:style-name="P1"><text:soft-page-break/>least squares: method; normal equations<text:tab/>کمتر مربع: ترکیب؛ عمودی مساوات<text:tab/></text:p>
      <text:p text:style-name="P1">capacitive circuits are called leading circuits<text:tab/>برق گیر کے ادوار کو آگے رہنے والے ادوار کہا جاتا ہے<text:tab/></text:p>
      <text:p text:style-name="P1">leakage<text:tab/>رِستا رہا۔رِس رہا ہے۔ رِسنام <text:s/>رساو<text:tab/></text:p>
      <text:p text:style-name="P1">leakage inductance<text:tab/>رِستا امالہ<text:tab/></text:p>
      <text:p text:style-name="P1">leakage magnetic flux<text:tab/>رِستا مقناطیسی رو<text:tab/></text:p>
      <text:p text:style-name="P1">leakage reactance<text:tab/> رِستا متعاملیت، رِستا متعاملہ<text:tab/></text:p>
      <text:p text:style-name="P1">LED<text:tab/>نوری ڈایوڈ<text:tab/></text:p>
      <text:p text:style-name="P1">Legendre function (Adrien Marie Legendre)<text:tab/>لیژانڈر تفاعل (اڈریان مری لیژانڈر)<text:tab/></text:p>
      <text:p text:style-name="P1">Legendre: associated Legendre functions<text:tab/>شریک لیژانڈر تفاعل<text:tab/></text:p>
      <text:p text:style-name="P1">Leibniz, Leibniz test: Gottfried Wilhelm von Leibniz<text:tab/>لیبنٹز، معیار لبنیٹز: گٹفرڈ ولہلم ون لیبنٹز<text:tab/></text:p>
      <text:p text:style-name="P1">lemniscate<text:tab/>دو چشمہ<text:tab/></text:p>
      <text:p text:style-name="P1">length<text:tab/>لمبائی<text:tab/></text:p>
      <text:p text:style-name="P1">lens: eye lens<text:tab/>عدسہ چشم<text:tab/></text:p>
      <text:p text:style-name="P1">Leontief model (Wassily Wassilyevich Leontief)<text:tab/>لیونٹف۔ وسلی وسلی وچ لیونٹف<text:tab/></text:p>
      <text:p text:style-name="P1">Leslie model of population growth<text:tab/>نمو آبادی کا لزلی نمونہ<text:tab/></text:p>
      <text:p text:style-name="P1">level surfaces, level curves (maths)<text:tab/>ہم قد سطحیں، ہم قد منحنیات<text:tab/></text:p>
      <text:p text:style-name="P1">lever, lever arm<text:tab/>بیرم، بیرم کا بازو<text:tab/></text:p>
      <text:p text:style-name="P1">L Hospital's rule<text:tab/>ال ہوس پٹل کا قاعدہ<text:tab/>قاعدہ لھوپیٹال</text:p>
      <text:p text:style-name="P1">license<text:tab/>اجازت نامہ<text:tab/></text:p>
      <text:p text:style-name="P1">Liebmann method<text:tab/>ترکیب لیبمن<text:tab/></text:p>
      <text:p text:style-name="P1">lifetime<text:tab/>عرصہ زندگی<text:tab/></text:p>
      <text:p text:style-name="P1">lift<text:tab/>مصعد <text:s/>(صعود اور نزول سے ماخوذ)<text:tab/>used in arab countries</text:p>
      <text:p text:style-name="P1">light year<text:tab/>نوری سال<text:tab/></text:p>
      <text:p text:style-name="P1">likelihood function (estimates, statistics)<text:tab/>تفاعل امکان<text:tab/></text:p>
      <text:p text:style-name="P1">limacons<text:tab/>گھونگے، گھونگا<text:tab/></text:p>
      <text:p text:style-name="P1">Limit; (as t tend to zero, etc), limits<text:tab/>حد، حدیں<text:tab/></text:p>
      <text:p text:style-name="P1">limit cycle (maths, phase plane)<text:tab/>تحدیدی دائرہ<text:tab/></text:p>
      <text:p text:style-name="P1">limit: left-handed limit, right-handed limit, two-sided limit<text:tab/>بائیں ہاتھ حد، دائیں ہاتھ حد، دو طرفہ حد<text:tab/></text:p>
      <text:p text:style-name="P1">limit point<text:tab/>تحدیدی نقطہ<text:tab/></text:p>
      <text:p text:style-name="P1">limit state<text:tab/>تحدیدی حال<text:tab/></text:p>
      <text:p text:style-name="P1">limit upper, lower<text:tab/>زیریں حد، بالائی حد<text:tab/></text:p>
      <text:p text:style-name="P1">limit vector<text:tab/>تحدیدی سمتیہ<text:tab/></text:p>
      <text:p text:style-name="P1">limiting: limiting slope<text:tab/>تحدیدی ڈھلوان<text:tab/></text:p>
      <text:p text:style-name="P1">line<text:tab/>لکیر<text:tab/></text:p>
      <text:p text:style-name="P1">linear accelerator<text:tab/>مسرع خطی<text:tab/></text:p>
      <text:p text:style-name="P1">line current, line voltage<text:tab/>دباو تار، رو تار<text:tab/></text:p>
      <text:p text:style-name="P1">linear component R,L,C<text:tab/>خطی پرزہ، خطی مزاحمت<text:tab/></text:p>
      <text:p text:style-name="P1">linear element (of curve, maths)<text:tab/>خطی جزو<text:tab/></text:p>
      <text:p text:style-name="P1">line charge density<text:tab/>خطی کثافت بار <text:s/>(khati is linear and not line)<text:tab/>لکیری کثافت بار</text:p>
      <text:p text:style-name="P1">line voltage, line current<text:tab/>تار کی برقی دباؤ، تار کی برقی رو<text:tab/></text:p>
      <text:p text:style-name="P1">line, surface, volume integral<text:tab/>خطی، سطحی، حجمی تکملہ<text:tab/></text:p>
      <text:p text:style-name="P1">line, surface, volume integration<text:tab/>خطی تکمل، سطحی تکمل، حجمی تکمل<text:tab/></text:p>
      <text:p text:style-name="P1">line: vertical line<text:tab/>انتصابی خط<text:tab/></text:p>
      <text:p text:style-name="P1">linear, linearity <text:tab/>خطی، خطی نوعیت<text:tab/></text:p>
      <text:p text:style-name="P1">linear<text:tab/>بتدریج تبدیل ہونے والا<text:tab/></text:p>
      <text:p text:style-name="P1">linear combination<text:tab/>خطی جوڑ<text:tab/></text:p>
      <text:p text:style-name="P1">linear dependence<text:tab/>خطی طور تابعیت<text:tab/></text:p>
      <text:p text:style-name="P1">linear equation<text:tab/>سادہ مساوات<text:tab/>خطی مساوات</text:p>
      <text:p text:style-name="P1">linear expansion<text:tab/>طولی پھیلاؤ<text:tab/></text:p>
      <text:p text:style-name="P1">linear function<text:tab/>سادہ تفاعل<text:tab/>خطی تفاعل</text:p>
      <text:p text:style-name="P1">linear independence<text:tab/>خطی طور غیر تابعیت<text:tab/></text:p>
      <text:p text:style-name="P1">linear polarized<text:tab/>خطی قطبی<text:tab/></text:p>
      <text:p text:style-name="P1">linear relationship<text:tab/>وہ ترسیمی تعلق جو خطِ مستقیم کی صورت ظاہر کیا جائے اور دو متغیرات میں بلا واسطہ تعلق کق ظاہر کرے<text:tab/></text:p>
      <text:p text:style-name="P1">linearity<text:tab/>خطیّت<text:tab/></text:p>
      <text:p text:style-name="P1"><text:soft-page-break/>linearization, linearized<text:tab/>خط بندی، خط بند<text:tab/></text:p>
      <text:p text:style-name="P1">linearize<text:tab/>خطوط کی شکل دینا<text:tab/></text:p>
      <text:p text:style-name="P1">linearly<text:tab/>خطی طور پر<text:tab/></text:p>
      <text:p text:style-name="P1">linearly dependent, linearly independent<text:tab/>خطی طور تابع، خطی طور غیر تابع<text:tab/></text:p>
      <text:p text:style-name="P1">Lissajous figures<text:tab/>لساجس اشکال<text:tab/></text:p>
      <text:p text:style-name="P1">litre<text:tab/>لٹر<text:tab/></text:p>
      <text:p text:style-name="P1">liquid<text:tab/>مائع<text:tab/></text:p>
      <text:p text:style-name="P1">list<text:tab/>درج کرنا، فہرست<text:tab/></text:p>
      <text:p text:style-name="P1">live wire, hot wire<text:tab/>زندہ تار، گرم تار<text:tab/></text:p>
      <text:p text:style-name="P1">load data (digital circuits)<text:tab/>مواد چڑھانا<text:tab/></text:p>
      <text:p text:style-name="P1">load, loaded, unloaded<text:tab/>بوجھ، بار ، بار بردار، بے بار، میکانی بار، برقی بار<text:tab/></text:p>
      <text:p text:style-name="P1">lobe, main lobe (antenna)<text:tab/>مرکزی شعاع<text:tab/></text:p>
      <text:p text:style-name="P1">lobe, minor lobe (antenna)<text:tab/>ثانوی شعاع<text:tab/></text:p>
      <text:p text:style-name="P1">lock, unlock<text:tab/>بندھن جوڑنا، بندھن توڑنا<text:tab/></text:p>
      <text:p text:style-name="P1">Log-log, semi-log axis<text:tab/>لاگ لاگ، نیم لاگ محور<text:tab/>لوگارتھم؛ نیم لوگارتھمی محور</text:p>
      <text:p text:style-name="P1">logarithm, logarithmic decrement<text:tab/>لوگارتھم، لوگارتھمی گھٹاو<text:tab/></text:p>
      <text:p text:style-name="P1">logarithmic differentiation<text:tab/>لوگارتھمی تفرق<text:tab/></text:p>
      <text:p text:style-name="P1">logarithm, common, natural<text:tab/>قدرتی اور عام لوگارتھم<text:tab/></text:p>
      <text:p text:style-name="P1">longitude<text:tab/>خط طول بلد<text:tab/></text:p>
      <text:p text:style-name="P1">longitudinal wave<text:tab/>طولی موج<text:tab/></text:p>
      <text:p text:style-name="P1">loop<text:tab/>گھیر<text:tab/></text:p>
      <text:p text:style-name="P1">loop analysis<text:tab/>دائری تجزیہ<text:tab/></text:p>
      <text:p text:style-name="P1">loop, node<text:tab/>دائرہ، جوڑ<text:tab/></text:p>
      <text:p text:style-name="P1">loop closed<text:tab/>بند دائرہ<text:tab/></text:p>
      <text:p text:style-name="P1">loop current<text:tab/>دائری رو<text:tab/></text:p>
      <text:p text:style-name="P1">Lorentz force equation, Hendrik Lorentz<text:tab/>لورنز قوت کی مساوات، ہینڈرک لورنز<text:tab/></text:p>
      <text:p text:style-name="P1">loss<text:tab/>ضائع کرنا، ضیاع<text:tab/></text:p>
      <text:p text:style-name="P1">loss less, lossy<text:tab/>بے ضیاع، ضیاع کار<text:tab/></text:p>
      <text:p text:style-name="P1">loss tangent<text:tab/>مماس ضیاع<text:tab/></text:p>
      <text:p text:style-name="P1">lossy, loss less<text:tab/>ضیاع کار، بے ضیاع<text:tab/></text:p>
      <text:p text:style-name="P1">lot<text:tab/>ڈھیر (ایک ہی ڈھیر)<text:tab/></text:p>
      <text:p text:style-name="P1">lot: indifferent lot<text:tab/>لا تعلق کھیپ<text:tab/></text:p>
      <text:p text:style-name="P1">lothar collatz<text:tab/>لوٹار کولٹز<text:tab/></text:p>
      <text:p text:style-name="P1">Lotka-Volterra (predator-prey model); Alfred Jmaes Lotka, Vito Volterra<text:tab/>الفرڈ جیمز لوٹکا، ویٹو ولٹیرا<text:tab/></text:p>
      <text:p text:style-name="P1">lower bound (of sequence)<text:tab/>زیریں حد بندی<text:tab/></text:p>
      <text:p text:style-name="P1">lower: bounded from below (sequences)<text:tab/>نیچے سے محدود<text:tab/></text:p>
      <text:p text:style-name="P1">lower limit<text:tab/>زیریں حد<text:tab/></text:p>
      <text:p text:style-name="P1">machine: working, faulty<text:tab/>فعال، غیر فعال<text:tab/></text:p>
      <text:p text:style-name="P1">maclaurin's series: Colin Maclaurin<text:tab/>مکلارن تسلسل: کولن مکلارن<text:tab/></text:p>
      <text:p text:style-name="P1">macroscopic, macroscopic level<text:tab/>کلاں، کلاں بینی سطح<text:tab/></text:p>
      <text:p text:style-name="P1">magnetic circuit<text:tab/>مقناطیسی دور<text:tab/></text:p>
      <text:p text:style-name="P1">magnetic field<text:tab/>مقناطیسی میدان<text:tab/></text:p>
      <text:p text:style-name="P1">magnetic field intensity<text:tab/>مقناطیسی شدت<text:tab/></text:p>
      <text:p text:style-name="P1">magnetic flux<text:tab/>مقناطیسی بہاو<text:tab/> </text:p>
      <text:p text:style-name="P1">magnetic flux density<text:tab/>کثافت مقناطیسی بہا<text:tab/> </text:p>
      <text:p text:style-name="P1">magnetic susceptibility<text:tab/>مقاناطیسی اثر پذیری<text:tab/></text:p>
      <text:p text:style-name="P1">magnetic tape<text:tab/>مقناطیسی پٹی<text:tab/></text:p>
      <text:p text:style-name="P1">magnetically coupling<text:tab/>مقناطیسی رابطہ<text:tab/></text:p>
      <text:p text:style-name="P1">magnify<text:tab/>بڑا دکھانا<text:tab/></text:p>
      <text:p text:style-name="P1">magnitude<text:tab/>مقدار، جسامت<text:tab/></text:p>
      <text:p text:style-name="P1">major, semimajor <text:tab/>اکبر، نصف اکبر<text:tab/></text:p>
      <text:p text:style-name="P1">Map, mapping (maths)<text:tab/>نقش، نقشہ، نقشہ کشی<text:tab/></text:p>
      <text:p text:style-name="P1">marginal cost of production<text:tab/>حاشیہ لاگت پیداوار<text:tab/></text:p>
      <text:p text:style-name="P1">marginal distribution<text:tab/>حاشیہ تقسیم<text:tab/></text:p>
      <text:p text:style-name="P1">Maria Agnesi’s witch<text:tab/>مریا اگنیسی کی چڑیل<text:tab/></text:p>
      <text:p text:style-name="P1">Mars planet<text:tab/>مریخ<text:tab/></text:p>
      <text:p text:style-name="P1">match<text:tab/>ہم پلہ، جوڑیں<text:tab/></text:p>
      <text:p text:style-name="P1">mathematician<text:tab/>ریاضی دان<text:tab/></text:p>
      <text:p text:style-name="P1"><text:soft-page-break/>Malthus' law; Thomas Robert Malthus<text:tab/>قانون مالتُھس؛ طامس روبرٹ مالتُھس<text:tab/></text:p>
      <text:p text:style-name="P1">mass<text:tab/>ماس<text:tab/>کمیت</text:p>
      <text:p text:style-name="P1">mass production<text:tab/>بڑے پیمانے پر پیداوار<text:tab/></text:p>
      <text:p text:style-name="P1">matched<text:tab/>ہمہ رکاوٹ<text:tab/></text:p>
      <text:p text:style-name="P1">matching stub (transmission lines)<text:tab/>ہمہ رکاوٹی بنانے والا تار کا ٹکڑا؛ تار کا ٹکڑا<text:tab/></text:p>
      <text:p text:style-name="P1">matching: half-wave matching (transmission lines)<text:tab/>نصف طول موج کی ترکیب<text:tab/></text:p>
      <text:p text:style-name="P1">material<text:tab/>مادّہ، <text:s/>مواد<text:tab/></text:p>
      <text:p text:style-name="P1">material strength<text:tab/>مادی مضبوطی<text:tab/></text:p>
      <text:p text:style-name="P1">mathematics<text:tab/>ریاضیات<text:tab/></text:p>
      <text:p text:style-name="P1">matrix: augmented matrix<text:tab/>افزودہ قالب<text:tab/></text:p>
      <text:p text:style-name="P1">matrix: band matrix<text:tab/>پٹی قالب<text:tab/></text:p>
      <text:p text:style-name="P1">matrix: coefficient matrix<text:tab/>عددی سر قالب<text:tab/></text:p>
      <text:p text:style-name="P1">matrix, determinant<text:tab/>قالب، مقطع<text:tab/></text:p>
      <text:p text:style-name="P1">matrix: diagonal matrix<text:tab/>وتری قالب<text:tab/></text:p>
      <text:p text:style-name="P1">matrix: tridiagonal matrix<text:tab/>سہ وتری قالب<text:tab/></text:p>
      <text:p text:style-name="P1">matrix: echelon form, reduced echelon form<text:tab/>زینہ دار، سادہ زینہ دار صورت<text:tab/></text:p>
      <text:p text:style-name="P1">matrix: row echelon form<text:tab/>صف زینہ دار<text:tab/></text:p>
      <text:p text:style-name="P1">matrix elements; vector components<text:tab/>قالب کے ارکان اور سمتیہ کے اجزاء<text:tab/></text:p>
      <text:p text:style-name="P1">matrix: entry, row, column<text:tab/>قالب، اندراجات، صف، قطار<text:tab/></text:p>
      <text:p text:style-name="P1">matrix:scalar matrix<text:tab/>غیر سمتی قالب<text:tab/></text:p>
      <text:p text:style-name="P1">matrix:size<text:tab/>قالب کی جسامت<text:tab/></text:p>
      <text:p text:style-name="P1">matrix: skew<text:tab/>منحرف قالب<text:tab/></text:p>
      <text:p text:style-name="P1">matrix: unit, transpose,inverse<text:tab/>اکائی قالب، تبدیلی محل قالب، معکوس قالب<text:tab/></text:p>
      <text:p text:style-name="P1">matrix equation<text:tab/>قالبی مساوات<text:tab/></text:p>
      <text:p text:style-name="P1">Max-min theorem<text:tab/>مسئلہ کم سے کم اور زیادہ سے زیادہ<text:tab/></text:p>
      <text:p text:style-name="P1">maxima, minima<text:tab/>زیادہ سے زیادہ نقاط، کم سے کم نقاط<text:tab/>نقطہ اعظم، نقطہ اقل (dr anees rasheed khan)</text:p>
      <text:p text:style-name="P1">maximum, minimum<text:tab/>اعظم، اقل<text:tab/> </text:p>
      <text:p text:style-name="P1">maximum, minimum<text:tab/>کم سے کم، زیادہ سے زیادہ، انتہا، انتہائی<text:tab/>نوٹ: کمتر اور بلند تر کے الفاظ highest and lowest کے لئَ مختص ہیں</text:p>
      <text:p text:style-name="P1">maximum power transfer theorem<text:tab/>زیادہ سے زیادہ طاقت منتقل کرنے کا مسئلہ<text:tab/></text:p>
      <text:p text:style-name="P1">maxterms, minterms<text:tab/>ارکانِ جمع، ارکانِ ضرب<text:tab/></text:p>
      <text:p text:style-name="P1">maxima, winmax ubuntu program<text:tab/>میکسما پروگرام<text:tab/></text:p>
      <text:p text:style-name="P1">Maxwell, James Clerk Maxwell<text:tab/>میکس ویل، جیمس کلارک میکس ویل<text:tab/></text:p>
      <text:p text:style-name="P1">mean, median, mode<text:tab/>اوسط، وسطانیہ، عادہ<text:tab/></text:p>
      <text:p text:style-name="P1">mean position, extreme position<text:tab/>وسطی نقطہ، انتہائی مقام<text:tab/></text:p>
      <text:p text:style-name="P1">mean value theorem<text:tab/>مسئلہ اوسط قیمت<text:tab/></text:p>
      <text:p text:style-name="P1">measure<text:tab/>ناپنا<text:tab/></text:p>
      <text:p text:style-name="P1">measures of dispersion<text:tab/>انتشاری پیمانے<text:tab/></text:p>
      <text:p text:style-name="P1">median (meddle quartile), lower &amp; upper quartile, interquartile range<text:tab/>نصف چوتھائی، نچلی اور بالائی چوتھائی، چوتھائی سعت<text:tab/></text:p>
      <text:p text:style-name="P1">median of a triangle<text:tab/>وسطانیہ<text:tab/>matrix</text:p>
      <text:p text:style-name="P1">medium<text:tab/>ذریعہ<text:tab/></text:p>
      <text:p text:style-name="P1">mega: mega meter<text:tab/>میگا<text:tab/></text:p>
      <text:p text:style-name="P1">membrane<text:tab/>جھلی<text:tab/></text:p>
      <text:p text:style-name="P1">Memory: RAM=volatile memory, ROM=non-volatile memory<text:tab/>حافظہ: عارضی حافظہ، پختہ حافظہ<text:tab/></text:p>
      <text:p text:style-name="P1">mercury (planet)<text:tab/>عطارہ<text:tab/></text:p>
      <text:p text:style-name="P1">meridian<text:tab/>نصف النھار<text:tab/></text:p>
      <text:p text:style-name="P1">mesh, mesh analysis<text:tab/>جال، ترکیب جال<text:tab/></text:p>
      <text:p text:style-name="P1">mesh size<text:tab/>جسامت جال<text:tab/></text:p>
      <text:p text:style-name="P1">mesh point, nodal point (iteration, maths)<text:tab/>نقطہ جال، جوڑ<text:tab/></text:p>
      <text:p text:style-name="P1">metabolism<text:tab/>تحول<text:tab/></text:p>
      <text:p text:style-name="P1">meteorite<text:tab/>شہاب ثاقب<text:tab/></text:p>
      <text:p text:style-name="P1">method of least squares<text:tab/>ترکیب کمتر مربع<text:tab/></text:p>
      <text:p text:style-name="P1">Michael<text:tab/>میکائل<text:tab/></text:p>
      <text:p text:style-name="P1">micro<text:tab/>مائیکرو<text:tab/></text:p>
      <text:p text:style-name="P1">microphone<text:tab/>مائکروفون<text:tab/></text:p>
      <text:p text:style-name="P1">microwaves<text:tab/>خردامواج<text:tab/></text:p>
      <text:p text:style-name="P1"><text:soft-page-break/>mid, centre<text:tab/>وسط<text:tab/></text:p>
      <text:p text:style-name="P1">milli<text:tab/>مِلی<text:tab/></text:p>
      <text:p text:style-name="P1">minimum, maximum<text:tab/>کم سے کم، زیادہ سے زیادہ<text:tab/></text:p>
      <text:p text:style-name="P1">minterms, maxterms<text:tab/>ارکانِ جمع، ارکانِ ضرب<text:tab/></text:p>
      <text:p text:style-name="P1">minor, semiminor<text:tab/>اصغر، نصف اصغر<text:tab/></text:p>
      <text:p text:style-name="P1">minor lobe (antenna)<text:tab/>ثانوی شعاع<text:tab/></text:p>
      <text:p text:style-name="P1">minor (matrix)<text:tab/>اصغر<text:tab/></text:p>
      <text:p text:style-name="P1">missile<text:tab/>مزائل<text:tab/></text:p>
      <text:p text:style-name="P1">mistake<text:tab/>غلطی<text:tab/></text:p>
      <text:p text:style-name="P1">mixed differential du^2/dudy<text:tab/>مدغم تفرق<text:tab/></text:p>
      <text:p text:style-name="P1">mmf<text:tab/>مقناطیسی دباؤ<text:tab/></text:p>
      <text:p text:style-name="P1">Mobius strip:August Ferdinand Mobius<text:tab/>موبیوس پٹی: اگست فرڈینانڈ موبیوس<text:tab/></text:p>
      <text:p text:style-name="P1">mobility, surface mobility, bulk mobility<text:tab/>سطحی حرکت پذیری، گہرائی پر حرکت پذیری<text:tab/></text:p>
      <text:p text:style-name="P1">modeling<text:tab/>نمونہ کشی<text:tab/></text:p>
      <text:p text:style-name="P1">model;transistor model (mathematical model)<text:tab/>ریاضی نمونہ؛ باریک اشاراتی پائے ریاضی نمونہ<text:tab/></text:p>
      <text:p text:style-name="P1">mode, mode of operation<text:tab/>طریقِ کار، اندازِ کارکردگی، طرز<text:tab/></text:p>
      <text:p text:style-name="P1">mode:higher order mode<text:tab/>انداز: بلند رتبی انداز<text:tab/></text:p>
      <text:p text:style-name="P1">mode: higher mode frequency (wave guide)<text:tab/>انداز: بلند انداز تعدد<text:tab/></text:p>
      <text:p text:style-name="P1">moderate<text:tab/>معتدل<text:tab/></text:p>
      <text:p text:style-name="P1">modify<text:tab/>ترمیم کرنا<text:tab/></text:p>
      <text:p text:style-name="P1">modular surface<text:tab/>مقیاسی سطح<text:tab/></text:p>
      <text:p text:style-name="P1">modulate: modulate amplitude, modulate frequency<text:tab/>حیطہ ترمیم کرنا، تعدد ترمیم کرنا<text:tab/>not used this term yet</text:p>
      <text:p text:style-name="P1">modulating frequency, carrier frequency, modulating wave<text:tab/>تعددِ سوار، تعددِ سواری، سوار موج، سواری موج<text:tab/></text:p>
      <text:p text:style-name="P1">modulus (absolute value of complex number)<text:tab/>معیار<text:tab/></text:p>
      <text:p text:style-name="P1">modulus of elasticity, Young's modulus of elasticity<text:tab/>مقیاس لچک، (معیار لچک)، ینگ مقیاس لچک<text:tab/></text:p>
      <text:p text:style-name="P1">molecule, molecular<text:tab/>سالمہ، سالماتی<text:tab/></text:p>
      <text:p text:style-name="P1">moment, moment of force, dipole moment<text:tab/>معیار اثر، جفت قطب کا معیار اثر، قوت کا معیار اثر<text:tab/></text:p>
      <text:p text:style-name="P1">moment: bending moment<text:tab/>خماو کا معیار اثر<text:tab/></text:p>
      <text:p text:style-name="P1">moment: first and second moments<text:tab/>معیار اثر اول، معیار اثر دوم؛ پہلا معیار اثر، دوسرا معیار اثر<text:tab/></text:p>
      <text:p text:style-name="P1">moment: kth moment<text:tab/>کے ویں معیار اثر<text:tab/></text:p>
      <text:p text:style-name="P1">moment: kth central moment<text:tab/>کے ویں وسطی معیار اثر<text:tab/></text:p>
      <text:p text:style-name="P1">moment of inertia<text:tab/>جمودی معیار اثر<text:tab/></text:p>
      <text:p text:style-name="P1">moment arm of torque<text:tab/>مروڑی اثر کا بازو<text:tab/></text:p>
      <text:p text:style-name="P1">moment: method of moments<text:tab/>ترکیب معیار اثر<text:tab/></text:p>
      <text:p text:style-name="P1">momentarily<text:tab/>لمحاتی طور پر، عارضی طور پر، پل بھر کے لئے<text:tab/></text:p>
      <text:p text:style-name="P1">monoatomic ion, polyatomic ion<text:tab/>یک جوہری بارداریہ، <text:s/>کثیر جوہری بارداریہ<text:tab/></text:p>
      <text:p text:style-name="P1">monotone: monotone increasing, decreasing<text:tab/>یک سر بڑھتا، گھٹتا<text:tab/></text:p>
      <text:p text:style-name="P1">morphic:meromorphic<text:tab/>جزوی شکلہ<text:tab/></text:p>
      <text:p text:style-name="P1">morphic: holomorphic<text:tab/>کل شکلہ<text:tab/></text:p>
      <text:p text:style-name="P1">motorway<text:tab/>موٹروے<text:tab/></text:p>
      <text:p text:style-name="P1">multistage<text:tab/>کثیرالمراحل<text:tab/></text:p>
      <text:p text:style-name="P1">multiple integrals<text:tab/>تکمل بالکثرت<text:tab/></text:p>
      <text:p text:style-name="P1">multiple: multiple of ex<text:tab/>مضرب: ایکس کا مضرب<text:tab/></text:p>
      <text:p text:style-name="P1">multiple point (of a curve)<text:tab/>متعدد نقطہ<text:tab/></text:p>
      <text:p text:style-name="P1">multiplexer, mux<text:tab/>داخلی منتخب کار<text:tab/></text:p>
      <text:p text:style-name="P1">multiplier, (multiplicand), [multlipliers]<text:tab/>ضارب یا ضریب، (مضروب)، [ضاربین]<text:tab/></text:p>
      <text:p text:style-name="P1">multiply connected, multiply connected domain<text:tab/>مضرب تعلق، مضرب تعلق دائرہ کار<text:tab/></text:p>
      <text:p text:style-name="P1">multivalued<text:tab/>کثیر قیمتی<text:tab/></text:p>
      <text:p text:style-name="P1">mutivariable function<text:tab/>کثیر المتغیر تفاعل<text:tab/></text:p>
      <text:p text:style-name="P1">mutual<text:tab/>باہمی، مشترکہ،اجتماعی<text:tab/></text:p>
      <text:p text:style-name="P1">mutual distance<text:tab/>باہمی فاصلہ<text:tab/></text:p>
      <text:p text:style-name="P1">mutual flux linkage<text:tab/>مشترکہ اِرتَباطِ رو<text:tab/></text:p>
      <text:p text:style-name="P1">mutual inductance<text:tab/>مشترکہ امالہ<text:tab/></text:p>
      <text:p text:style-name="P1"><text:soft-page-break/>nabla<text:tab/>نیبلا<text:tab/></text:p>
      <text:p text:style-name="P1">Nagasaki (japan)<text:tab/>ناگاساکی<text:tab/></text:p>
      <text:p text:style-name="P1">Napier (Neper)<text:tab/>نیپر<text:tab/></text:p>
      <text:p text:style-name="P1">natural frequency<text:tab/>قدرتی تعدد ارتعاش<text:tab/></text:p>
      <text:p text:style-name="P1">natural frequency: damped, undamped<text:tab/>بلا تقصیر قدرتی تعدد، مقصور قدرتی تعدد<text:tab/></text:p>
      <text:p text:style-name="P1">name plate<text:tab/>معلوماتی تختی<text:tab/>تختی پہچان</text:p>
      <text:p text:style-name="P1">nano<text:tab/>نینو<text:tab/></text:p>
      <text:p text:style-name="P1">narrow range<text:tab/>محدود حد<text:tab/></text:p>
      <text:p text:style-name="P1">natural response: complementary solution (diff eq)<text:tab/>فطری رد عمل<text:tab/></text:p>
      <text:p text:style-name="P1">necessary (condition, maths)<text:tab/>لازم<text:tab/></text:p>
      <text:p text:style-name="P1">negative<text:tab/>نفی<text:tab/></text:p>
      <text:p text:style-name="P1">negligible<text:tab/>قابل نظر انداز<text:tab/></text:p>
      <text:p text:style-name="P1">neighbourhood<text:tab/>پڑوس<text:tab/></text:p>
      <text:p text:style-name="P1">Neils Henrik Abel<text:tab/>نیلز ہنری ایبل<text:tab/></text:p>
      <text:p text:style-name="P1">Neper (wave attenuation), John Neper<text:tab/>نیپر (جان نیپر)<text:tab/></text:p>
      <text:p text:style-name="P1">Neptune planet<text:tab/>نیپچون<text:tab/></text:p>
      <text:p text:style-name="P1">net force<text:tab/>کل قوت<text:tab/></text:p>
      <text:p text:style-name="P1">Netherland<text:tab/>نیدرلینڈ<text:tab/></text:p>
      <text:p text:style-name="P1">network: electrical network<text:tab/>جال: دوری جال<text:tab/></text:p>
      <text:p text:style-name="P1">neutral, neutral atom<text:tab/>تعدیلی، تعدیلی ایٹم<text:tab/>تعدیلی جوہر</text:p>
      <text:p text:style-name="P1">neutral wire, cold wire<text:tab/>تعدیلی تار، سرد تار، ٹھنڈی تار<text:tab/></text:p>
      <text:p text:style-name="P1">neutralization<text:tab/>تعدیل<text:tab/></text:p>
      <text:p text:style-name="P1">newton's law of cooling<text:tab/>نیوٹن کا قانون ٹھنڈک<text:tab/></text:p>
      <text:p text:style-name="P1">nichrome<text:tab/>نائیکروم<text:tab/></text:p>
      <text:p text:style-name="P1">Nobel prize<text:tab/>نوبل انعام یافتہ<text:tab/></text:p>
      <text:p text:style-name="P1">nodal point, nodal lines (vibrations)<text:tab/>نقطہ صفر ہٹاو، صفر ہٹاو لکیر<text:tab/></text:p>
      <text:p text:style-name="P1">node (string)<text:tab/>نقطہ صفر ہٹاو<text:tab/></text:p>
      <text:p text:style-name="P1">node, loop, branch<text:tab/>جوڑ، دائرہ، بازو<text:tab/></text:p>
      <text:p text:style-name="P1">node: super node<text:tab/>مخلوط جوڑ<text:tab/></text:p>
      <text:p text:style-name="P1">nodal analysis<text:tab/>تجزیہ جوڑ<text:tab/></text:p>
      <text:p text:style-name="P1">nodal voltage<text:tab/>دباو جوڑ<text:tab/></text:p>
      <text:p text:style-name="P1">noise power (in resistor)<text:tab/>طاقت شور<text:tab/></text:p>
      <text:p text:style-name="P1">noise temperature<text:tab/>حرارت شور<text:tab/></text:p>
      <text:p text:style-name="P1">nomenclature<text:tab/>تسمیہ<text:tab/></text:p>
      <text:p text:style-name="P1">non homogeneous<text:tab/>ہر طرف غیر یکساں<text:tab/></text:p>
      <text:p text:style-name="P1">non linear<text:tab/>غیر تدریجی<text:tab/></text:p>
      <text:p text:style-name="P1">non-sinusoidal<text:tab/>غیر سائن نما<text:tab/></text:p>
      <text:p text:style-name="P1">non trivial solution<text:tab/>غیر صفر حل<text:tab/></text:p>
      <text:p text:style-name="P1">non zero<text:tab/>غیر صفر<text:tab/></text:p>
      <text:p text:style-name="P1">Norm; norm of functions (orthogonal functions)<text:tab/>معیار<text:tab/></text:p>
      <text:p text:style-name="P1">normal matrix<text:tab/>عمودی قالب<text:tab/></text:p>
      <text:p text:style-name="P1">normal (not special)<text:tab/>عمومی<text:tab/></text:p>
      <text:p text:style-name="P1">Normal, binormal , principal normal (maths)<text:tab/>عمودی، خطِ عمود، دوہرا عمودی، صدر عمودی <text:tab/></text:p>
      <text:p text:style-name="P1">normal distribution, normal distributed<text:tab/>عمومی تقسیم، عمومی بانٹی ہوئی<text:tab/>here normal is used in this sense</text:p>
      <text:p text:style-name="P1">normal mode:nth normal mode (vibrating string)<text:tab/>این ویں عمودی انداز<text:tab/></text:p>
      <text:p text:style-name="P1">normalize, normalize with alpha<text:tab/>تقابل پذیر، بمطابق الفا<text:tab/>معیاری صورت میں لانا</text:p>
      <text:p text:style-name="P1">normalized<text:tab/>تقابل پذیر<text:tab/>معیاری صورت</text:p>
      <text:p text:style-name="P1">normal line<text:tab/>خطِ عمودی<text:tab/></text:p>
      <text:p text:style-name="P1">north pole<text:tab/>شمالی قطب<text:tab/></text:p>
      <text:p text:style-name="P1">Norton Theorem: Edward Lawry Norton<text:tab/>ایڈورڈ لوری نارٹن<text:tab/></text:p>
      <text:p text:style-name="P1">Norway<text:tab/>ناروے<text:tab/></text:p>
      <text:p text:style-name="P1">notation<text:tab/>علامت نویسی، علامتی اظہار<text:tab/>علامتیت</text:p>
      <text:p text:style-name="P1">notation: short notation<text:tab/>مختصر علامت<text:tab/></text:p>
      <text:p text:style-name="P1">notch filter<text:tab/>دندانہ چھلنی<text:tab/></text:p>
      <text:p text:style-name="P1">note that<text:tab/>یاد رہے کہ، دھیان، توجہ<text:tab/></text:p>
      <text:p text:style-name="P1">notice<text:tab/>محسوس کرنا، دھیان دینا<text:tab/></text:p>
      <text:p text:style-name="P1">Nucleus (cell)<text:tab/>مرکزہ<text:tab/></text:p>
      <text:p text:style-name="P1"><text:soft-page-break/>Null, nullity (set, maths), null space<text:tab/>معدوم، معدومیت، معدوم فضا<text:tab/></text:p>
      <text:p text:style-name="P1">number theory<text:tab/>اعدادی نظریہ<text:tab/></text:p>
      <text:p text:style-name="P1">numbered from 1 to n<text:tab/>ہم انہیں 1 تا 10 کی شمار سے ظاہر کرتے ہیں۔<text:tab/></text:p>
      <text:p text:style-name="P1">numerator<text:tab/>شمار کنندہ<text:tab/></text:p>
      <text:p text:style-name="P1">numerical aperture (optical fiber sin theta)<text:tab/>عددی شگاف<text:tab/></text:p>
      <text:p text:style-name="P1">numerical, iteration<text:tab/>عددی، دہرانا<text:tab/>numerical=اعدادی</text:p>
      <text:p text:style-name="P1">numerical method<text:tab/>اعدادی طریقہ<text:tab/></text:p>
      <text:p text:style-name="P1">numerical technique<text:tab/>اعدادی ترکیب<text:tab/></text:p>
      <text:p text:style-name="P1">number <text:tab/>عدد<text:tab/></text:p>
      <text:p text:style-name="P1">numbered<text:tab/>شمار، شمارہ<text:tab/></text:p>
      <text:p text:style-name="P1">Nyquist criterion<text:tab/>اصول نی کوسٹ<text:tab/></text:p>
      <text:p text:style-name="P1">observation<text:tab/>مشاہدہ<text:tab/></text:p>
      <text:p text:style-name="P1">object<text:tab/>چیز<text:tab/></text:p>
      <text:p text:style-name="P1">observed (probability)<text:tab/>مشاہدہ کرنا<text:tab/></text:p>
      <text:p text:style-name="P1">observed values<text:tab/>مشاہدے سے حاصل قیمتیں<text:tab/></text:p>
      <text:p text:style-name="P1">obtuse angle (greater than 90)<text:tab/>زویہ منفرجہ<text:tab/></text:p>
      <text:p text:style-name="P1">octant<text:tab/>ثُمن<text:tab/></text:p>
      <text:p text:style-name="P1">octave((software)<text:tab/>آکٹیو<text:tab/></text:p>
      <text:p text:style-name="P1">odd<text:tab/>طاق<text:tab/></text:p>
      <text:p text:style-name="P1">odd function symmetry<text:tab/>طاق تفاعل تشاکل<text:tab/></text:p>
      <text:p text:style-name="P1">ODE (ordinary differential equation)<text:tab/>سادہ تفرقی مساوات<text:tab/></text:p>
      <text:p text:style-name="P1">odometer<text:tab/>مسافت پیما<text:tab/></text:p>
      <text:p text:style-name="P1">offset voltage: read output offset voltage<text:tab/><text:tab/></text:p>
      <text:p text:style-name="P1">Ohm :Georg Simon Ohm<text:tab/>اوہم : جارج سائمن اوہم<text:tab/>گیورگ سیمون اوہم</text:p>
      <text:p text:style-name="P1">ohm meter<text:tab/>مزاحمت پیما<text:tab/></text:p>
      <text:p text:style-name="P1">oil refinery<text:tab/>تیل صاف سازی کا کارخانہ<text:tab/></text:p>
      <text:p text:style-name="P1">omit<text:tab/>ترک کرنا<text:tab/></text:p>
      <text:p text:style-name="P1">omnidirectional antenna<text:tab/>غیر سمتی اینٹینا<text:tab/></text:p>
      <text:p text:style-name="P1">one to one correspondence<text:tab/>ایک ایک مطابقت<text:tab/></text:p>
      <text:p text:style-name="P1">one, precisely one<text:tab/>واحد ایک<text:tab/></text:p>
      <text:p text:style-name="P1">onto, into (transformation of Domain onto/into Range)<text:tab/>میں، پر<text:tab/></text:p>
      <text:p text:style-name="P1">opaque<text:tab/>غیر شفاف<text:tab/></text:p>
      <text:p text:style-name="P1">open, closed<text:tab/>بند، کھلا<text:tab/></text:p>
      <text:p text:style-name="P1">open circuit<text:tab/>کھلا برقی دور<text:tab/></text:p>
      <text:p text:style-name="P1">open loop, open surface<text:tab/>کھلا دائرہ، کھلی سطح<text:tab/></text:p>
      <text:p text:style-name="P1">operating characteristic (OC, testing of hypothesis, maths)<text:tab/>خاصیت کارکردگی<text:tab/></text:p>
      <text:p text:style-name="P1">operating characteristic curve<text:tab/>منحنی خاصیت کارکردگی<text:tab/></text:p>
      <text:p text:style-name="P1">operation (maths: add, subtract, etc)<text:tab/>عمل<text:tab/></text:p>
      <text:p text:style-name="P1">operation<text:tab/>کارکردگی<text:tab/></text:p>
      <text:p text:style-name="P1">operator, operators<text:tab/>عامل، عاملین<text:tab/></text:p>
      <text:p text:style-name="P1">operator; differential operator D, identity operator I (Iy=y)<text:tab/>عامل؛ تفرقی عامل ؛ مماثلی عامل<text:tab/></text:p>
      <text:p text:style-name="P1">optics<text:tab/>بصریات<text:tab/></text:p>
      <text:p text:style-name="P1">optical fibre<text:tab/>شیش ریشہ<text:tab/></text:p>
      <text:p text:style-name="P1">optical frequency, optical wavelength<text:tab/>بصری تعدد، بصری طول موج<text:tab/></text:p>
      <text:p text:style-name="P1">optic nerve<text:tab/>عصب بصری، عصب بینائی<text:tab/></text:p>
      <text:p text:style-name="P1">optimum<text:tab/>بہترین<text:tab/></text:p>
      <text:p text:style-name="P1">optimize<text:tab/>بہترین بنانا<text:tab/></text:p>
      <text:p text:style-name="P1">opto coupler<text:tab/>ضیاعی وابستہ کار<text:tab/></text:p>
      <text:p text:style-name="P1">order: order something<text:tab/>منگوانا<text:tab/></text:p>
      <text:p text:style-name="P1">order: cost of placing order<text:tab/>مال منگواتے وقت ادائگی<text:tab/></text:p>
      <text:p text:style-name="P1">order<text:tab/>رتبہ<text:tab/></text:p>
      <text:p text:style-name="P1">order<text:tab/>نظم<text:tab/></text:p>
      <text:p text:style-name="P1">Order: 10^5 has order 5<text:tab/>رتبہ<text:tab/></text:p>
      <text:p text:style-name="P1">order: x will have to be of the order y<text:tab/>ایکس کو لگ بھگ وائے کے برابر ہونا ہو گا<text:tab/></text:p>
      <text:p text:style-name="P1">order of zeroes<text:tab/>رتبہ<text:tab/></text:p>
      <text:p text:style-name="P1">order: write them in a certain order<text:tab/>منظم کرنا، نظم<text:tab/></text:p>
      <text:p text:style-name="P1">Ordered pair, ordered triples<text:tab/>مرتب جوڑی، مرتب تین اعداد<text:tab/></text:p>
      <text:p text:style-name="P1">ordinary<text:tab/>سادہ<text:tab/></text:p>
      <text:p text:style-name="P1"><text:soft-page-break/>ordinary differential equation<text:tab/>سادہ تفرقی مساوات<text:tab/></text:p>
      <text:p text:style-name="P1">ore: metal ore, coal ore<text:tab/>خام دھات، خام کوئلا<text:tab/></text:p>
      <text:p text:style-name="P1">orientable<text:tab/>قابل سمت بند<text:tab/></text:p>
      <text:p text:style-name="P1">orientation<text:tab/>سمت بندی<text:tab/>تشریق (میٹرک)</text:p>
      <text:p text:style-name="P1">origin, coordinate system<text:tab/>مبدا<text:tab/></text:p>
      <text:p text:style-name="P1">orthogonal<text:tab/>قائمہ، عمودی<text:tab/></text:p>
      <text:p text:style-name="P1">orthogonal projection<text:tab/>تظلیل قائمہ: وہ تظلیل جس میں روشنی کی شعاعیں عمودی پڑتی ہیں<text:tab/></text:p>
      <text:p text:style-name="P1">orthogonal trajectories<text:tab/>عمودی <text:s/>خطوط<text:tab/></text:p>
      <text:p text:style-name="P1">orthogonality<text:tab/>قائمیت<text:tab/></text:p>
      <text:p text:style-name="P1">orthogonally<text:tab/>قائمی طور پر<text:tab/></text:p>
      <text:p text:style-name="P1">Orthonormal<text:tab/>معیاری عمودی، معیاری قائمہ الزاویہ<text:tab/></text:p>
      <text:p text:style-name="P1">orthonormality<text:tab/>معیاری قائمیت<text:tab/></text:p>
      <text:p text:style-name="P1">oscar perron<text:tab/>اسکار پیغوں<text:tab/></text:p>
      <text:p text:style-name="P1">oscillation<text:tab/>ارتعاش<text:tab/></text:p>
      <text:p text:style-name="P1">oscillator<text:tab/>مرتعش<text:tab/></text:p>
      <text:p text:style-name="P1">out / in<text:tab/>خارج، داخل<text:tab/></text:p>
      <text:p text:style-name="P1">outcome<text:tab/>انجام<text:tab/></text:p>
      <text:p text:style-name="P1">output offset voltage, input offset voltage<text:tab/>داخلی انحرافی برقی دباؤ، خارجی انحرافی برقی دباؤ<text:tab/></text:p>
      <text:p text:style-name="P1">out of phase: when angles are not equal<text:tab/>الگ زاویہ ہونا<text:tab/></text:p>
      <text:p text:style-name="P1">output<text:tab/>ماحصل<text:tab/></text:p>
      <text:p text:style-name="P1">output<text:tab/>پیداوار<text:tab/></text:p>
      <text:p text:style-name="P1">output pin, output port<text:tab/>خرجی پنیہ، خارجی راہ, برآمد، برآمدی<text:tab/></text:p>
      <text:p text:style-name="P1">over damped<text:tab/>زیادہ مقصور<text:tab/></text:p>
      <text:p text:style-name="P1">overlap<text:tab/>ڈھانپنا<text:tab/></text:p>
      <text:p text:style-name="P1">overview<text:tab/> جائزہ، سرسری جائزہ<text:tab/></text:p>
      <text:p text:style-name="P1">Pacific ocean<text:tab/>بحرالکاہل<text:tab/></text:p>
      <text:p text:style-name="P1">packet: spectral packet<text:tab/>شعاعی پٹی<text:tab/></text:p>
      <text:p text:style-name="P1">PAL<text:tab/>قابلِ تشکیل ایند جوڑ کے منتقی ترکیبی دور<text:tab/></text:p>
      <text:p text:style-name="P1">Pappus theorem (maths)<text:tab/>مسئلہ پاپس<text:tab/></text:p>
      <text:p text:style-name="P1">parabola, parabolas<text:tab/>قطع مکافی، قطعات مکافی<text:tab/></text:p>
      <text:p text:style-name="P1">paraboloid<text:tab/>قطع مکافی مجسم <text:s/>قطع مکافی سطح<text:tab/></text:p>
      <text:p text:style-name="P1">parallel (parallel circuit)<text:tab/>متوازی<text:tab/></text:p>
      <text:p text:style-name="P1">parallel axis theorem<text:tab/>مسئلہ متوازی محور<text:tab/></text:p>
      <text:p text:style-name="P1">parallel lines<text:tab/>مماثلت، مماثل لکیر<text:tab/></text:p>
      <text:p text:style-name="P1">parallel port<text:tab/>متوزی راہ<text:tab/></text:p>
      <text:p text:style-name="P1">parallelogram law<text:tab/>متوازی الاضلاع: سمتیوں کا متوازی الاضلاع<text:tab/></text:p>
      <text:p text:style-name="P1">parallelepiped, hexagonal; rectangular<text:tab/>مسدسی متوازی السطوح، مستطیلی متوازی السطوح<text:tab/> </text:p>
      <text:p text:style-name="P1">parameter<text:tab/>مقدار معلوم<text:tab/> </text:p>
      <text:p text:style-name="P1">parametric curve<text:tab/>منحنی مقدار معلوم<text:tab/></text:p>
      <text:p text:style-name="P1">parametric representation, parametric form<text:tab/>مقدار معلوم روپ<text:tab/></text:p>
      <text:p text:style-name="P1">parametrization<text:tab/>مقدار معلوم روپ کا حصول<text:tab/></text:p>
      <text:p text:style-name="P1">parasitic<text:tab/>غیر مطلوب<text:tab/></text:p>
      <text:p text:style-name="P1">Parseval's theorem<text:tab/>مسئلہ پارسیوال<text:tab/></text:p>
      <text:p text:style-name="P1">partial differential equations: elliptic, parabolic, hyperbolic<text:tab/>بیضوی، قطع مکافی اور قطع زائد جزوی تفرقی مساوات<text:tab/></text:p>
      <text:p text:style-name="P1">partial fraction<text:tab/>جزوی کسر<text:tab/></text:p>
      <text:p text:style-name="P1">partial fraction expansion<text:tab/>جزوی کسری پھیلاو<text:tab/></text:p>
      <text:p text:style-name="P1">partial fractions: method of partial fractions<text:tab/>جزوی کسری ترکیب<text:tab/></text:p>
      <text:p text:style-name="P1">partial sum<text:tab/>جزوی مجموعہ<text:tab/></text:p>
      <text:p text:style-name="P1">particular solution<text:tab/>مخصوص حل<text:tab/></text:p>
      <text:p text:style-name="P1">partition: the partition, partitions<text:tab/>خانے بنانا، خانہ یا خانے، خانہ بندی<text:tab/></text:p>
      <text:p text:style-name="P1">partition norm<text:tab/>خانہ بندی کا معیار<text:tab/></text:p>
      <text:p text:style-name="P1">Pascal triangle<text:tab/>پاسکل تکون، <text:s/>الکراجی تکون<text:tab/> </text:p>
      <text:p text:style-name="P1">passive component, active component eg resistor, transistor<text:tab/>غیر عامل جزو، عامل جزو، عامل پرزہ، غیر عامل پرزہ<text:tab/></text:p>
      <text:p text:style-name="P1">passive sign convention<text:tab/>انفعالی رائج سمت<text:tab/></text:p>
      <text:p text:style-name="P1">password<text:tab/>خفیہ لفظ، سم سم، <text:s/>کھل جا سم سم<text:tab/></text:p>
      <text:p text:style-name="P1"><text:soft-page-break/>patent<text:tab/>سند ایجاد<text:tab/></text:p>
      <text:p text:style-name="P1">path<text:tab/>راہ<text:tab/></text:p>
      <text:p text:style-name="P1">path: independent of path<text:tab/>راہ سے آزاد<text:tab/>راہ سے بے نیاز</text:p>
      <text:p text:style-name="P1">pattern<text:tab/>طرز<text:tab/></text:p>
      <text:p text:style-name="P1">pattern: primary, secondary (antenna)<text:tab/>انفرادی نقش، قطاری نقش<text:tab/></text:p>
      <text:p text:style-name="P1">Pauli spin matrices (Wolgang Ernst Pauli)<text:tab/>ولگنگ ارنسٹ پالی، پالی قالب چکر<text:tab/></text:p>
      <text:p text:style-name="P1">peak<text:tab/>چوٹی<text:tab/></text:p>
      <text:p text:style-name="P1">pendulum<text:tab/>لٹکن<text:tab/>رقاص</text:p>
      <text:p text:style-name="P1">percentile<text:tab/>صدویہ<text:tab/></text:p>
      <text:p text:style-name="P1">perfect square<text:tab/>مکمل چکور<text:tab/></text:p>
      <text:p text:style-name="P1">perform<text:tab/>سرانجام دینا<text:tab/></text:p>
      <text:p text:style-name="P1">perigee<text:tab/>حضیض<text:tab/></text:p>
      <text:p text:style-name="P1">perihelion<text:tab/>حضیض شمس<text:tab/></text:p>
      <text:p text:style-name="P1">periodic, aperiodic, periodicity<text:tab/>دوری، غیر دوری، دوریت<text:tab/></text:p>
      <text:p text:style-name="P1">period: time period<text:tab/>دوری عرصہ<text:tab/></text:p>
      <text:p text:style-name="P1">periodic motion<text:tab/>دوری حرکت<text:tab/></text:p>
      <text:p text:style-name="P1">perimeter<text:tab/>محیط<text:tab/></text:p>
      <text:p text:style-name="P1">permeability, relative permeability<text:tab/>مقناطیسی مستقل، اضافی مقناطیسی مستقل<text:tab/>مقناطیسی مستقل</text:p>
      <text:p text:style-name="P1">permitivity, relative permitivity<text:tab/>برقی مستقل، اضافی برقی مستقل<text:tab/> </text:p>
      <text:p text:style-name="P1">perpendicular, drop a perpendicular<text:tab/>عمودی، عمود گرانا<text:tab/></text:p>
      <text:p text:style-name="P1">perpendicular axis theorem<text:tab/>مسئلہ عمودی محور<text:tab/></text:p>
      <text:p text:style-name="P1">perturbation<text:tab/>خلل<text:tab/>اضطراب</text:p>
      <text:p text:style-name="P1">pH (acidity)<text:tab/>طاقت ہائیڈروجن<text:tab/></text:p>
      <text:p text:style-name="P1">pharmaceutical<text:tab/>دوا ساز<text:tab/></text:p>
      <text:p text:style-name="P1">pharmacist<text:tab/>دوا ساز<text:tab/></text:p>
      <text:p text:style-name="P1">phase<text:tab/>زاویاتی دور، زاویائی فرق<text:tab/> </text:p>
      <text:p text:style-name="P1">phase: single phase and three phase system<text:tab/>یک دوری، تین دوری نظام<text:tab/></text:p>
      <text:p text:style-name="P1">phase angle<text:tab/>زاویائی فاصلہ<text:tab/></text:p>
      <text:p text:style-name="P1">phase constant, attenuation constant (waves)<text:tab/>زاویائی مستقل، تقلیلی مستقل<text:tab/></text:p>
      <text:p text:style-name="P1">phase current, phase voltage<text:tab/>دوری دباو، دوری رو<text:tab/></text:p>
      <text:p text:style-name="P1">phase difference<text:tab/>زاویائی فرق<text:tab/> </text:p>
      <text:p text:style-name="P1">phase plane, phase diagram, phase plane representation<text:tab/>سطح مرحلہ، شکل مرحلہ، سطح مرحلہ اشکال<text:tab/></text:p>
      <text:p text:style-name="P1">phase velocity, group velocity<text:tab/>دوری رفتار، مجموعی رفتار<text:tab/></text:p>
      <text:p text:style-name="P1">phase voltage, phase current<text:tab/>دوری برقی دباؤ، دوری برقی رو<text:tab/></text:p>
      <text:p text:style-name="P1">phase: in phase: when angles are equal<text:tab/>ہم زاویہ<text:tab/></text:p>
      <text:p text:style-name="P1">phase: out of phase: when angles are not equal<text:tab/>الگ زاویہ ہونا<text:tab/></text:p>
      <text:p text:style-name="P1">phase point<text:tab/>زاویائی نقطہ<text:tab/></text:p>
      <text:p text:style-name="P1">phase portrait (maths)<text:tab/>پیکر مرحلہ<text:tab/></text:p>
      <text:p text:style-name="P1">phasor<text:tab/>دوری سمتیہ<text:tab/> </text:p>
      <text:p text:style-name="P1">phillip ludwig von seidel<text:tab/>فلپ لڈوگ ون زائڈل<text:tab/></text:p>
      <text:p text:style-name="P1">photon<text:tab/>فوٹان، ضیائی ذرہ<text:tab/>نوریہ</text:p>
      <text:p text:style-name="P1">photosynthesis<text:tab/>ضیائی تالیف<text:tab/></text:p>
      <text:p text:style-name="P1">Picard’s method <text:s/>(french pronunciation)<text:tab/>ترکیب پکاغ<text:tab/></text:p>
      <text:p text:style-name="P1">Picard: Charles Emile Picard (french pronunciation)<text:tab/>شاغل مل پکاغ<text:tab/></text:p>
      <text:p text:style-name="P1">piecewise continuous<text:tab/>ٹکڑوں میں استمراری<text:tab/></text:p>
      <text:p text:style-name="P1">piecewise defined function<text:tab/>ٹکڑوں میں معین تفاعل<text:tab/></text:p>
      <text:p text:style-name="P1">Pierre de Fermat<text:tab/>پیئغ د فغما<text:tab/></text:p>
      <text:p text:style-name="P1">piezoelectric crystal<text:tab/>داب برقی قلم<text:tab/></text:p>
      <text:p text:style-name="P1">pin, pins<text:tab/>پنیا، پنیے<text:tab/></text:p>
      <text:p text:style-name="P1">pipe<text:tab/>نالی، نل<text:tab/></text:p>
      <text:p text:style-name="P1">piston<text:tab/>بوکا<text:tab/></text:p>
      <text:p text:style-name="P1">pivot<text:tab/>چول<text:tab/></text:p>
      <text:p text:style-name="P1">pivot point (interpolation)<text:tab/>چول قیمت<text:tab/></text:p>
      <text:p text:style-name="P1">pivotal coefficient<text:tab/>چول عددی سر<text:tab/></text:p>
      <text:p text:style-name="P1">pivotal equation<text:tab/>چول مساوات<text:tab/></text:p>
      <text:p text:style-name="P1">PLA<text:tab/>قابلِ تشکیل اینڈ اور آر جوڑ کے منتقی ترکیبی دور<text:tab/></text:p>
      <text:p text:style-name="P1">plan: sampling plan<text:tab/>منصوبہ: نمونی منصوبہ<text:tab/></text:p>
      <text:p text:style-name="P1"><text:soft-page-break/>Planck's constant<text:tab/>مستقل پلانک<text:tab/></text:p>
      <text:p text:style-name="P1">plane curve<text:tab/>مستوی منحنی<text:tab/></text:p>
      <text:p text:style-name="P1">plane; plane wave<text:tab/>مستوی موج<text:tab/></text:p>
      <text:p text:style-name="P1">plane: infinite plane, infinite surface<text:tab/>لامحدود وسعت کی سطح<text:tab/>لامحدود وسعت کا مستوی اور سطح</text:p>
      <text:p text:style-name="P1">plane line, plane surface<text:tab/>سیدھی لکیر، سیدھی سطح<text:tab/>مستوی لکیر، مستوی سطح</text:p>
      <text:p text:style-name="P1">plane (surface)<text:tab/>مسطح (سطح)<text:tab/>dr anees rasheed khan</text:p>
      <text:p text:style-name="P1">planar sheet<text:tab/>مسطح چادر<text:tab/></text:p>
      <text:p text:style-name="P1">planet<text:tab/>سیارہ، سیارات<text:tab/></text:p>
      <text:p text:style-name="P1">planimeter<text:tab/>سطح پیما<text:tab/></text:p>
      <text:p text:style-name="P1">plausible<text:tab/>بظاہر معقول<text:tab/></text:p>
      <text:p text:style-name="P1">Pluto<text:tab/>پلوٹو<text:tab/></text:p>
      <text:p text:style-name="P1">point:dotted line<text:tab/>نقطہ دار لکیر<text:tab/></text:p>
      <text:p text:style-name="P1">point: interior, left endpoint, right endpoint,exterior point<text:tab/>اندرونی نقطہ، دائیں سر نقطہ، بائیں سر نقطہ، بیرونی نقطہ<text:tab/></text:p>
      <text:p text:style-name="P1">point:starting point, criticize, points of discussion<text:tab/>ابتدائی نقطہ، نکتہ چینی، نکات<text:tab/></text:p>
      <text:p text:style-name="P1">Poisson integral formula, Simeon Denis Poisson<text:tab/>پوسوں تکملی کلیہ؛ سمیوں دنی پوسوں<text:tab/></text:p>
      <text:p text:style-name="P1">polar, non polar<text:tab/>قطبی، غیر قطبی<text:tab/></text:p>
      <text:p text:style-name="P1">polar coordinates<text:tab/>قطبی محدد<text:tab/></text:p>
      <text:p text:style-name="P1">polar representation, polar form<text:tab/>قطبی روپ<text:tab/></text:p>
      <text:p text:style-name="P1">Polarization: wave polarization, linear, elliptic and circular<text:tab/>تقطیب: تقطیب موج، خطی، بیضوی، دائری تقطیب<text:tab/></text:p>
      <text:p text:style-name="P1">pole, poles<text:tab/>قطب، قطبین<text:tab/></text:p>
      <text:p text:style-name="P1">Pole-zero plot<text:tab/>ترسیم قطبین و صفر<text:tab/></text:p>
      <text:p text:style-name="P1">pollution, (pollutant)<text:tab/>آلودگی، (نجاست)<text:tab/></text:p>
      <text:p text:style-name="P1">polished, to polish<text:tab/>چمکدار، چمکدار بنانا<text:tab/></text:p>
      <text:p text:style-name="P1">polygon<text:tab/>کثیر الاضلاع<text:tab/></text:p>
      <text:p text:style-name="P1">Polynomial<text:tab/>کثیر رکنی<text:tab/></text:p>
      <text:p text:style-name="P1">population<text:tab/>آبادی<text:tab/></text:p>
      <text:p text:style-name="P1">position<text:tab/>مقام، درجہ، صورت، حالت، انداز، جگہ<text:tab/></text:p>
      <text:p text:style-name="P1">position: extreme position<text:tab/>انتہائی مقام<text:tab/></text:p>
      <text:p text:style-name="P1">position vector, function<text:tab/>تعین گر سمتیہ، تفاعل<text:tab/></text:p>
      <text:p text:style-name="P1">positional<text:tab/>مقام کے متعلق<text:tab/></text:p>
      <text:p text:style-name="P1">positioner<text:tab/>مقام <text:s/>متعین کرنے والا<text:tab/></text:p>
      <text:p text:style-name="P1">positron<text:tab/>ضد برقیہ<text:tab/></text:p>
      <text:p text:style-name="P1">Postulate (matric)<text:tab/>اصول موضوعہ<text:tab/></text:p>
      <text:p text:style-name="P1">potential<text:tab/>مخفی قوہ<text:tab/>مخفیہ</text:p>
      <text:p text:style-name="P1">potential: complex potential<text:tab/>مخلوط مخفی قوہ<text:tab/></text:p>
      <text:p text:style-name="P1">Potential: potential theory<text:tab/>نظریہ مخفی قوہ<text:tab/></text:p>
      <text:p text:style-name="P1">potential energy<text:tab/>مخفی توانائی<text:tab/></text:p>
      <text:p text:style-name="P1">powder<text:tab/>برادہ<text:tab/></text:p>
      <text:p text:style-name="P1">power<text:tab/>طاقت<text:tab/></text:p>
      <text:p text:style-name="P1">power function (testing hypothesis, maths)<text:tab/>تفاعل طاقت<text:tab/></text:p>
      <text:p text:style-name="P1">power relation of complex, real and reactive: S=P+jQ<text:tab/><text:tab/></text:p>
      <text:p text:style-name="P1">power:complex S, real P, reactive Q, apparent abs(S)<text:tab/>مخلوط، حقیقی، متعاملی اور ظاہری<text:tab/></text:p>
      <text:p text:style-name="P1">power units:complex=VA, real=Watt, reactive=var<text:tab/><text:tab/></text:p>
      <text:p text:style-name="P1">power amplifier<text:tab/>قوی ایمپلی فائر<text:tab/></text:p>
      <text:p text:style-name="P1">power electronics<text:tab/>طاقت سنبھالنے والی الیکٹرانکس، <text:s/>پُرطاقت الیکٹرانکس، قوی الیکٹرانکس<text:tab/></text:p>
      <text:p text:style-name="P1">power factor correction<text:tab/>درستگی جزو طاقت؛ جزو طاقت کی درستگی<text:tab/></text:p>
      <text:p text:style-name="P1">power factor, power factor angle<text:tab/>طاقت کا جُزو ضربی، جُزو ضربی طاقت، طاقت کے جُزو ضربی کا زاویہ<text:tab/>changed from this</text:p>
      <text:p text:style-name="P1">power factor<text:tab/>جزو طاقت<text:tab/>to this</text:p>
      <text:p text:style-name="P1">power factor angle<text:tab/>زاویہ جزو طاقت<text:tab/></text:p>
      <text:p text:style-name="P1">power loss<text:tab/>ضیاع طاقت<text:tab/></text:p>
      <text:p text:style-name="P1">power plant<text:tab/>بجلی گھر<text:tab/></text:p>
      <text:p text:style-name="P1">power series<text:tab/>طاقتی سلسلہ<text:tab/></text:p>
      <text:p text:style-name="P1">power supply<text:tab/>برقی طاقت کی سپلائی<text:tab/></text:p>
      <text:p text:style-name="P1">power supply. AC, DC<text:tab/>یک سمت منبع، بدلتا منبع<text:tab/></text:p>
      <text:p text:style-name="P1"><text:soft-page-break/>power triangle (electric circuits)<text:tab/>طاقتی تکون<text:tab/></text:p>
      <text:p text:style-name="P1">poynting vector, John Henry Poynting<text:tab/>پوئنٹنگ سمتیہ، جان ہنری پوئنٹنگ<text:tab/></text:p>
      <text:p text:style-name="P1">practically<text:tab/>عملی طور پر، عملاً<text:tab/></text:p>
      <text:p text:style-name="P1">preamplifier<text:tab/>ابتدائی ایمپلی فائر<text:tab/></text:p>
      <text:p text:style-name="P1">precise definition<text:tab/>باضابطہ تعریف<text:tab/></text:p>
      <text:p text:style-name="P1">precisely: more precisely<text:tab/>یہ کہنا زیادہ درست ہو گا کہ<text:tab/></text:p>
      <text:p text:style-name="P1">precisely one<text:tab/>واحد ایک<text:tab/></text:p>
      <text:p text:style-name="P1">Predictor-corrector method<text:tab/>پیش گو، مصحح ترکیب<text:tab/></text:p>
      <text:p text:style-name="P1">prescribed<text:tab/>معینہ<text:tab/></text:p>
      <text:p text:style-name="P1">preset, clear<text:tab/>زبر دستی بلند، زبر دستی پست<text:tab/></text:p>
      <text:p text:style-name="P1">pressure: one atmospheric<text:tab/>ایک کرہ ہوائی دباو<text:tab/></text:p>
      <text:p text:style-name="P1">price<text:tab/>نرخ<text:tab/></text:p>
      <text:p text:style-name="P1">primary, secondary side<text:tab/>ابتدائی جانب، ثانوی جانب<text:tab/></text:p>
      <text:p text:style-name="P1">prime factor, prime factors<text:tab/>جزو مفرد، اجزاء مفرد<text:tab/></text:p>
      <text:p text:style-name="P1">prime mover<text:tab/>اصل محرک<text:tab/></text:p>
      <text:p text:style-name="P1">prime number<text:tab/>عدد مفرد<text:tab/></text:p>
      <text:p text:style-name="P1">principal axis, principal part<text:tab/>صدر محور، صدر حصہ<text:tab/></text:p>
      <text:p text:style-name="P1">principal value, principal unit normal vector<text:tab/>صدر قیمت، صدر اکائی عمودی سمتیہ<text:tab/></text:p>
      <text:p text:style-name="P1">principle<text:tab/>صدر قیمت، صدر اکائی عمودی سمتیہ<text:tab/></text:p>
      <text:p text:style-name="P1">prism<text:tab/>منشور<text:tab/></text:p>
      <text:p text:style-name="P1">prism: temporal prism<text:tab/>وقتی منشور<text:tab/></text:p>
      <text:p text:style-name="P1">probability: conditional probability<text:tab/>مشروط احتمال<text:tab/></text:p>
      <text:p text:style-name="P1">probability distribution<text:tab/>تقسیم احتمال<text:tab/></text:p>
      <text:p text:style-name="P1">probability function<text:tab/>تفاعل احتمال<text:tab/></text:p>
      <text:p text:style-name="P1">probability; probability theory<text:tab/>احتمال، نظریہ احتمال<text:tab/>matric, male</text:p>
      <text:p text:style-name="P1">problem: dirichlet problem<text:tab/>معمہ: معمہ ڈرشلے<text:tab/></text:p>
      <text:p text:style-name="P1">procedure<text:tab/>حکمت عملی، طریقہ کار<text:tab/></text:p>
      <text:p text:style-name="P1">process<text:tab/>عمل، ترکیب<text:tab/></text:p>
      <text:p text:style-name="P1">producer<text:tab/>پیداکار<text:tab/></text:p>
      <text:p text:style-name="P1">production; power production, current production,voltage production<text:tab/>پیداوار، پیداوار طاقت، پیداوار رو، پیداوار دباو<text:tab/></text:p>
      <text:p text:style-name="P1">production process<text:tab/>عمل پیداوار<text:tab/></text:p>
      <text:p text:style-name="P1">program<text:tab/>لائحہ کار<text:tab/></text:p>
      <text:p text:style-name="P1">program, programmer, programming<text:tab/>برنامہ، برنامہ نوایس، برنامہ نویسی<text:tab/></text:p>
      <text:p text:style-name="P1">programmable: (reconfigurable, writable) CPLDs, FPGAs<text:tab/>قابلِ تشکیل<text:tab/></text:p>
      <text:p text:style-name="P1">progression: arithmetic progression (matric)<text:tab/>حسابی تصاعد<text:tab/>matric</text:p>
      <text:p text:style-name="P1">projected area<text:tab/>ضلی رقبہ (میٹرک)<text:tab/></text:p>
      <text:p text:style-name="P1">projection<text:tab/>عمودی سایہ<text:tab/></text:p>
      <text:p text:style-name="P1">projectile, projectile motion<text:tab/>گولا، حرکت گولا<text:tab/>گول انداز، حرکت گول انداز</text:p>
      <text:p text:style-name="P1">propagation: propagation of waves<text:tab/>موجوں کی اشاعت<text:tab/></text:p>
      <text:p text:style-name="P1">Propagation constant, attenuation constant &amp; <text:s/>phase constant of waves<text:tab/>حرکی مستقل، تضعیفی مستقل اور زاویائی مستقل<text:tab/></text:p>
      <text:p text:style-name="P1">propagation delay (gates DLD)<text:tab/>دورانیہ ردِ عمل<text:tab/></text:p>
      <text:p text:style-name="P1">propeller (of plane)<text:tab/>پنکھا<text:tab/></text:p>
      <text:p text:style-name="P1">proper and improper fraction<text:tab/>واجب، غیر واجب کسر matric<text:tab/></text:p>
      <text:p text:style-name="P1">proper integral, improper integral (having infinite interval)<text:tab/>مناسب تکمل، غیر مناسب تکمل<text:tab/></text:p>
      <text:p text:style-name="P1">property, properties<text:tab/>خاصیت، خواص<text:tab/></text:p>
      <text:p text:style-name="P1">proportion<text:tab/>تناسب<text:tab/></text:p>
      <text:p text:style-name="P1">proportional directly<text:tab/> راست متناسب، تغیر راست<text:tab/></text:p>
      <text:p text:style-name="P1">proportion: direct, inverse<text:tab/>تغیر راست، تغیر معکوس<text:tab/></text:p>
      <text:p text:style-name="P1">proportional indirectly: reciprocal<text:tab/>بالعکس متناسب<text:tab/></text:p>
      <text:p text:style-name="P1">proportionality constant<text:tab/>تناسبی مستقل<text:tab/></text:p>
      <text:p text:style-name="P1">prove<text:tab/>ثابت کرنا<text:tab/></text:p>
      <text:p text:style-name="P1">provided that<text:tab/>بشرطیکہ<text:tab/></text:p>
      <text:p text:style-name="P1">pulley<text:tab/>چرخا<text:tab/></text:p>
      <text:p text:style-name="P1">pulse<text:tab/>دھڑکن<text:tab/></text:p>
      <text:p text:style-name="P1">pulse<text:tab/>مستطیلی پتلا اشارہ<text:tab/></text:p>
      <text:p text:style-name="P1">pure imaginary<text:tab/>خالص خیالی<text:tab/></text:p>
      <text:p text:style-name="P1"><text:soft-page-break/>pyramid<text:tab/>اہرام<text:tab/></text:p>
      <text:p text:style-name="P1">pythagorous theorem<text:tab/>مسئلہ فیثاغورث<text:tab/></text:p>
      <text:p text:style-name="P1">quadratic equation<text:tab/>دو درجی الجبرائی مساوات<text:tab/> </text:p>
      <text:p text:style-name="P1">quadrant, quadrants<text:tab/>ربع اول، ربع دوم، ربع سوم، ربع چہارم، ربعات<text:tab/></text:p>
      <text:p text:style-name="P1">quadrature power (electric circuits)<text:tab/>تربیعی طاقت<text:tab/></text:p>
      <text:p text:style-name="P1">quadric surfaces<text:tab/>مربع سطحیں<text:tab/></text:p>
      <text:p text:style-name="P1">quadrilateral<text:tab/>چار الاضلاع<text:tab/>چار ضلعی</text:p>
      <text:p text:style-name="P1">qualitative assessment<text:tab/>کیفی تجزیہ<text:tab/></text:p>
      <text:p text:style-name="P1">quality control<text:tab/>ضبط معیار<text:tab/></text:p>
      <text:p text:style-name="P1">quality factor Q (resonator)<text:tab/>معیاری مستقل<text:tab/></text:p>
      <text:p text:style-name="P1">quality: acceptable quality level, rejectable quality level<text:tab/>سطح قابل قبول معیار، سطح قابل مسترد معیار<text:tab/></text:p>
      <text:p text:style-name="P1">quality: average outgoing quality<text:tab/>اوسط خارجی معیار<text:tab/></text:p>
      <text:p text:style-name="P1">quality:average outgoing quality limit<text:tab/>اوسط خارجی حد معیار<text:tab/></text:p>
      <text:p text:style-name="P1">quantitative assesment<text:tab/>مقداری تجزیہ<text:tab/></text:p>
      <text:p text:style-name="P1">quantum mechanical: particle theory<text:tab/>ذراتی نظریہ: کوانٹم نظریہ<text:tab/></text:p>
      <text:p text:style-name="P1">Quarter-wave matching (transmission lines)<text:tab/>چوتھائی طول موج کی ترکیب، چوتھائی طول موج سے ہم رکاوٹ بنانا<text:tab/></text:p>
      <text:p text:style-name="P1">quartic<text:tab/>چو درجی<text:tab/></text:p>
      <text:p text:style-name="P1">quartz<text:tab/>کوارٹز، سنگ مردہ<text:tab/></text:p>
      <text:p text:style-name="P1">quasilinear<text:tab/>بظاہر خطی<text:tab/></text:p>
      <text:p text:style-name="P1">Quotient (maths)<text:tab/>حاصل تقسیم، خارج قاسم<text:tab/></text:p>
      <text:p text:style-name="P1">radar<text:tab/>ریڈار<text:tab/></text:p>
      <text:p text:style-name="P1">radial segment, segments<text:tab/>رداسی قطعہ، قطعات<text:tab/></text:p>
      <text:p text:style-name="P1">radian<text:tab/>ریڈیئن<text:tab/></text:p>
      <text:p text:style-name="P1">radiation (from antenna)<text:tab/>اشعاعی اخراج، شعاعی اخراج<text:tab/></text:p>
      <text:p text:style-name="P1">radiation intensity (antenna)<text:tab/>اخراجی شدت<text:tab/></text:p>
      <text:p text:style-name="P1">radiation resistance (antenna)<text:tab/>اخراجی مزاحمت<text:tab/></text:p>
      <text:p text:style-name="P1">radiation(nuclear)<text:tab/>تابکاری<text:tab/></text:p>
      <text:p text:style-name="P1">radiation: solar radiation<text:tab/>شمسی اخراج<text:tab/></text:p>
      <text:p text:style-name="P1">radicand<text:tab/>زیر جذر (رقم)<text:tab/></text:p>
      <text:p text:style-name="P1">radioactive decay, radioactive<text:tab/>تابکاری تحلیل، تابکار<text:tab/></text:p>
      <text:p text:style-name="P1">radium, radon, polonium<text:tab/>ریڈیم، ریڈان،پولونیم<text:tab/></text:p>
      <text:p text:style-name="P1">radius<text:tab/>رداس<text:tab/></text:p>
      <text:p text:style-name="P1">RAM: volatile memory<text:tab/>عارضہ حافظہ<text:tab/></text:p>
      <text:p text:style-name="P1">random; drawn at random<text:tab/>بلا منصوبہ<text:tab/>بلا منصوبہ (matric)</text:p>
      <text:p text:style-name="P1">random number generator<text:tab/>پیدا کار بلا منصوبہ اعداد<text:tab/></text:p>
      <text:p text:style-name="P1">Range (of domain)<text:tab/>سعت<text:tab/>سعت kreyzig-5 page 970 top</text:p>
      <text:p text:style-name="P1">range: wide range, narrow range<text:tab/>وسیع حد، محدود حد<text:tab/></text:p>
      <text:p text:style-name="P1">range finder<text:tab/>فاصلہ پیما<text:tab/></text:p>
      <text:p text:style-name="P1">range (of helicopter)<text:tab/>پہنچ<text:tab/></text:p>
      <text:p text:style-name="P1">range of projectile<text:tab/>گولے کا فاصلہ مار<text:tab/></text:p>
      <text:p text:style-name="P1">rank<text:tab/>درجہ قالب، درجہ<text:tab/></text:p>
      <text:p text:style-name="P1">rarefaction<text:tab/>پھیلاؤ کی موج<text:tab/></text:p>
      <text:p text:style-name="P1">rated power, rated voltage, rated current<text:tab/> کُل طاقت، کُل برقی دباؤ، کُل برقی رو<text:tab/></text:p>
      <text:p text:style-name="P1">rate constant<text:tab/>شرحی مستقل<text:tab/></text:p>
      <text:p text:style-name="P1">rating<text:tab/>سکت<text:tab/></text:p>
      <text:p text:style-name="P1">ratio<text:tab/>نسبت<text:tab/></text:p>
      <text:p text:style-name="P1">Rational , irrational number<text:tab/>ناطق، غیر ناطق عدد<text:tab/></text:p>
      <text:p text:style-name="P1">rational function, irrational function<text:tab/>معقول تفاعل، غیر معقول تفاعل<text:tab/>ناطق، غیر ناطق</text:p>
      <text:p text:style-name="P1">ray<text:tab/>شعاع<text:tab/></text:p>
      <text:p text:style-name="P1">Rayleigh equation; (John William Strut)<text:tab/>ریلے مساوات؛ جان ولیم سٹرٹ<text:tab/></text:p>
      <text:p text:style-name="P1">Reactance X, reactive<text:tab/>متعاملیت، متعاملی<text:tab/></text:p>
      <text:p text:style-name="P1">reactance: inductive, capacitive<text:tab/>امالی متعاملیت، برق گیر متعاملیت<text:tab/></text:p>
      <text:p text:style-name="P1">reactance coil<text:tab/>متعامل لچھا، متعاملہ<text:tab/></text:p>
      <text:p text:style-name="P1">reactive power: quadrature power <text:tab/>متعاملی طاقت: تربیعی طاقت<text:tab/></text:p>
      <text:p text:style-name="P1">real: (read complex number above)<text:tab/>حقیقی<text:tab/></text:p>
      <text:p text:style-name="P1">real time, real time computing<text:tab/>فوری، فوری حساب<text:tab/></text:p>
      <text:p text:style-name="P1"><text:soft-page-break/>rearrangement<text:tab/>ردوبدل<text:tab/></text:p>
      <text:p text:style-name="P1">receiver<text:tab/>وصول کنندہ<text:tab/></text:p>
      <text:p text:style-name="P1">receiving antenna<text:tab/>وصولی اینٹینا<text:tab/></text:p>
      <text:p text:style-name="P1">reciprocal<text:tab/>بالعکس متناسب، باہمی، باہم<text:tab/>مقلوب، منقلب</text:p>
      <text:p text:style-name="P1">reciprocal rule<text:tab/>قاعدہ بالعکس متناسب<text:tab/></text:p>
      <text:p text:style-name="P1">record<text:tab/>قلم بند<text:tab/></text:p>
      <text:p text:style-name="P1">rectangular form: of writing complex numbers=3+j2<text:tab/>مستطیلی طرز<text:tab/></text:p>
      <text:p text:style-name="P1">rectangular wave<text:tab/>مستطیل موج<text:tab/></text:p>
      <text:p text:style-name="P1">rectifiable (curve, maths)<text:tab/>قابل تصحیح<text:tab/></text:p>
      <text:p text:style-name="P1">rectifier, half wave and full wave<text:tab/>نصف لہر سمت کار، مکمل لہر سمت کار<text:tab/></text:p>
      <text:p text:style-name="P1">rectify (to correct the situation)<text:tab/>سدھارنا<text:tab/></text:p>
      <text:p text:style-name="P1">rectilinear motion<text:tab/>مستقیم حرکت<text:tab/></text:p>
      <text:p text:style-name="P1">recursion formula<text:tab/>کلیہ توالی<text:tab/></text:p>
      <text:p text:style-name="P1">recursion: Osian Bonnet's recursion<text:tab/>اوسیاں بونٹ<text:tab/></text:p>
      <text:p text:style-name="P1">recursive definition<text:tab/>تکراری تعریف<text:tab/></text:p>
      <text:p text:style-name="P1">reduce, reducible, irreducible<text:tab/>تخفیف، قابل تخفیف، ناقابل تخفیف<text:tab/></text:p>
      <text:p text:style-name="P1">reduced (maths: order of diff equation)<text:tab/>تخفیف شدہ<text:tab/></text:p>
      <text:p text:style-name="P1">reduction by integrating factor (to exact form)<text:tab/>تخفیف بذریعہ جزو تکمل<text:tab/></text:p>
      <text:p text:style-name="P1">reference frame, frame of reference<text:tab/>حوالہ چھوکٹ<text:tab/></text:p>
      <text:p text:style-name="P1">reference, reference point<text:tab/>حوالہ، علامت حوالہ<text:tab/></text:p>
      <text:p text:style-name="P1">reference standard<text:tab/>حوالہ معیار<text:tab/></text:p>
      <text:p text:style-name="P1">reflected wave<text:tab/>انعکاسی موج<text:tab/></text:p>
      <text:p text:style-name="P1">reflection<text:tab/>انعکاس<text:tab/></text:p>
      <text:p text:style-name="P1">reflection coefficient, transmission coefficient<text:tab/>شرح انعکاس، انعکاسی مستقل، ترسیلی مستقل<text:tab/></text:p>
      <text:p text:style-name="P1">reflector<text:tab/>عاکس<text:tab/></text:p>
      <text:p text:style-name="P1">refraction<text:tab/>انعطاف<text:tab/></text:p>
      <text:p text:style-name="P1">refractive index<text:tab/>انعطافی مستقل<text:tab/></text:p>
      <text:p text:style-name="P1">refraction law: ibn Sahl's law of refraction<text:tab/>ابن سھل کا قانون انعطاف<text:tab/></text:p>
      <text:p text:style-name="P1">refrigerator<text:tab/>سرد خانہ<text:tab/></text:p>
      <text:p text:style-name="P1">region<text:tab/>خطہ، دائرہ عمل<text:tab/></text:p>
      <text:p text:style-name="P1">region: rejection, acceptance, critical<text:tab/>خطہ منظوری، خطہ نا منظوری، خطہ فاصل<text:tab/></text:p>
      <text:p text:style-name="P1">register<text:tab/>رجسٹر، کھاتا<text:tab/></text:p>
      <text:p text:style-name="P1">Register: shift left, shift right<text:tab/>دائیں منتقل، بائیں منتقل کھاتا<text:tab/></text:p>
      <text:p text:style-name="P1">Regression, regression analysis, regression line<text:tab/> رجعت، رجعی تجزیہ، خط رجعت<text:tab/></text:p>
      <text:p text:style-name="P1">regular<text:tab/>منظم<text:tab/></text:p>
      <text:p text:style-name="P1">regular singularity, irregular singularity<text:tab/>منظم نادر نقطہ، غیر منظم نادر نقطہ<text:tab/></text:p>
      <text:p text:style-name="P1">regular point (maths)<text:tab/>منظم نقطہ<text:tab/></text:p>
      <text:p text:style-name="P1">reject, not reject<text:tab/>نا منظور، منظور<text:tab/></text:p>
      <text:p text:style-name="P1">rejection region<text:tab/>خطہ نا منظوری<text:tab/></text:p>
      <text:p text:style-name="P1">relative<text:tab/>متعلقہ، نسبتا<text:tab/></text:p>
      <text:p text:style-name="P1">relative density, relative error, relative frequency<text:tab/>کثافتِ اضافی، اضافی غلطی، اضافی ارتعاش<text:tab/></text:p>
      <text:p text:style-name="P1">relative frequency, relative humidity<text:tab/>اضافی ارتعاش، اضافی رطُوبت<text:tab/></text:p>
      <text:p text:style-name="P1">relative magnitudes, relative motion<text:tab/>اضافی مقادیر، اضافی حرکت، اضافی رفتار<text:tab/></text:p>
      <text:p text:style-name="P1">relative position, relative rank,<text:tab/>اوضاع اضافیہ، اضافی عہدہ<text:tab/></text:p>
      <text:p text:style-name="P1">relaxation method<text:tab/>ترکیب ڈھیل<text:tab/></text:p>
      <text:p text:style-name="P1">reluctance<text:tab/> ہچکچاہٹ<text:tab/></text:p>
      <text:p text:style-name="P1">remainder (series), remainder term<text:tab/>باقی، جزو باقی<text:tab/></text:p>
      <text:p text:style-name="P1">remainder estimation theorem<text:tab/>مسئلہ اندازہ باقی<text:tab/></text:p>
      <text:p text:style-name="P1">remark<text:tab/>رائے زنی، رائے<text:tab/></text:p>
      <text:p text:style-name="P1">remarkable<text:tab/>قابل ذکر<text:tab/></text:p>
      <text:p text:style-name="P1">remote temperature sensor (antenna)<text:tab/>بعید پیما حرارت<text:tab/></text:p>
      <text:p text:style-name="P1">repair<text:tab/>مرمت<text:tab/></text:p>
      <text:p text:style-name="P1">repeat, repeated term<text:tab/>دہرانا، دہرا جزو<text:tab/>used for binary too but should not conflict</text:p>
      <text:p text:style-name="P1">representation<text:tab/>روپ، اظہار<text:tab/></text:p>
      <text:p text:style-name="P1">represent, representation<text:tab/>پیش کرنا، ظاہر کرنا، اظہار، روپ، بیان<text:tab/></text:p>
      <text:p text:style-name="P1">representation of equation<text:tab/>مساوات کا روپ<text:tab/></text:p>
      <text:p text:style-name="P1"><text:soft-page-break/>representative rectangle<text:tab/>نمائندہ مستطیل<text:tab/></text:p>
      <text:p text:style-name="P1">repulsion: force of repulsion<text:tab/>قوت دفع<text:tab/></text:p>
      <text:p text:style-name="P1">residual flux<text:tab/>بقایا بہاو<text:tab/></text:p>
      <text:p text:style-name="P1">residual temperature (big bang)<text:tab/>بقیہ حرارت<text:tab/></text:p>
      <text:p text:style-name="P1">residue (residue integrals)<text:tab/>بقیہ<text:tab/></text:p>
      <text:p text:style-name="P1">resistance, AC, DC<text:tab/>یک سمت رو مزاحمت، بدلتا رو مزاحمت<text:tab/></text:p>
      <text:p text:style-name="P1">Resistance R, conductance G=1/R<text:tab/>مزاحمت، ایصالیت<text:tab/></text:p>
      <text:p text:style-name="P1">resistance: radiation resistance (antenna)<text:tab/>اخراجی مزاحمت<text:tab/></text:p>
      <text:p text:style-name="P1">resistivity<text:tab/>قوتِ مزاحمت، مزاحمتی مستقل<text:tab/></text:p>
      <text:p text:style-name="P1">resolve<text:tab/>تحلیل کرنا<text:tab/></text:p>
      <text:p text:style-name="P1">resonance<text:tab/>گمک<text:tab/></text:p>
      <text:p text:style-name="P1">resonant circuit, resonant frequency<text:tab/>گمکی دور، گمکی تعدد<text:tab/></text:p>
      <text:p text:style-name="P1">resonance factor (maths)<text:tab/>گمکی جزو<text:tab/></text:p>
      <text:p text:style-name="P1">resonator<text:tab/>گمکیا<text:tab/></text:p>
      <text:p text:style-name="P1">respective<text:tab/>متعلقہ<text:tab/></text:p>
      <text:p text:style-name="P1">response<text:tab/>ردِ عمل<text:tab/></text:p>
      <text:p text:style-name="P1">response time<text:tab/>رد عمل کے اظہار میں خرچ ہونے والا وقت<text:tab/></text:p>
      <text:p text:style-name="P1">restoring force<text:tab/>بحال کن قوت، بحالی قوت<text:tab/></text:p>
      <text:p text:style-name="P1">restrictive<text:tab/>امتناعی<text:tab/></text:p>
      <text:p text:style-name="P1">restricted, unrestricted<text:tab/>پابند، غیر پابند، پابند شدہ<text:tab/></text:p>
      <text:p text:style-name="P1">result<text:tab/>نتیجہ<text:tab/></text:p>
      <text:p text:style-name="P1">resultant<text:tab/>ما حصل<text:tab/></text:p>
      <text:p text:style-name="P1">retarded potentials<text:tab/>تاخیری دباو<text:tab/></text:p>
      <text:p text:style-name="P1">retina<text:tab/>پردہ بصارت، آنکھ پردہ<text:tab/></text:p>
      <text:p text:style-name="P1">revenue, profit, cost, interest<text:tab/>آمدنی، منافع، لاگت، ربا یا سود<text:tab/></text:p>
      <text:p text:style-name="P1">revolving<text:tab/>طواف<text:tab/></text:p>
      <text:p text:style-name="P1">Richard Dedekind (german pronunciation)<text:tab/>رشارت <text:s/>دےدےکند<text:tab/></text:p>
      <text:p text:style-name="P1">Richter scale (Charles Francis Richter)<text:tab/>چارلس فرانسس رکٹر<text:tab/></text:p>
      <text:p text:style-name="P1">Riemann: Bernhard Riemann<text:tab/>برنہارڈ ریمان<text:tab/></text:p>
      <text:p text:style-name="P1">Riemann number sphere<text:tab/>ریمان کرہ اعداد<text:tab/></text:p>
      <text:p text:style-name="P1">right angle: cuts line <text:s/>at right angle<text:tab/>زاویہ قائمہ پر قطع کرتی ہے<text:tab/></text:p>
      <text:p text:style-name="P1">right triangle<text:tab/>قائمہ الزاویہ مثلث<text:tab/></text:p>
      <text:p text:style-name="P1">Right-sided test<text:tab/>دایاں طرفہ پرکھ<text:tab/></text:p>
      <text:p text:style-name="P1">ripple (DC supply)<text:tab/>بل<text:tab/></text:p>
      <text:p text:style-name="P1">ripple counter<text:tab/>لہر نما دہری گنتی کرنے والا دور<text:tab/></text:p>
      <text:p text:style-name="P1">rise, fall<text:tab/>اوپر اٹھتا، نیچے گرتا؛ اٹھتا بیٹھتا، اتار، چھڑاو<text:tab/></text:p>
      <text:p text:style-name="P1">risk<text:tab/>خطرہ مولنا، خطر<text:tab/></text:p>
      <text:p text:style-name="P1">risk: producer's risk, consumer's risk<text:tab/>خطر پیداکار، خطر خریدار<text:tab/></text:p>
      <text:p text:style-name="P1">rising edge, falling edge, rise time, fall time, propagation time<text:tab/>کنارہِ چڑھائی، کنارہِ اترائی، دورانیہ اترائی، دورانیہ چڑھائی، دورانیہ ردِ عمل<text:tab/></text:p>
      <text:p text:style-name="P1">rocket<text:tab/>راکٹ<text:tab/></text:p>
      <text:p text:style-name="P1">Rockwell hardness<text:tab/>راک ویل سختی<text:tab/></text:p>
      <text:p text:style-name="P1">Rodrigues: Benjamin Olinde Rodrigues<text:tab/>بنجامن اولانڈے روڈریگیس<text:tab/></text:p>
      <text:p text:style-name="P1">rods, cones:eye<text:tab/>سلاخ، مخروطے، مخروط<text:tab/></text:p>
      <text:p text:style-name="P1">Rolle's theorem; Michel Rolle<text:tab/>مسئلہ رول؛ مشل رول<text:tab/></text:p>
      <text:p text:style-name="P1">rolling motion<text:tab/>لڑھکاؤ<text:tab/></text:p>
      <text:p text:style-name="P1">ROM: non-volatile memory<text:tab/>پختہ حافظہ<text:tab/></text:p>
      <text:p text:style-name="P1">root: square root, cube root, fourth root<text:tab/>جذر المربع، جذر الکعب، جذر المال<text:tab/></text:p>
      <text:p text:style-name="P1">roots of equation (in urdu it is jazar)<text:tab/>مساوات کے جذر<text:tab/></text:p>
      <text:p text:style-name="P1">root mean square rms<text:tab/>موثر قیمت<text:tab/></text:p>
      <text:p text:style-name="P1">Ronald Aylmer Fisher<text:tab/>رونلڈ ایلمر فشر<text:tab/></text:p>
      <text:p text:style-name="P1">rotate<text:tab/>گھومنا<text:tab/></text:p>
      <text:p text:style-name="P1">rotating<text:tab/>گھومنا<text:tab/></text:p>
      <text:p text:style-name="P1">rotational axis<text:tab/>گھومنے کا محور<text:tab/></text:p>
      <text:p text:style-name="P1">rotor<text:tab/>حرکت پذیر، گھومنے والا حصہ<text:tab/></text:p>
      <text:p text:style-name="P1">round off, rounding<text:tab/>پور و پور؛ اوپر کو پور و پور، نیچے کو پور و پور<text:tab/>یا اوپر کو پورا کرنا، نیچے کو پورا کرنا</text:p>
      <text:p text:style-name="P1">rounding error<text:tab/>پوروپور خلل<text:tab/></text:p>
      <text:p text:style-name="P1">row equivalent<text:tab/>صف برابر<text:tab/></text:p>
      <text:p text:style-name="P1"><text:soft-page-break/>row (matrix)<text:tab/>صف<text:tab/></text:p>
      <text:p text:style-name="P1">rubber band<text:tab/>ربڑی پٹی<text:tab/></text:p>
      <text:p text:style-name="P1">rule, rules<text:tab/>قاعدہ، قواعد<text:tab/></text:p>
      <text:p text:style-name="P1">rule: right hand rule, left hand rule<text:tab/>دائیں ہاتھ قاعدہ، بائیں ہاتھ قاعدہ<text:tab/></text:p>
      <text:p text:style-name="P1">Runge-Kutta method<text:tab/>ترکیب رنج کوٹا<text:tab/></text:p>
      <text:p text:style-name="P1">Runge-Kutta:Wilhelm Kutta<text:tab/>ولہلم کوٹا<text:tab/></text:p>
      <text:p text:style-name="P1">Runge-Kutta: Carl Runge<text:tab/>کارل رنج<text:tab/></text:p>
      <text:p text:style-name="P1">rupee<text:tab/>روپیہ<text:tab/></text:p>
      <text:p text:style-name="P1">Saddle point, stationary point<text:tab/>ساکن نقطہ، نقطہ زین<text:tab/></text:p>
      <text:p text:style-name="P1">safe<text:tab/>محفوظ<text:tab/></text:p>
      <text:p text:style-name="P1">salient pole<text:tab/>ابھرے قطب اور ہموار قطب<text:tab/></text:p>
      <text:p text:style-name="P1">same<text:tab/>ایک جیسی<text:tab/></text:p>
      <text:p text:style-name="P1">Sample <text:s/>[Model]<text:tab/>نمونہ [حسابی نمونہ]<text:tab/></text:p>
      <text:p text:style-name="P1">sample distribution function<text:tab/>تقسیمی تفاعل نمونہ<text:tab/></text:p>
      <text:p text:style-name="P1">sample space<text:tab/>نمونی فضا<text:tab/></text:p>
      <text:p text:style-name="P1">sample values<text:tab/>نمونی قیمتیں<text:tab/></text:p>
      <text:p text:style-name="P1">sampling: acceptance sampling<text:tab/>قبولیت نمونہ<text:tab/></text:p>
      <text:p text:style-name="P1">sampling plan: single sampling plan, double sampling plan<text:tab/>نمونی منصوبہ، واحد نمونی منصوبہ، دوہرا نمونی منصوبہ<text:tab/></text:p>
      <text:p text:style-name="P1">sampling property<text:tab/>خاصیت نمونہ بندی<text:tab/></text:p>
      <text:p text:style-name="P1">sampling<text:tab/>نمونہ بندی<text:tab/></text:p>
      <text:p text:style-name="P1">sampling<text:tab/>آواز کو عددی طور پر ضبط کرنے کا عمل<text:tab/></text:p>
      <text:p text:style-name="P1">sandwich theorem<text:tab/>مسئلہ بیچ<text:tab/></text:p>
      <text:p text:style-name="P1">satellite<text:tab/>مصنوعی سیارہ<text:tab/></text:p>
      <text:p text:style-name="P1">satellites: sputnik, vanguard, syncom, skylab, tiros,GOES,intelsat<text:tab/><text:tab/></text:p>
      <text:p text:style-name="P1">satellites: proton, viking,<text:tab/>پروٹان، وائکنگ<text:tab/></text:p>
      <text:p text:style-name="P1">satisfied<text:tab/>مطمئن<text:tab/></text:p>
      <text:p text:style-name="P1">saturation region: transistor<text:tab/>غیر-افزائندہ حال<text:tab/></text:p>
      <text:p text:style-name="P1">saturate<text:tab/>سیراب ہونا، لبریز ہونا <text:tab/></text:p>
      <text:p text:style-name="P1">saturated<text:tab/>سیراب، لبریز <text:tab/></text:p>
      <text:p text:style-name="P1">Saturn planet<text:tab/>زحل<text:tab/></text:p>
      <text:p text:style-name="P1">saw tooth<text:tab/>آری کے دندے<text:tab/></text:p>
      <text:p text:style-name="P1">saw tooth wave<text:tab/>دندان موج<text:tab/></text:p>
      <text:p text:style-name="P1">scalar<text:tab/>غیر سمتی مقدار<text:tab/></text:p>
      <text:p text:style-name="P1">scalar triple product, mixed triple product<text:tab/>غیر سمتی سہ ضرب<text:tab/></text:p>
      <text:p text:style-name="P1">scale<text:tab/>پیمانہ<text:tab/></text:p>
      <text:p text:style-name="P1">scale: change of scale<text:tab/>پیمائشی فیتہ میں ردوبدل، درجہ وار پیمانہ<text:tab/>پیمانہ میں تبدیلی</text:p>
      <text:p text:style-name="P1">Scale: log-log scale<text:tab/>پیمائش: لاگ لاگ پیمائش، ناپ<text:tab/>لاگ لاگ پیمانہ</text:p>
      <text:p text:style-name="P1">scaling, row scaling<text:tab/>تبدیلی پیما، تبدیلی پیما صف<text:tab/>تبدیلی پیمانہ، تبدیلی پیمانہ صف</text:p>
      <text:p text:style-name="P1">scatter<text:tab/>فشاں؟<text:tab/></text:p>
      <text:p text:style-name="P1">scope<text:tab/>دائرہ گفتگو<text:tab/></text:p>
      <text:p text:style-name="P1">scot (of scotland)<text:tab/>اسکاچی<text:tab/></text:p>
      <text:p text:style-name="P1">screw gauge<text:tab/>پیچی پیما<text:tab/></text:p>
      <text:p text:style-name="P1">sealer (water resistant)<text:tab/>مسالہ (پن روک)<text:tab/></text:p>
      <text:p text:style-name="P1">secondary side<text:tab/>ثانوی جانب<text:tab/></text:p>
      <text:p text:style-name="P1">sector<text:tab/>حلقہ<text:tab/> </text:p>
      <text:p text:style-name="P1">seesaw<text:tab/>ہنڈولا<text:tab/></text:p>
      <text:p text:style-name="P1">seldom<text:tab/>شاذ و نادر<text:tab/></text:p>
      <text:p text:style-name="P1">selection<text:tab/>چناؤ، انتخاب، مختص کرنا<text:tab/></text:p>
      <text:p text:style-name="P1">self flux linkage<text:tab/>خود اِرتَباطِ رو<text:tab/></text:p>
      <text:p text:style-name="P1">self inductance<text:tab/>خود امالہ<text:tab/></text:p>
      <text:p text:style-name="P1">self excited DC machine<text:tab/>داخلی ہیجان شدہ یک سمتی مشین<text:tab/></text:p>
      <text:p text:style-name="P1">semi<text:tab/>نیم<text:tab/></text:p>
      <text:p text:style-name="P1">semiconductors<text:tab/>نیم موصل اشیاء<text:tab/></text:p>
      <text:p text:style-name="P1">Semi-infinite region<text:tab/>نیم لامحدود خطہ<text:tab/></text:p>
      <text:p text:style-name="P1">Semi-log, log-log axis<text:tab/>نیم لاگ، لاگ لاگ محور<text:tab/></text:p>
      <text:p text:style-name="P1">Sense: broader sense<text:tab/>وسیع معنوں میں<text:tab/></text:p>
      <text:p text:style-name="P1">sense: positive sense of curve (maths) (also called positive direction)<text:tab/>منحنی <text:soft-page-break/>کی مثبت دائری سمت (مثبت سمت)<text:tab/>مثبت دائری سمت (مثبت سمت)</text:p>
      <text:p text:style-name="P1">sensitive<text:tab/>حساس<text:tab/></text:p>
      <text:p text:style-name="P1">sensitivity<text:tab/>حساسیت، اثر پذیری<text:tab/></text:p>
      <text:p text:style-name="P1">separable equation (ordinary differential equations)<text:tab/>قابل علیحدگی مساوات<text:tab/></text:p>
      <text:p text:style-name="P1">separately excited DC machine<text:tab/>بیرونی ہیجان یک سمتی مشین، خارجی ہیجان شدہ<text:tab/></text:p>
      <text:p text:style-name="P1">separation constant<text:tab/>علیحدگی مستقل<text:tab/></text:p>
      <text:p text:style-name="P1">separation of variables (differential equations)<text:tab/>علیحدگی متغیرات<text:tab/></text:p>
      <text:p text:style-name="P1">sequence<text:tab/>مرحلہ<text:tab/></text:p>
      <text:p text:style-name="P1">sequence: abc, acb, red blue green<text:tab/>ترتیب<text:tab/></text:p>
      <text:p text:style-name="P1">sequential circuits<text:tab/>ترتیبی ادوار<text:tab/></text:p>
      <text:p text:style-name="P1">sequential search and binary search<text:tab/>ترتیبی اور ثنائی <text:s/>تلاش<text:tab/></text:p>
      <text:p text:style-name="P1">Sergeil L'vovich Sobolev (Russian mathematician)<text:tab/>سرگی لووچ سوبولو<text:tab/></text:p>
      <text:p text:style-name="P1">serial port<text:tab/>سلسلہ وار راہ<text:tab/></text:p>
      <text:p text:style-name="P1">Series Maclaurin<text:tab/>مکلارن تسلسل<text:tab/></text:p>
      <text:p text:style-name="P1">series<text:tab/>سلسلا وار<text:tab/></text:p>
      <text:p text:style-name="P1">series, power series<text:tab/>طاقتی سلسلہ<text:tab/></text:p>
      <text:p text:style-name="P1">series winding<text:tab/>سلسلہ وار لچھا<text:tab/></text:p>
      <text:p text:style-name="P1">set: set x=3<text:tab/>ایکس=3 لیں<text:tab/></text:p>
      <text:p text:style-name="P1">set: is set at 20 celcius<text:tab/>بیس درجہ پر مقرر ہے<text:tab/></text:p>
      <text:p text:style-name="P1">set closure<text:tab/>بندش سلسلہ<text:tab/>بندش مجموع</text:p>
      <text:p text:style-name="P1">set (maths), linearly independent set, subset<text:tab/>سلسلہ، خطی طور غیر تابع سلسلہ، ذیلی سلسلہ<text:tab/>مجموع، خطی طور غیر تابع سلسلہ، ذیلی سلسلہ</text:p>
      <text:p text:style-name="P1">set (maths) dimension<text:tab/>بُعد<text:tab/></text:p>
      <text:p text:style-name="P1">set, reset<text:tab/>راغب، غیر راغب<text:tab/></text:p>
      <text:p text:style-name="P1">set: solution set, null set, nullity<text:tab/>سلسلہ حل، معدوم سلسلہ، معدومیت<text:tab/></text:p>
      <text:p text:style-name="P1">set, (sets)<text:tab/>مجموع، (مجامع)<text:tab/> </text:p>
      <text:p text:style-name="P1">set, subset<text:tab/>سلسلہ، ذیلی سلسلہ<text:tab/>ذیلی مجموع</text:p>
      <text:p text:style-name="P1">set theory<text:tab/>نظریہ سلسلہ<text:tab/>نظریہ مجموع</text:p>
      <text:p text:style-name="P1">several<text:tab/>ایک سے زائد<text:tab/></text:p>
      <text:p text:style-name="P1">shaded<text:tab/>سائے دار<text:tab/></text:p>
      <text:p text:style-name="P1">shaft<text:tab/>دُھرا<text:tab/></text:p>
      <text:p text:style-name="P1">shape<text:tab/>شکل<text:tab/></text:p>
      <text:p text:style-name="P1">shearing force<text:tab/>جزی قوت<text:tab/></text:p>
      <text:p text:style-name="P1">shell<text:tab/>مدار<text:tab/></text:p>
      <text:p text:style-name="P1">shell<text:tab/>خول<text:tab/></text:p>
      <text:p text:style-name="P1">shield, to shield, shielded, electrostatic shielding<text:tab/>سپر، سپر کرنا، سپر شدہ، برقی سکونی سپر<text:tab/>میٹرک</text:p>
      <text:p text:style-name="P1">shielded wire, unshielded: faraday shield<text:tab/>فیراڈے پردہ، بے پردہ تار، پردے میں تار<text:tab/></text:p>
      <text:p text:style-name="P1">shift<text:tab/>سرک جانا، منتقل ہو جانا<text:tab/></text:p>
      <text:p text:style-name="P1">shifted: time shifted unit step function<text:tab/>وقتی منقولہ اکائی سیڑھی تفاعل<text:tab/></text:p>
      <text:p text:style-name="P1">shift left, shift right, serial shift, parallel shift<text:tab/>دائیں منتقلی، بائیں منتقلی، سلسلہ وار منتقلی، متوازی منتقلی<text:tab/></text:p>
      <text:p text:style-name="P1">short circuit<text:tab/>قصرِ دور: وہ نسبتا کم مزاحمت والا بغلی دور جو زیادہ مزاحمت والے برقی دور کے دو نقطوں کر درمیان بن جاتا ہے<text:tab/></text:p>
      <text:p text:style-name="P1">side: primary side, secondary side<text:tab/>جانب، طرف: ابتدائی جانب، ثانوی جانب<text:tab/></text:p>
      <text:p text:style-name="P1">side (of triangle or square)<text:tab/>ضلع<text:tab/></text:p>
      <text:p text:style-name="P1">Siemens<text:tab/>سیمنز<text:tab/></text:p>
      <text:p text:style-name="P1">Sign +, -, /, *<text:tab/>علامت<text:tab/> </text:p>
      <text:p text:style-name="P1">sign convention<text:tab/>علاماتی قاعدے<text:tab/></text:p>
      <text:p text:style-name="P1">signed, unsigned number<text:tab/>علامت دار عدد، بے علامت عدد<text:tab/></text:p>
      <text:p text:style-name="P1">signal<text:tab/>سگنل<text:tab/></text:p>
      <text:p text:style-name="P1">signal generator<text:tab/>پیدا کارِ اشارات<text:tab/></text:p>
      <text:p text:style-name="P1">significant: higher highest significant bit, lower lowest significant bit<text:tab/>بلند رتبہ والا دہرا عدد، بلند تر رتبہ والا ہندسہ، کم رتبہ، کم تر رتبہ والا ہندسہ<text:tab/>بامعنی اعظم دہرا عدد، بامعنی اقل دہرا عدد</text:p>
      <text:p text:style-name="P1">significant digits <text:s/>(number representation)<text:tab/>معنی خیز ہندسے<text:tab/>ملحوظ ہندسے</text:p>
      <text:p text:style-name="P1">significant digits <text:s/>(number representation)<text:tab/>بامعنی ہندسے<text:tab/>ملحوظ ہندسے</text:p>
      <text:p text:style-name="P1">significant deviation<text:tab/>معنی خیز انحراف<text:tab/>بامعنی انحراف</text:p>
      <text:p text:style-name="P1">significant level<text:tab/>معنی خیز سطح<text:tab/>بامعنی سطح</text:p>
      <text:p text:style-name="P1"><text:soft-page-break/>silver<text:tab/>چاندی<text:tab/></text:p>
      <text:p text:style-name="P1">simplification<text:tab/>تسہیل<text:tab/></text:p>
      <text:p text:style-name="P1">Simpson rule: Thomas Simpsom<text:tab/>قاعدہ سمسن<text:tab/></text:p>
      <text:p text:style-name="P1">simultaneous correction<text:tab/>بیک وقت اصلاح<text:tab/></text:p>
      <text:p text:style-name="P1">sine, cosine, tangent<text:tab/>سائن، کوسائن، ٹینجنٹ<text:tab/></text:p>
      <text:p text:style-name="P1">sine, sine integral, complementary sine integral<text:tab/>سائن، سائن تکمل، متمم سائن تکمل<text:tab/> </text:p>
      <text:p text:style-name="P1">single valued<text:tab/>واحد قیمت<text:tab/></text:p>
      <text:p text:style-name="P1">singular<text:tab/>نادر<text:tab/></text:p>
      <text:p text:style-name="P1">singular point; regular singularity, irregular singularity<text:tab/>منظم نادر نقطہ، غیر منظم نادر نقطہ<text:tab/></text:p>
      <text:p text:style-name="P1">singular solution (differential equations), singular matrix<text:tab/>نادر حل، نادر قالب<text:tab/></text:p>
      <text:p text:style-name="P1">singularity (function having no differential <text:s/>eg. Step, impulse, <text:s/>black hole)<text:tab/>نادر تفاعل<text:tab/> </text:p>
      <text:p text:style-name="P1">singularity, essential singularity<text:tab/>ندرت، لازمی ندرت<text:tab/> </text:p>
      <text:p text:style-name="P1">sink, current sink<text:tab/>خارج کار برقی رو<text:tab/>گڑھا، گڑھا رو</text:p>
      <text:p text:style-name="P1">sinusoidal wave<text:tab/>سائن نما موج<text:tab/></text:p>
      <text:p text:style-name="P1">size (indian matric maths)<text:tab/>پیمائش<text:tab/></text:p>
      <text:p text:style-name="P1">skin depth<text:tab/>گہرائی جلد<text:tab/></text:p>
      <text:p text:style-name="P1">similar triangles, similarity, similarity transformation<text:tab/>متشابہ مثلثات، متشابہت، متشابہت تبادلہ<text:tab/></text:p>
      <text:p text:style-name="P1">simply connected (region, maths)<text:tab/>سادہ تعلق (والا خطہ)<text:tab/></text:p>
      <text:p text:style-name="P1">simulation<text:tab/>نقل اتارنا<text:tab/></text:p>
      <text:p text:style-name="P1">simultaneous equations<text:tab/>ہمزاد مساوات<text:tab/></text:p>
      <text:p text:style-name="P1">skate, ice skate<text:tab/>پھسلن، برف پھسلن<text:tab/>؟؟</text:p>
      <text:p text:style-name="P1">sketch<text:tab/>خاکہ بنانا<text:tab/></text:p>
      <text:p text:style-name="P1">skew matrix<text:tab/>منحرف قالب<text:tab/></text:p>
      <text:p text:style-name="P1">skewness<text:tab/>ترچھاپن<text:tab/></text:p>
      <text:p text:style-name="P1">slice<text:tab/>کتلا<text:tab/>ٹکیہ، ٹکیاں</text:p>
      <text:p text:style-name="P1">slip<text:tab/>سرک<text:tab/></text:p>
      <text:p text:style-name="P1">slip knot, slip noose<text:tab/>سرک گرہ، سرک پھندا<text:tab/></text:p>
      <text:p text:style-name="P1">slip ring<text:tab/>سرک چھلا<text:tab/></text:p>
      <text:p text:style-name="P1">slipping<text:tab/>سرکنا<text:tab/></text:p>
      <text:p text:style-name="P1">slope<text:tab/>شرح ڈھال<text:tab/></text:p>
      <text:p text:style-name="P1">slope fields<text:tab/>میدان ڈھلوان<text:tab/></text:p>
      <text:p text:style-name="P1">slot<text:tab/>شگاف<text:tab/></text:p>
      <text:p text:style-name="P1">slotted line<text:tab/>شگاف دار تار<text:tab/></text:p>
      <text:p text:style-name="P1">small quantities<text:tab/>متفرق (چھوٹی مدیں یا رقمیں)<text:tab/></text:p>
      <text:p text:style-name="P1">Smith chart<text:tab/>سمتھ نقشہ<text:tab/></text:p>
      <text:p text:style-name="P1">Smooth (a function is smooth at x0 if all its derivatives exist at x0)<text:tab/>ہموار<text:tab/></text:p>
      <text:p text:style-name="P1">smooth: piecewise smooth<text:tab/>ٹکڑوں میں ہموار<text:tab/></text:p>
      <text:p text:style-name="P1">smooth surface<text:tab/>ہموار سطح<text:tab/></text:p>
      <text:p text:style-name="P1">snail<text:tab/>گھونگا<text:tab/></text:p>
      <text:p text:style-name="P1">Snell's law, <text:s/>ibn Sahl's law of refraction<text:tab/>سنیل کا قانون، ابن سھل کا قانون انحراف<text:tab/></text:p>
      <text:p text:style-name="P1">snow flakes (Helge von koch)<text:tab/>برفانی روئی، برف کی روئی (ہلگے ون کوچ)<text:tab/></text:p>
      <text:p text:style-name="P1">snubber (power electronics: RC snubber)<text:tab/>چپٹی کار<text:tab/></text:p>
      <text:p text:style-name="P1">socket: electrical<text:tab/>ساکٹ<text:tab/></text:p>
      <text:p text:style-name="P1">software, hardware<text:tab/>سافٹ وئیر<text:tab/>نرم افزار، سخت افزار</text:p>
      <text:p text:style-name="P1">solar panel<text:tab/>شمسی چادر<text:tab/></text:p>
      <text:p text:style-name="P1">solid angle, beam solid angle (antenna)<text:tab/>ٹھوس زاویہ، ٹھوس زاویہ نقش<text:tab/></text:p>
      <text:p text:style-name="P1">solid of revolution<text:tab/>جسم طواف<text:tab/></text:p>
      <text:p text:style-name="P1">solutions: particular solution, complimentary solution, general solution<text:tab/>جبری حل، فطری حل، عمومی حل<text:tab/>مخصوص حل، فطری حل، عمومی حل</text:p>
      <text:p text:style-name="P1">solution curve<text:tab/>منحنی حل<text:tab/></text:p>
      <text:p text:style-name="P1">solution family<text:tab/>نسلِ حل<text:tab/></text:p>
      <text:p text:style-name="P1">solution series<text:tab/>تسلسل حل<text:tab/></text:p>
      <text:p text:style-name="P1">solution set<text:tab/>سلسلہ حل<text:tab/></text:p>
      <text:p text:style-name="P1">solution space<text:tab/>حل فضا<text:tab/></text:p>
      <text:p text:style-name="P1"><text:soft-page-break/>solution vector<text:tab/>حل سمتیہ<text:tab/></text:p>
      <text:p text:style-name="P1">solution (of liquids)<text:tab/>محلول<text:tab/></text:p>
      <text:p text:style-name="P1">solve<text:tab/>حل کرنا<text:tab/></text:p>
      <text:p text:style-name="P1">sonic boom<text:tab/>صوتی دھماکا<text:tab/></text:p>
      <text:p text:style-name="P1">source: dependent &amp; independent voltage source<text:tab/>تابع منبع دباو، غیر تابع منبع دباو<text:tab/></text:p>
      <text:p text:style-name="P1">source: dependent &amp; independent current source<text:tab/>تابع اور غیر تابع منبع رو<text:tab/></text:p>
      <text:p text:style-name="P1">source, sink<text:tab/>مثبت منبع، منفی منبع<text:tab/>منبع، گڑھا</text:p>
      <text:p text:style-name="P1">source transformation theorem: norton to thevenin<text:tab/>مسئلہ تبادلہ منبع<text:tab/></text:p>
      <text:p text:style-name="P1">source:voltage source, voltage supply<text:tab/>منبع برقی دباو، منبع دباو<text:tab/></text:p>
      <text:p text:style-name="P1">source: current sink<text:tab/>خارج کار منبع رو<text:tab/>گڑھا رو</text:p>
      <text:p text:style-name="P1">source: current source<text:tab/>داخل کار منبع رو<text:tab/>منبع رو</text:p>
      <text:p text:style-name="P1">source<text:tab/>منبع، وسیلہ<text:tab/></text:p>
      <text:p text:style-name="P1">source, current source<text:tab/>منبع برقی رو، منبع رو<text:tab/></text:p>
      <text:p text:style-name="P1">south pole<text:tab/>جنوبی قطب<text:tab/></text:p>
      <text:p text:style-name="P1">space: null space (maths)<text:tab/>معدوم فضا<text:tab/></text:p>
      <text:p text:style-name="P1">space, row space, column space (set, maths)<text:tab/>فضا، صف فضا، قطار فضا<text:tab/></text:p>
      <text:p text:style-name="P1">space: solution space<text:tab/>حل فضا<text:tab/></text:p>
      <text:p text:style-name="P1">span (set, maths)<text:tab/>احاطہ<text:tab/></text:p>
      <text:p text:style-name="P1">spark<text:tab/>چنگاری، شعلہ<text:tab/></text:p>
      <text:p text:style-name="P1">sparse matrix<text:tab/>غیر گنجان قالب<text:tab/></text:p>
      <text:p text:style-name="P1">space curve<text:tab/>فضائی منحنی<text:tab/>میٹرک</text:p>
      <text:p text:style-name="P1">special<text:tab/>مخصوص<text:tab/></text:p>
      <text:p text:style-name="P1">special functions or higher functions (maths)<text:tab/>اعلٰی تفاعل<text:tab/></text:p>
      <text:p text:style-name="P1">specification<text:tab/>تخصیص<text:tab/></text:p>
      <text:p text:style-name="P1">spectral packet<text:tab/>شعاعی پٹی<text:tab/></text:p>
      <text:p text:style-name="P1">spectrometer<text:tab/>طیف پیما<text:tab/></text:p>
      <text:p text:style-name="P1">spectrum<text:tab/>طیف<text:tab/></text:p>
      <text:p text:style-name="P1">spectrum: amplitude spectrum, phase spectrum<text:tab/>مقداری طیف، زاویائی ہٹاو طیف<text:tab/></text:p>
      <text:p text:style-name="P1">spectrum: discrete line spectrum<text:tab/>انفرادی لکیری طیف<text:tab/>غیر مسلسل طیف، غیر مسلسل طیفی لکیریں</text:p>
      <text:p text:style-name="P1">spectral radius<text:tab/>رداس طیف<text:tab/></text:p>
      <text:p text:style-name="P1">speedometer<text:tab/>رفتار پیما<text:tab/></text:p>
      <text:p text:style-name="P1">sphere<text:tab/>کرہ۔کرہ ارض<text:tab/></text:p>
      <text:p text:style-name="P1">spherical angle<text:tab/>کروی زاویہ<text:tab/></text:p>
      <text:p text:style-name="P1">spherical co-ordinate system<text:tab/>کروی نظامِ محدد<text:tab/></text:p>
      <text:p text:style-name="P1">spherical curve<text:tab/>کروی منحنی<text:tab/></text:p>
      <text:p text:style-name="P1">spherical harmonic analysis<text:tab/>کروی ہارمونی تجزیہ<text:tab/></text:p>
      <text:p text:style-name="P1">spherically<text:tab/>کرّے کے طور پر<text:tab/></text:p>
      <text:p text:style-name="P1">spin (quantum )<text:tab/>خلقی گھماو<text:tab/></text:p>
      <text:p text:style-name="P1">spin<text:tab/>گھومنا، گھماو<text:tab/></text:p>
      <text:p text:style-name="P1">spin field (calculus last chapter)<text:tab/>چکری میدان<text:tab/></text:p>
      <text:p text:style-name="P1">spin: up spin, down spin (quantum)<text:tab/>چکر، اوپر چکر، نیچے چکر<text:tab/>ہمہ میدان، مخالف میدان بھی کہہ سکتے ہیں</text:p>
      <text:p text:style-name="P1">spiral, helical<text:tab/>پیچ دار<text:tab/></text:p>
      <text:p text:style-name="P1">spline; modern term is flexible curve<text:tab/>لچکدار منحنی<text:tab/></text:p>
      <text:p text:style-name="P1">spring; spring constant (modulus of elasticity)<text:tab/>اسپرنگ؛ اسپرنگ مستقلہ، (مقیاس لچک)<text:tab/></text:p>
      <text:p text:style-name="P1">square<text:tab/>مربع<text:tab/></text:p>
      <text:p text:style-name="P1">square: completing the square<text:tab/>تکمیل مربع۔ مربع مکمل کرنا<text:tab/></text:p>
      <text:p text:style-name="P1">square root<text:tab/>جذر<text:tab/></text:p>
      <text:p text:style-name="P1">square wave<text:tab/>چکور موج<text:tab/></text:p>
      <text:p text:style-name="P1">squirrel cage<text:tab/>پنجرہ نما<text:tab/></text:p>
      <text:p text:style-name="P1">stability<text:tab/>توازن<text:tab/>استحکام</text:p>
      <text:p text:style-name="P1">stable, unstable<text:tab/>مستحکم، استحکام، غیر مستحکم<text:tab/></text:p>
      <text:p text:style-name="P1">stable, unstable<text:tab/>مستحکم، متوازن، مضبوط، پائیدار، نا پائیدار<text:tab/>متوازن</text:p>
      <text:p text:style-name="P1">stable: keep stable<text:tab/>قابو رکھنا، قابو کرنا<text:tab/></text:p>
      <text:p text:style-name="P1">stage: three stage adder<text:tab/>درجہ: درجہ تین جمع کرنے والا دور<text:tab/></text:p>
      <text:p text:style-name="P1">standing wave ratio (s)<text:tab/>شرح ساکن موج<text:tab/></text:p>
      <text:p text:style-name="P1">standard deviation<text:tab/>معیاری انحراف<text:tab/>matric</text:p>
      <text:p text:style-name="P1">Standard: standard form (of differential equation)<text:tab/>معیار، معیاری: معیاری حالت یا <text:soft-page-break/>صورت یا شکل<text:tab/></text:p>
      <text:p text:style-name="P1">standard rule<text:tab/>رواج، رائج طریقہ<text:tab/></text:p>
      <text:p text:style-name="P1">star connected: Y-connected, Delta connected<text:tab/>ستارا نما جُڑے، تکونی جُڑے یا تکون نما جُڑے<text:tab/></text:p>
      <text:p text:style-name="P1">state vector<text:tab/>سمتیہ حال<text:tab/></text:p>
      <text:p text:style-name="P1">stationary point, saddle point<text:tab/>ساکن نقطہ<text:tab/></text:p>
      <text:p text:style-name="P1">statistics, statistician<text:tab/>شماریات۔ ماہر شماریات<text:tab/></text:p>
      <text:p text:style-name="P1">statistics: order statistics<text:tab/>شماریات رجحان<text:tab/></text:p>
      <text:p text:style-name="P1">stator<text:tab/>ساکن حصہ<text:tab/></text:p>
      <text:p text:style-name="P1">state, high state, low state, true, false<text:tab/>حال، بلند حال، پست حال، درست، غلط<text:tab/></text:p>
      <text:p text:style-name="P1">static field, electrostatic<text:tab/>ساکن میدان، برقی سکون<text:tab/></text:p>
      <text:p text:style-name="P1">Steady: steady state solution<text:tab/>برقرار: برقرار حالت حل<text:tab/></text:p>
      <text:p text:style-name="P1">steady flow<text:tab/>یکساں بہاؤ<text:tab/></text:p>
      <text:p text:style-name="P1">steady state, transient state<text:tab/>برقرار چالو، عارضی صورت<text:tab/></text:p>
      <text:p text:style-name="P1">steady, steady state,steady state operation<text:tab/>یکساں حالت، برقرار: یکساں حال میں چالو<text:tab/></text:p>
      <text:p text:style-name="P1">steel, (stainless steel)<text:tab/>فولاد (بے زنگ فولاد)<text:tab/></text:p>
      <text:p text:style-name="P1">Steiner theorem (Jacob Steiner)<text:tab/>مسئلہ سٹائنر؛ یعقوب سٹائنر<text:tab/></text:p>
      <text:p text:style-name="P1">step by step method<text:tab/>قدم با قدم ترکیب<text:tab/></text:p>
      <text:p text:style-name="P1">step length<text:tab/>لمبائی قدم<text:tab/></text:p>
      <text:p text:style-name="P1">steps, different steps<text:tab/>اقدام، چال، مختلف مراحل<text:tab/></text:p>
      <text:p text:style-name="P1">steps: take steps<text:tab/>اقدام اٹھانا<text:tab/></text:p>
      <text:p text:style-name="P1">step; (h in euler iteration method)<text:tab/>قدم<text:tab/></text:p>
      <text:p text:style-name="P1">step function (oliver heaviside)<text:tab/> سیڑھی تفاعل: اکائی سیڑھی تفاعل، الیور ہیوی سائیڈ<text:tab/></text:p>
      <text:p text:style-name="P1">stereographic projection<text:tab/>مجسم نگارانہ تظلیل<text:tab/></text:p>
      <text:p text:style-name="P1">stiff, stiffness<text:tab/>سخت، سختی، (اکڑ، اکڑا، اکڑا پن، <text:s/>کڑا پن)<text:tab/></text:p>
      <text:p text:style-name="P1">Stirling formula: James Stirling<text:tab/>کلیہ سٹرلنگ: جیمس سٹرلنگ<text:tab/></text:p>
      <text:p text:style-name="P1">stochastic; stochastic process<text:tab/>امکانی شماریات؛ امکانی شماریاتی عمل<text:tab/></text:p>
      <text:p text:style-name="P1">Stokes theorem (George Gabriel Stokes)<text:tab/>مسئلہ سٹوکس (جارج جبرائیل سٹوکس)<text:tab/></text:p>
      <text:p text:style-name="P1">store<text:tab/>ذخیرہ<text:tab/></text:p>
      <text:p text:style-name="P1">straight line<text:tab/>خط مستقیم<text:tab/></text:p>
      <text:p text:style-name="P1">strategy<text:tab/>لائحہ عمل<text:tab/></text:p>
      <text:p text:style-name="P1">straw<text:tab/>چسنا، چسنی<text:tab/></text:p>
      <text:p text:style-name="P1">stray: inductance<text:tab/>غیر مطلوب: امالہ<text:tab/></text:p>
      <text:p text:style-name="P1">streamlines<text:tab/>سمت بہاو<text:tab/>سیل، دھار؟؟؟</text:p>
      <text:p text:style-name="P1">stream function<text:tab/>تفاعل بہاو<text:tab/></text:p>
      <text:p text:style-name="P1">strength: strength of impulse function<text:tab/>زور<text:tab/></text:p>
      <text:p text:style-name="P1">stretch<text:tab/>تان<text:tab/></text:p>
      <text:p text:style-name="P1">strong dependence<text:tab/>زیادہ تابعیت<text:tab/></text:p>
      <text:p text:style-name="P1">strongly depend<text:tab/>زیادہ تابع ہے<text:tab/></text:p>
      <text:p text:style-name="P1">stub; matching stub (transmission lines)<text:tab/>ہمہ رکاوٹی بنانے والا تار کا ٹکڑا، تار کا ٹکڑا، ٹکڑا تار<text:tab/></text:p>
      <text:p text:style-name="P1">study<text:tab/>مطالعہ<text:tab/></text:p>
      <text:p text:style-name="P1">Sturm-liouville problems; jacques charles francois sturm, joseph liouville<text:tab/>سٹیورم لیوویل مسئلہ؛ جیکویس چارلس فرانکوئس سٹیوورم، یوسف لییویل<text:tab/></text:p>
      <text:p text:style-name="P1">sub: sub interval<text:tab/>ذیلی: ذیلی وقفہ<text:tab/></text:p>
      <text:p text:style-name="P1">success<text:tab/>کامیابی<text:tab/></text:p>
      <text:p text:style-name="P1">successive correction<text:tab/>یک بعد دیگرے<text:tab/>مسلسل اصلاح</text:p>
      <text:p text:style-name="P1">subscript, superscript<text:tab/>زیر نوشت، زیر بالا<text:tab/></text:p>
      <text:p text:style-name="P1">substrate<text:tab/>زیریں<text:tab/></text:p>
      <text:p text:style-name="P1">subsidiary equation (Laplace)<text:tab/>ضمنی مساوات<text:tab/></text:p>
      <text:p text:style-name="P1">substitution (method of integration and homogeneous equations)<text:tab/>ترکیب بدل<text:tab/>matric</text:p>
      <text:p text:style-name="P1">subtraction, addition<text:tab/>تفریق، جمع<text:tab/>جمع، منفی</text:p>
      <text:p text:style-name="P1">sufficient (condition, maths), insufficient<text:tab/>کافی، نا کافی<text:tab/> </text:p>
      <text:p text:style-name="P1">sufficiently small<text:tab/>کافی چھوٹا<text:tab/></text:p>
      <text:p text:style-name="P1">suggestive<text:tab/>معنی خیز، محرک خیال، خیال آفریں<text:tab/></text:p>
      <text:p text:style-name="P1">suggests<text:tab/>ہمیں خیال آتا ہے<text:tab/></text:p>
      <text:p text:style-name="P1">suitable<text:tab/>موزوں<text:tab/></text:p>
      <text:p text:style-name="P1"><text:soft-page-break/>summary<text:tab/>خلاصہ، اختصار، اجمال<text:tab/></text:p>
      <text:p text:style-name="P1">summation: lower (upper) limit of summation<text:tab/>مجموعی سلسلہ کا زیریں (بالائی) حد<text:tab/>note that the summation limits are the lowest and highest terms</text:p>
      <text:p text:style-name="P1">sum: lower (upper) limit of sum<text:tab/>مجموعہ کا زیریں (بالائی) حد<text:tab/>whereas the limit of a sum is the limit of the sum’s total value</text:p>
      <text:p text:style-name="P1">summation mark<text:tab/>علامت مجموعہ<text:tab/></text:p>
      <text:p text:style-name="P1">superimposed<text:tab/>منطبق<text:tab/></text:p>
      <text:p text:style-name="P1">superposition theorem<text:tab/>مسئلہ نفاذ<text:tab/>مسئلہ خطی میل (ہندستانی میٹرک کے تحت انطباق)</text:p>
      <text:p text:style-name="P1">super node<text:tab/>مخلوط جوڑ<text:tab/></text:p>
      <text:p text:style-name="P1">supply: DC voltage; AC current<text:tab/>یک سمت منبع برقی دباو، بدلتا منبع برقی رو، منبع طاقت<text:tab/></text:p>
      <text:p text:style-name="P1">supply: voltage, current<text:tab/>پیدا کار برقی دباؤ، برقی رو<text:tab/></text:p>
      <text:p text:style-name="P1">surds and indices (index)<text:tab/>غیر ناطق جذر اور طاقت<text:tab/>must look for the terms used in matric</text:p>
      <text:p text:style-name="P1">surface (plane)<text:tab/>سطح (مستوی)<text:tab/>a surface may not be a plane</text:p>
      <text:p text:style-name="P1">surface of revolution<text:tab/>سطح گردش<text:tab/>سطح طواف</text:p>
      <text:p text:style-name="P1">Susceptance; 1/Z=G+jB; <text:s/>G=conductance and B=susceptance, <text:tab/>تاثریت<text:tab/></text:p>
      <text:p text:style-name="P1">susceptibility, magnetic, electric<text:tab/>مقناطیسی اثر پذیری، برقی اثر پذیری<text:tab/></text:p>
      <text:p text:style-name="P1">suspension bridge<text:tab/>معلق پل<text:tab/></text:p>
      <text:p text:style-name="P1">sweep<text:tab/>جھاڑنا<text:tab/></text:p>
      <text:p text:style-name="P1">sweep; sweeps equal area in equal times<text:tab/>مساوی اوقات میں مساوی رقبوں کو واضح کرتا ہے<text:tab/></text:p>
      <text:p text:style-name="P1">swimming pool<text:tab/>تالاب تیراکی<text:tab/></text:p>
      <text:p text:style-name="P1">switch on, switch off<text:tab/>چالو، بند<text:tab/></text:p>
      <text:p text:style-name="P1">switch<text:tab/>سوئچ<text:tab/></text:p>
      <text:p text:style-name="P1">switch board (telephone)<text:tab/>سوئچ بورڈ<text:tab/></text:p>
      <text:p text:style-name="P1">switch: spst, spdt, dpst, dpdt<text:tab/>ایک قطب ایک چال سوئچ، ایک قطب دو چال سوئچ، دو قطب ایک چال سوئچ، دو قطب دو چال سوئچ<text:tab/></text:p>
      <text:p text:style-name="P1">Switzerland<text:tab/>سوئزرلینڈ<text:tab/></text:p>
      <text:p text:style-name="P1">symbol<text:tab/>علامت<text:tab/></text:p>
      <text:p text:style-name="P1">symmetry<text:tab/>تشاکل<text:tab/></text:p>
      <text:p text:style-name="P1">symmetry, translational, rotational<text:tab/>انتقالی تشاکل، گردشی تشاکل<text:tab/>میٹرک</text:p>
      <text:p text:style-name="P1">symmetric<text:tab/>متشاکل تناسب<text:tab/>تشاکلی</text:p>
      <text:p text:style-name="P1">symmetric matrix, skew symmetric matrix<text:tab/>تشاکلی قالب، منحرف تشاکلی قالب<text:tab/></text:p>
      <text:p text:style-name="P1">synchronous, synchronously<text:tab/>ہم عصر، قدم ملا کر چلنا<text:tab/></text:p>
      <text:p text:style-name="P1">synchronous generator<text:tab/>معاصر جنریٹر<text:tab/>معاصر برق زا</text:p>
      <text:p text:style-name="P1">synchronous circuits, asynchronous circuits<text:tab/>باقائدہ اور بے قائدہ ادوار<text:tab/></text:p>
      <text:p text:style-name="P1">system<text:tab/>نظام<text:tab/></text:p>
      <text:p text:style-name="P1">systemetic<text:tab/>منظم، با قاعدہ<text:tab/></text:p>
      <text:p text:style-name="P1">Systems analysis<text:tab/>تجزیہ نظام<text:tab/></text:p>
      <text:p text:style-name="P1">takes into account<text:tab/>حساب رکھنا<text:tab/></text:p>
      <text:p text:style-name="P1">tally mark<text:tab/>نشان شمار<text:tab/></text:p>
      <text:p text:style-name="P1">tangents<text:tab/>مماسات<text:tab/></text:p>
      <text:p text:style-name="P1">tangent of an angle<text:tab/>نسبت مماس<text:tab/></text:p>
      <text:p text:style-name="P1">tangent plane<text:tab/>مماسی سطح، سطح مماس<text:tab/>مماسی مستوی</text:p>
      <text:p text:style-name="P1">tangent circles (matric)<text:tab/>مماسہ دائرے<text:tab/></text:p>
      <text:p text:style-name="P1">tangent to a circle<text:tab/>دائرہ کا مماس<text:tab/></text:p>
      <text:p text:style-name="P1">tangential<text:tab/>مماسہ<text:tab/></text:p>
      <text:p text:style-name="P1">tangent,tangential<text:tab/>مماس۔ مماسی:سطح کو ایک نقطہ پر چھونے والا خط جو متقاطع نہ ہو<text:tab/></text:p>
      <text:p text:style-name="P1">tangential length<text:tab/>مماس کا طول<text:tab/></text:p>
      <text:p text:style-name="P1">tangent: loss tangent (waves)<text:tab/>مماس ضیاع<text:tab/></text:p>
      <text:p text:style-name="P1">target, target value<text:tab/>ہدف، مطلوبہ قیمت<text:tab/></text:p>
      <text:p text:style-name="P1">tank (water tank)<text:tab/>حوض، سبیل<text:tab/></text:p>
      <text:p text:style-name="P1">tautochrones<text:tab/>یکساں وقتی منحنی<text:tab/></text:p>
      <text:p text:style-name="P1">Taylor series: Brook Taylor<text:tab/>ٹیلر تسلس: بروک ٹیلر<text:tab/></text:p>
      <text:p text:style-name="P1">Tchebichef polynomials: Pafnuty Lvovich Tchebichef<text:tab/>پفنوٹی لوو وچ چبیشف۔ <text:s/>چبیشف کثیر رکنی<text:tab/></text:p>
      <text:p text:style-name="P1">technology<text:tab/>ٹیکنالوجی؟؟؟<text:tab/>فنیات</text:p>
      <text:p text:style-name="P1">telescope, reflective<text:tab/>انعکاسی دوربین<text:tab/></text:p>
      <text:p text:style-name="P1"><text:soft-page-break/>television<text:tab/>ٹیلی ویژن<text:tab/></text:p>
      <text:p text:style-name="P1">Temperature; absolute (kelvin)<text:tab/>حرارت، حتمی حرارت<text:tab/>مطلق حرارت</text:p>
      <text:p text:style-name="P1">temperature:physical<text:tab/>جسمانی حرارت<text:tab/></text:p>
      <text:p text:style-name="P1">temperature: residual (big bang)<text:tab/>بقیہ حرارت<text:tab/></text:p>
      <text:p text:style-name="P1">tends to zero<text:tab/>تقریبا صفر<text:tab/></text:p>
      <text:p text:style-name="P1">tension<text:tab/>تناو<text:tab/></text:p>
      <text:p text:style-name="P1">tensile strength<text:tab/>تنشی مضبوطی<text:tab/></text:p>
      <text:p text:style-name="P1">tennis<text:tab/>ٹینس<text:tab/></text:p>
      <text:p text:style-name="P1">tensor<text:tab/>تناوی مستقل<text:tab/></text:p>
      <text:p text:style-name="P1">Tera byte<text:tab/>ٹیرا بائیٹ<text:tab/></text:p>
      <text:p text:style-name="P1">term (sequences and series)<text:tab/>جزو<text:tab/></text:p>
      <text:p text:style-name="P1">terminal voltage<text:tab/>حاصل برقی دباؤ، برقی سِروں پر حاصل برقی دباؤ<text:tab/></text:p>
      <text:p text:style-name="P1">terminals: electrical terminals<text:tab/>برقی سِرے<text:tab/></text:p>
      <text:p text:style-name="P1">terminal zero<text:tab/>ختمی صفر<text:tab/></text:p>
      <text:p text:style-name="P1">terminate at<text:tab/>مختتم ہوتا ہے<text:tab/></text:p>
      <text:p text:style-name="P1">terminology<text:tab/>اصطلاحات<text:tab/></text:p>
      <text:p text:style-name="P1">Tesla<text:tab/>ٹسلا<text:tab/></text:p>
      <text:p text:style-name="P1">test charge<text:tab/>پیمہ بار، پیمائشی بار<text:tab/></text:p>
      <text:p text:style-name="P1">Test (a test for something)<text:tab/>پرکھنا، پرکھ<text:tab/></text:p>
      <text:p text:style-name="P1">tests:extrinsic and intrinsic<text:tab/>بیرونی پرکھ، اندرونی پرکھ<text:tab/> </text:p>
      <text:p text:style-name="P1">test: Leibniz test<text:tab/>لیبنٹز پرکھ<text:tab/></text:p>
      <text:p text:style-name="P1">test: limit comparison test<text:tab/>پرکھ تقابل حد<text:tab/></text:p>
      <text:p text:style-name="P1">test: comparison test<text:tab/>تقابلی پرکھ<text:tab/></text:p>
      <text:p text:style-name="P1">test: derivative test<text:tab/>تفرقی پرکھ<text:tab/></text:p>
      <text:p text:style-name="P1">test:nonparametric, distribution-free<text:tab/>غیر مقدار معلوم پرکھ، تقسیم پاک پرکھ<text:tab/></text:p>
      <text:p text:style-name="P1">test: root test, ratio test, comparison test<text:tab/>جذری پرکھ، تناسبی پرکھ، تقابلی پرکھ<text:tab/></text:p>
      <text:p text:style-name="P1">test: nth root test<text:tab/>این واں جذر پرکھ<text:tab/></text:p>
      <text:p text:style-name="P1">test: direct comparison test, limit comparison test<text:tab/>بلا واسطہ تقابلی پرکھ، تقابل حد پرکھ<text:tab/></text:p>
      <text:p text:style-name="P1">testing<text:tab/>پرکھنا<text:tab/></text:p>
      <text:p text:style-name="P1">tetrahedron<text:tab/>چو سطحہ<text:tab/></text:p>
      <text:p text:style-name="P1">text book<text:tab/>درسی کتاب<text:tab/></text:p>
      <text:p text:style-name="P1">theorem<text:tab/>مسئلہ<text:tab/></text:p>
      <text:p text:style-name="P1">theorem: alternating series estimation theorem<text:tab/>مسئلہ بدلتے تسلسل کا اندازہ<text:tab/></text:p>
      <text:p text:style-name="P1">theorem: error estimation theorem<text:tab/>مسئلہ اندازہ باقی<text:tab/></text:p>
      <text:p text:style-name="P1">theorem: initial value theorem, final value theorem (Laplace)<text:tab/>مسئلہ ابتدائی قیمت، مسئلہ اختتامی قیمت<text:tab/></text:p>
      <text:p text:style-name="P1">theorem, corollary, lemma, proof, definition, remark<text:tab/>مسئلہ:ضمنی نتیجہ، مسلمہ قطیہ، ثبوت، تعریف، قابل توجہ<text:tab/></text:p>
      <text:p text:style-name="P1">theorem: linearization<text:tab/>مسئلہ خطی بنانا<text:tab/></text:p>
      <text:p text:style-name="P1">theory, theoretical<text:tab/>نظریہ، نظریاتی<text:tab/></text:p>
      <text:p text:style-name="P1">thermal<text:tab/>حراری<text:tab/></text:p>
      <text:p text:style-name="P1">thermal conductivity<text:tab/>حراری موصلیت<text:tab/></text:p>
      <text:p text:style-name="P1">thermal noise<text:tab/>حراری شور<text:tab/></text:p>
      <text:p text:style-name="P1">thermometer<text:tab/>تھرمامیٹر<text:tab/></text:p>
      <text:p text:style-name="P1">thermostatic switch<text:tab/>خود کار حراری سوئچ<text:tab/></text:p>
      <text:p text:style-name="P1">thevenin<text:tab/>تھوِنن<text:tab/></text:p>
      <text:p text:style-name="P1">thevenin: Leon Charles Thevenin<text:tab/>لیوں شارلس تھونن<text:tab/></text:p>
      <text:p text:style-name="P1">three dimensional<text:tab/>تین طرفہ<text:tab/>سہ بعدی</text:p>
      <text:p text:style-name="P1">three phase system<text:tab/>تین دوری نظام<text:tab/></text:p>
      <text:p text:style-name="P1">threshold<text:tab/>دہلیز<text:tab/></text:p>
      <text:p text:style-name="P1">thyroid gland<text:tab/>غدود درقیہ<text:tab/></text:p>
      <text:p text:style-name="P1">tilt angle (polarized wave)<text:tab/>زاویہ جھکاو<text:tab/></text:p>
      <text:p text:style-name="P1">time constant<text:tab/>وقتی مستقل<text:tab/></text:p>
      <text:p text:style-name="P1">time domain: laplace transform<text:tab/>وقتی دائرہ کار<text:tab/></text:p>
      <text:p text:style-name="P1">Time-scaling theorem (Laplace)<text:tab/>مسئلہ متناسب وقت<text:tab/></text:p>
      <text:p text:style-name="P1">Time-shifting theorem (Laplace)<text:tab/>مسئلہ منتقلی وقت<text:tab/></text:p>
      <text:p text:style-name="P1">time period T<text:tab/>دوری عرصہ <text:tab/></text:p>
      <text:p text:style-name="P1">time period: primitive time period<text:tab/>اولی دوری عرصہ<text:tab/></text:p>
      <text:p text:style-name="P1"><text:soft-page-break/>timing<text:tab/>اوقات کار<text:tab/></text:p>
      <text:p text:style-name="P1">time delay, response time<text:tab/>دورانیہ ردِ عمل<text:tab/></text:p>
      <text:p text:style-name="P1">time: high time, low time,response or delay time<text:tab/>بلند دورانیہ، پست دورانیہ،دورانیہ ردِ عمل <text:tab/></text:p>
      <text:p text:style-name="P1">time table<text:tab/>نظال الاوقات<text:tab/></text:p>
      <text:p text:style-name="P1">timings: rising edge, falling edge, rise time, fall time, propagation time<text:tab/>کنارہِ چڑھائی، کنارہِ اترائی، دورانیہ اترائی، دورانیہ چڑھائی، دورانیہ ردِ عمل<text:tab/></text:p>
      <text:p text:style-name="P1">Tolerance: values have 5% tolerance<text:tab/>خلل: قیمت میں پانچ فی صد خلل پایا جا سکتا ہے۔<text:tab/>چھوٹ</text:p>
      <text:p text:style-name="P1">topic<text:tab/>موضوع<text:tab/></text:p>
      <text:p text:style-name="P1">torsion<text:tab/>مروڑ<text:tab/></text:p>
      <text:p text:style-name="P1">torsional vibration<text:tab/>مروڑی ارتعاش<text:tab/></text:p>
      <text:p text:style-name="P1">toroid, torus<text:tab/>چھلا، اندرسہ<text:tab/></text:p>
      <text:p text:style-name="P1">torque, moment arm<text:tab/>قوت مروڑ، مروڑی اثر کا بازو<text:tab/>قوت گردشہ (میٹرک ہندستان)</text:p>
      <text:p text:style-name="P1">torque: moment of force<text:tab/>قوت کا معیار اثر<text:tab/></text:p>
      <text:p text:style-name="P1">total<text:tab/>کُل<text:tab/></text:p>
      <text:p text:style-name="P1">totality<text:tab/>کل تعداد<text:tab/></text:p>
      <text:p text:style-name="P1">total internal reflection<text:tab/>مکمل اندرونی انعکاس<text:tab/></text:p>
      <text:p text:style-name="P1">touch<text:tab/>مس<text:tab/></text:p>
      <text:p text:style-name="P1">trace (of matrix)<text:tab/>آثار قالب<text:tab/></text:p>
      <text:p text:style-name="P1">traffic<text:tab/>آمد و رفت<text:tab/></text:p>
      <text:p text:style-name="P1">trajectory<text:tab/>خط حرکت<text:tab/>گزرگاہ</text:p>
      <text:p text:style-name="P1">transadmittance<text:tab/>فراوانی نما<text:tab/>پزیرش نما</text:p>
      <text:p text:style-name="P1">transcendental equations<text:tab/>ماورائی مساوات<text:tab/></text:p>
      <text:p text:style-name="P1">transconductance, transresistance<text:tab/>موصلیت-نما، مزاحمت-نما<text:tab/></text:p>
      <text:p text:style-name="P1">transducer<text:tab/>مبدل<text:tab/></text:p>
      <text:p text:style-name="P1">transfer<text:tab/>منتقل<text:tab/></text:p>
      <text:p text:style-name="P1">transfer function: networks H(s)<text:tab/>تبادلی تفاعل<text:tab/></text:p>
      <text:p text:style-name="P1">transformer oil<text:tab/>ٹرانسفارمر تیل<text:tab/></text:p>
      <text:p text:style-name="P1">transform<text:tab/>تبادل<text:tab/></text:p>
      <text:p text:style-name="P1">transform, laplace transform<text:tab/>لاپلاس بدل<text:tab/>لاپلاس تبادل</text:p>
      <text:p text:style-name="P1">transform: to transform<text:tab/>تبادلہ کرنا<text:tab/></text:p>
      <text:p text:style-name="P1">transformation: impedance transformation<text:tab/>برقی رکاؤٹ کا تبادلہ<text:tab/></text:p>
      <text:p text:style-name="P1">transformation:angular transformation, linear transformation<text:tab/>خطی تبادلہ یا خطی تبادل، زاویائی تبادلہ<text:tab/></text:p>
      <text:p text:style-name="P1">transient state, steady state<text:tab/>برقرار چالو، عارضی صورت<text:tab/></text:p>
      <text:p text:style-name="P1">transient, transient state,transient state operation<text:tab/>عارضی، عارضی حالت، عارضی حال میں چالو<text:tab/></text:p>
      <text:p text:style-name="P1">transistor: active mode<text:tab/>افزائندہ حال<text:tab/></text:p>
      <text:p text:style-name="P1">transistor: saturation mode<text:tab/>غیر-افزائندہ حال<text:tab/></text:p>
      <text:p text:style-name="P1">transistor: cutoff mode<text:tab/>منقطع حال<text:tab/></text:p>
      <text:p text:style-name="P1">transition probability<text:tab/>عبوری امکان<text:tab/></text:p>
      <text:p text:style-name="P1">transitional period<text:tab/>عبوری دور<text:tab/></text:p>
      <text:p text:style-name="P1">translation<text:tab/>مستقیم حرکت<text:tab/></text:p>
      <text:p text:style-name="P1">transmission coefficient<text:tab/>شرح ترسیل، ترسیلی مستقل<text:tab/></text:p>
      <text:p text:style-name="P1">transmitter<text:tab/>ٹرانسمٹر، مرسل، ترسیل کنندہ<text:tab/></text:p>
      <text:p text:style-name="P1">transmitting antenna<text:tab/>اخراجی اینٹینا<text:tab/></text:p>
      <text:p text:style-name="P1">transmission lines<text:tab/>ترسیلی تار<text:tab/></text:p>
      <text:p text:style-name="P1">transposition (of matrix)<text:tab/>تبدیلی محل<text:tab/></text:p>
      <text:p text:style-name="P1">transpose matrix G^T<text:tab/>تبدیل محل قالب<text:tab/></text:p>
      <text:p text:style-name="P1">transverse electric wave impedance, transverse magnetic wave impedance<text:tab/>عرضی برقی موج کی رکاوٹ، عرضی مقناطیسی موج کی رکاوٹ<text:tab/></text:p>
      <text:p text:style-name="P1">transverse wave<text:tab/>عرضی موج<text:tab/></text:p>
      <text:p text:style-name="P1">trapezium (matric)<text:tab/>ذوزنقہ<text:tab/></text:p>
      <text:p text:style-name="P1">trapezium rule<text:tab/>قاعدہ ذوزنقہ<text:tab/></text:p>
      <text:p text:style-name="P1">traverse<text:tab/>چلنا<text:tab/></text:p>
      <text:p text:style-name="P1">tree diagram<text:tab/>شکل شجرہ<text:tab/></text:p>
      <text:p text:style-name="P1">trend: positive trend, negative trend<text:tab/>مثبت رجحان، منفی رجحان<text:tab/></text:p>
      <text:p text:style-name="P1">TEM, TE, TM<text:tab/>عرضی برقی و مقناطیسی، عرضی برقی، عرضی مقناطیسی<text:tab/></text:p>
      <text:p text:style-name="P1"><text:soft-page-break/>triad (maths, unit orthogonal vectors, fundamental orthogonal triad)<text:tab/>ثلاثہ قائمہ اکائی سمتیات<text:tab/></text:p>
      <text:p text:style-name="P1">trial<text:tab/>کوشش<text:tab/>matric</text:p>
      <text:p text:style-name="P1">triangular lower matrix, triangular upper matrix<text:tab/>بالائی تکانی قالب، نچلا تکونی قالب<text:tab/></text:p>
      <text:p text:style-name="P1">triangular wave<text:tab/>تکونی موج<text:tab/></text:p>
      <text:p text:style-name="P1">triangle: right angle triangle<text:tab/>قائم مثلث<text:tab/></text:p>
      <text:p text:style-name="P1">trignometric ratio<text:tab/>تکونیاتی نسبتیں<text:tab/></text:p>
      <text:p text:style-name="P1">trignometric Fourier series<text:tab/>تکونیاتی <text:s/>فوریئر تسلسل<text:tab/></text:p>
      <text:p text:style-name="P1">trihedron (maths)<text:tab/>سہ سطحی مجسم<text:tab/></text:p>
      <text:p text:style-name="P1">triple integral<text:tab/>تہرا تکمل<text:tab/></text:p>
      <text:p text:style-name="P1">triple product (scalar triple product)<text:tab/>غیر سمتی سہ ضرب<text:tab/></text:p>
      <text:p text:style-name="P1">triplet<text:tab/>تین کی جوڑی<text:tab/></text:p>
      <text:p text:style-name="P1">trisection (division <text:s/>into three equal parts)<text:tab/>تثلیث<text:tab/></text:p>
      <text:p text:style-name="P1">Tri-state<text:tab/>سہ حال<text:tab/></text:p>
      <text:p text:style-name="P1">trivial solution (maths), non trivial solution<text:tab/>غیر اہم صفر حل، غیر صفر اہم حل<text:tab/></text:p>
      <text:p text:style-name="P1">truncation<text:tab/>حذف کرنا<text:tab/></text:p>
      <text:p text:style-name="P1">trochoid<text:tab/>زیر تدویری<text:tab/></text:p>
      <text:p text:style-name="P1">trough(shape)<text:tab/>کونڈا<text:tab/></text:p>
      <text:p text:style-name="P1">trough: (read wave)<text:tab/>نشیب<text:tab/></text:p>
      <text:p text:style-name="P1">true, false, high, low, high state<text:tab/>درست، غلط، بلند حال، پست حال<text:tab/></text:p>
      <text:p text:style-name="P1">truth table<text:tab/>فہرستِ درستگی<text:tab/></text:p>
      <text:p text:style-name="P1">tuned<text:tab/>ہمسر<text:tab/></text:p>
      <text:p text:style-name="P1">turbine: water turbine<text:tab/>چرخاب<text:tab/></text:p>
      <text:p text:style-name="P1">turns<text:tab/>چکر<text:tab/></text:p>
      <text:p text:style-name="P1">TV<text:tab/>ٹیلی ویژن<text:tab/></text:p>
      <text:p text:style-name="P1">two port network<text:tab/>چار سر دور<text:tab/></text:p>
      <text:p text:style-name="P1">twisted curve<text:tab/>بلدار منحنی<text:tab/></text:p>
      <text:p text:style-name="P1">typical value<text:tab/>علامتی قیمت<text:tab/></text:p>
      <text:p text:style-name="P1">ultraviolet<text:tab/>بالائے بصری شعاع<text:tab/></text:p>
      <text:p text:style-name="P1">unbiased<text:tab/>غیر جانب دارانہ<text:tab/></text:p>
      <text:p text:style-name="P1">uncovered charges<text:tab/>بے پردہ، نمودار<text:tab/></text:p>
      <text:p text:style-name="P1">undamped<text:tab/>بلا تقصیر<text:tab/></text:p>
      <text:p text:style-name="P1">undamped natural frequency<text:tab/>بلا تقصیر قدرتی تعدد<text:tab/></text:p>
      <text:p text:style-name="P1">undefined<text:tab/>غیر معین<text:tab/></text:p>
      <text:p text:style-name="P1">undeterminable<text:tab/>نا قابل معلوم<text:tab/></text:p>
      <text:p text:style-name="P1">undetermined: method of undetermined coefficients<text:tab/>نا معلوم عددی سر کی ترکیب<text:tab/></text:p>
      <text:p text:style-name="P1">under: area under the curve<text:tab/>رقبہ زیر منحنی<text:tab/></text:p>
      <text:p text:style-name="P1">under: under the assumption<text:tab/>زیر مفروضہ<text:tab/></text:p>
      <text:p text:style-name="P1">under damped<text:tab/>کم مقصور<text:tab/></text:p>
      <text:p text:style-name="P1">under root (square root)<text:tab/>جذر<text:tab/></text:p>
      <text:p text:style-name="P1">unicode, utf-8<text:tab/>عالمی علامتی روپ، یو ٹی ایف-8 <text:tab/></text:p>
      <text:p text:style-name="P1">uniform<text:tab/>یکساں<text:tab/></text:p>
      <text:p text:style-name="P1">union and intersection (sets)<text:tab/>اشتراک اور تقاطع<text:tab/></text:p>
      <text:p text:style-name="P1">unique solution<text:tab/>یکتا حل<text:tab/></text:p>
      <text:p text:style-name="P1">uniqueness<text:tab/>یکتائی<text:tab/></text:p>
      <text:p text:style-name="P1">unitary matrix (quantum)<text:tab/>اکہرا قالب<text:tab/></text:p>
      <text:p text:style-name="P1">unit impulse function<text:tab/>اکائی ضرب تفاعل<text:tab/></text:p>
      <text:p text:style-name="P1">unit impulse response, unit step response, Dirac delta function, Heaviside step<text:tab/>اکائی ضرب ردعمل، اکائی سیڑھی ردعمل، ڈیراک ڈیلٹائی تفاعل<text:tab/></text:p>
      <text:p text:style-name="P1">unit matrix<text:tab/>اکائی قالب<text:tab/></text:p>
      <text:p text:style-name="P1">unit step function, Heaviside step function<text:tab/>اکائی سیڑھی تفاعل، ہیوی سائیڈ اکائی سیڑھی تفاعل<text:tab/></text:p>
      <text:p text:style-name="P1">unit step function: time shifted<text:tab/>وقتی منقولہ اکائی سیڑھی تفاعل<text:tab/></text:p>
      <text:p text:style-name="P1">universal (universal constant)<text:tab/>عالمگیر <text:s/>(عالمگیر مستقل)<text:tab/></text:p>
      <text:p text:style-name="P1">unstable<text:tab/>غیر قابو، نا پائیدار<text:tab/></text:p>
      <text:p text:style-name="P1">upper, lower<text:tab/>بالائی، زیریں<text:tab/></text:p>
      <text:p text:style-name="P1">Upside down, upright<text:tab/>سر نیچے، سر اوپر یا سیدھا کھڑا<text:tab/></text:p>
      <text:p text:style-name="P1">uranium<text:tab/>یورینیم<text:tab/></text:p>
      <text:p text:style-name="P1"><text:soft-page-break/>Uranus planet<text:tab/>یورانس<text:tab/></text:p>
      <text:p text:style-name="P1">usb: universal serial port<text:tab/>یو-ایس-بی<text:tab/></text:p>
      <text:p text:style-name="P1">usual: as usual<text:tab/>ہمیشہ کی طرح، معمول کے مطابق، معمولاً، حسب معمول<text:tab/></text:p>
      <text:p text:style-name="P1">vacuum tube<text:tab/>خلا نلکی<text:tab/></text:p>
      <text:p text:style-name="P1">valency<text:tab/>کیمیائی گرفت<text:tab/></text:p>
      <text:p text:style-name="P1">valid<text:tab/>کارآمد<text:tab/></text:p>
      <text:p text:style-name="P1">value, evaluation<text:tab/>قیمت، تخمینہ<text:tab/></text:p>
      <text:p text:style-name="P1">value: exceptional value (essential singularity)<text:tab/>مخصوص قیمت<text:tab/></text:p>
      <text:p text:style-name="P1">van del Pol equation (Balthasar van der Pol)<text:tab/>مساوات ون در پول<text:tab/></text:p>
      <text:p text:style-name="P1">variable, variables, dependent, independent<text:tab/> متغیرہ , متغیرات، متغیر، آزاد اور تابع متغیرہ<text:tab/></text:p>
      <text:p text:style-name="P1">variable AC, DC<text:tab/>یک سمت <text:s/>رومتغیر، بدلتا رو متغیر<text:tab/></text:p>
      <text:p text:style-name="P1">variable capacitor<text:tab/>تغیر پذیر برق گیر<text:tab/></text:p>
      <text:p text:style-name="P1">variable separation technique (ordinary differential equations)<text:tab/><text:tab/></text:p>
      <text:p text:style-name="P1">variance, covariance<text:tab/>تغیریت، باہمی تغیریت<text:tab/>matric</text:p>
      <text:p text:style-name="P1">variation of parameter<text:tab/>مقدار معلوم بدلنے کا طریقہ<text:tab/></text:p>
      <text:p text:style-name="P1">vector<text:tab/>سمتیہ<text:tab/></text:p>
      <text:p text:style-name="P1">vector<text:tab/>سمتیہ: ایک ایسی لکیر جو ایک خاص سمت میں ایک ابتدائی نقطہ سے اختتامی نقطہ کی طرف کھینچی جائی<text:tab/>خط حامل:وہ خط جس کا طول اور سمت معین ہو</text:p>
      <text:p text:style-name="P1">vector addition<text:tab/>جمع سمتیات<text:tab/></text:p>
      <text:p text:style-name="P1">vector analysis<text:tab/>سمتی تجزیہ<text:tab/></text:p>
      <text:p text:style-name="P1">vector components; matrix elements<text:tab/>سمتیہ کے اجزاء اور قالب کے ارکان<text:tab/></text:p>
      <text:p text:style-name="P1">vector field<text:tab/>سمتی میدان<text:tab/></text:p>
      <text:p text:style-name="P1">vector function; vector-valued function<text:tab/>سمتی تفاعل، سمت قیمت تفاعل<text:tab/></text:p>
      <text:p text:style-name="P1">vector product, cross product<text:tab/>صلیبی ضرب، سمتی ضرب<text:tab/></text:p>
      <text:p text:style-name="P1">vector projection<text:tab/>تظلیل سمتیہ<text:tab/></text:p>
      <text:p text:style-name="P1">vector quantity<text:tab/>سمتی مقدار: وہ مقدار جو خط حامل سے ظاہر کی جائے<text:tab/></text:p>
      <text:p text:style-name="P1">vector space, subspace<text:tab/>سمتی فضا، ذیلی فضا<text:tab/></text:p>
      <text:p text:style-name="P1">vector: state vector<text:tab/>سمتیہ حال<text:tab/></text:p>
      <text:p text:style-name="P1">vehicle<text:tab/>سواری<text:tab/></text:p>
      <text:p text:style-name="P1">vein<text:tab/>رگ<text:tab/></text:p>
      <text:p text:style-name="P1">velocity, (velocity vector)<text:tab/>سمتی رفتار،( سمتیہ رفتار)<text:tab/></text:p>
      <text:p text:style-name="P1">velocity field<text:tab/>سمتی رفتاری میدان<text:tab/></text:p>
      <text:p text:style-name="P1">velocity vector<text:tab/>سمتی رفتاری سمتیہ<text:tab/></text:p>
      <text:p text:style-name="P1">velocity: phase velocity, group velocity<text:tab/>دوری رفتار، مجموعی رفتار<text:tab/></text:p>
      <text:p text:style-name="P1">Venn diagram: John Venn<text:tab/>وین اشکال: جان وین<text:tab/></text:p>
      <text:p text:style-name="P1">Venus planet<text:tab/>زھرہ<text:tab/></text:p>
      <text:p text:style-name="P1">Verhulst equation (logistic equation, population growth); Pierre Francois Verhulst<text:tab/>ورہلسٹ مساوات؛ پیّر فران<text:tab/></text:p>
      <text:p text:style-name="P1">verify<text:tab/>تصدیق<text:tab/></text:p>
      <text:p text:style-name="P1">versus<text:tab/>بمقابلہ، مقابل، بالمقابل<text:tab/></text:p>
      <text:p text:style-name="P1">vertex, vertices of triangle<text:tab/>راس، راسیں، راسوں<text:tab/></text:p>
      <text:p text:style-name="P1">vertical<text:tab/>سیدھی کھڑی<text:tab/> </text:p>
      <text:p text:style-name="P1">vertical line, vertical plane<text:tab/>انتصابی خط، عمودی سطح<text:tab/>انتصابی خط، عمودی مستوی</text:p>
      <text:p text:style-name="P1">vertical, vertical axis<text:tab/>انتصابی محور، عمودی<text:tab/></text:p>
      <text:p text:style-name="P1">vertically<text:tab/>عموداًً ، سیدھی کھڑی<text:tab/></text:p>
      <text:p text:style-name="P1">vibrating body<text:tab/>مرتعش جسم<text:tab/></text:p>
      <text:p text:style-name="P1">vibration<text:tab/>ارتعاش، لرزش<text:tab/></text:p>
      <text:p text:style-name="P1">video<text:tab/>ویڈیو<text:tab/></text:p>
      <text:p text:style-name="P1">violet colour<text:tab/>بنفشی<text:tab/></text:p>
      <text:p text:style-name="P1">viscous, non viscous<text:tab/>چپچپا، غیر چپچپا<text:tab/>لزوجت آمیز، لزوجت</text:p>
      <text:p text:style-name="P1">viscous, (viscocity)<text:tab/><text:tab/>ملزج ،(لزوجت)</text:p>
      <text:p text:style-name="P1">visible light<text:tab/>بصری شعاع<text:tab/></text:p>
      <text:p text:style-name="P1">VLSI very large scale integration<text:tab/>انتہائی وسیع <text:s/>پیمانے <text:s text:c="2"/>کے مخلوط ادوار<text:tab/></text:p>
      <text:p text:style-name="P1">Volt-ampere<text:tab/>وولٹ ایمپیئر<text:tab/></text:p>
      <text:p text:style-name="P1">voltage<text:tab/>برقی دباؤ<text:tab/></text:p>
      <text:p text:style-name="P1">voltage applying<text:tab/>برقی دباؤ دینا یا لاگو کرنا<text:tab/></text:p>
      <text:p text:style-name="P1">voltage fall<text:tab/>برقی دباؤ کا گھٹنا<text:tab/> </text:p>
      <text:p text:style-name="P1">voltage rise<text:tab/>برقی دباؤ کا چڑاو<text:tab/></text:p>
      <text:p text:style-name="P1"><text:soft-page-break/>voltage source, voltage supply<text:tab/>برقی دباؤ کی سپلائی<text:tab/></text:p>
      <text:p text:style-name="P1">voltage transformation: impedance transformation<text:tab/>برقی دباؤ کا تبادلہ<text:tab/></text:p>
      <text:p text:style-name="P1">voltage: peak voltage<text:tab/>کلاہی برقی دباؤ ؟؟؟؟<text:tab/></text:p>
      <text:p text:style-name="P1">voltmeter<text:tab/>وولٹ پیما<text:tab/></text:p>
      <text:p text:style-name="P1">volume<text:tab/>حجم<text:tab/></text:p>
      <text:p text:style-name="P1">vortex, vorticity<text:tab/>گرداب، گردابیت<text:tab/></text:p>
      <text:p text:style-name="P1">walter andrew shewhart<text:tab/>والٹر انڈرو شوہارٹ<text:tab/></text:p>
      <text:p text:style-name="P1"><text:s/>water way<text:tab/>پانی کی نالی<text:tab/></text:p>
      <text:p text:style-name="P1">wave<text:tab/>لہر، موج<text:tab/></text:p>
      <text:p text:style-name="P1">wave theory<text:tab/>نظریہ تموج<text:tab/></text:p>
      <text:p text:style-name="P1">wave: amplitude<text:tab/>حیطہ<text:tab/></text:p>
      <text:p text:style-name="P1">wave:carrier, modulating<text:tab/>سواری موج، سوار موج، سواری تعدد، سوار تعدد<text:tab/></text:p>
      <text:p text:style-name="P1">wave: compression<text:tab/>دباؤ کی موج<text:tab/></text:p>
      <text:p text:style-name="P1">wave: crest<text:tab/>فراز: موج کا وہ حصی جہاں واسطہ کے ذرات عام حالات سے بلندی پر ہوں فراز کہلاتے ہیں<text:tab/></text:p>
      <text:p text:style-name="P1">wave: frequency<text:tab/>تعدد: تعدادِ ارتعاش کو تعدد کہتے ہیں<text:tab/></text:p>
      <text:p text:style-name="P1">wave guide<text:tab/>مویج، رہبر موج<text:tab/></text:p>
      <text:p text:style-name="P1">wave: longitudinal wave<text:tab/>طولی موج<text:tab/></text:p>
      <text:p text:style-name="P1">wave: loudness<text:tab/>بلندی<text:tab/></text:p>
      <text:p text:style-name="P1">wave: mean position, extreme position<text:tab/>وسطی نقتہ، انتہائی مقام<text:tab/></text:p>
      <text:p text:style-name="P1">wave: periodic motion<text:tab/>دوری حرکت<text:tab/></text:p>
      <text:p text:style-name="P1">wave: pitch<text:tab/><text:tab/></text:p>
      <text:p text:style-name="P1">wave: plane<text:tab/>مستوی سطح<text:tab/>مستوی موج</text:p>
      <text:p text:style-name="P1">wave: quality<text:tab/>کیفیت<text:tab/></text:p>
      <text:p text:style-name="P1">wave: rarefaction<text:tab/>پھیلاؤ کی موج<text:tab/></text:p>
      <text:p text:style-name="P1">wave: reflected<text:tab/>انعکاسی موج<text:tab/></text:p>
      <text:p text:style-name="P1">wave shapes: triangular, rectangular, square, saw tooth, sinusoidal<text:tab/>تکونی، مستطیل، چکور، دندان، سائن نما<text:tab/></text:p>
      <text:p text:style-name="P1">wave: time period<text:tab/>دوری عرصہ <text:tab/></text:p>
      <text:p text:style-name="P1">wave: transverse wave<text:tab/>عرضی موج<text:tab/></text:p>
      <text:p text:style-name="P1">wave: trough<text:tab/>نشیب: موج کا وہ حصہ جہاں واسطہ کے ذرات عام حالت سے نیچے ہوں نشیب کہلاتے ہیں<text:tab/></text:p>
      <text:p text:style-name="P1">wave: vibration, vibrating body<text:tab/>ایک ارتعاش، مرتعش جسم<text:tab/></text:p>
      <text:p text:style-name="P1">wave: wave length<text:tab/>طولِ موج<text:tab/></text:p>
      <text:p text:style-name="P1">Weber (magnetism)<text:tab/>ویبر<text:tab/></text:p>
      <text:p text:style-name="P1">weber's equation (maths); Heinrich weber<text:tab/>ہائنرک ویبر<text:tab/></text:p>
      <text:p text:style-name="P1">Weddle's rule<text:tab/>قاعدہ ویڈل<text:tab/></text:p>
      <text:p text:style-name="P1">wedge<text:tab/>پچر<text:tab/></text:p>
      <text:p text:style-name="P1">weight function<text:tab/>تفاعل قدر<text:tab/></text:p>
      <text:p text:style-name="P1">weightage<text:tab/>قدر<text:tab/></text:p>
      <text:p text:style-name="P1">Well-conditioned<text:tab/>خوش خو، خوش خوئی<text:tab/></text:p>
      <text:p text:style-name="P1">wheatstone bridge (sir charles wheatstone)<text:tab/>ویٹ سٹون پل، چارلس ویٹ سٹون<text:tab/></text:p>
      <text:p text:style-name="P1">wide range<text:tab/>وسیع حد<text:tab/></text:p>
      <text:p text:style-name="P1">wien bridge oscillator<text:tab/>وائن مرتعش<text:tab/></text:p>
      <text:p text:style-name="P1">wilson<text:tab/>ولسن<text:tab/></text:p>
      <text:p text:style-name="P1">William Sealy Gosset<text:tab/>ولیم سیلی گوسٹ<text:tab/></text:p>
      <text:p text:style-name="P1">winding factor kw<text:tab/>لچھے کا جُزو ضربی<text:tab/></text:p>
      <text:p text:style-name="P1">winding, to wind, wound<text:tab/>لپیٹنا، لپٹا ہوا<text:tab/></text:p>
      <text:p text:style-name="P1">wind tunnel<text:tab/>ہوائی سرنگ<text:tab/></text:p>
      <text:p text:style-name="P1">wire<text:tab/>تار<text:tab/>مونث</text:p>
      <text:p text:style-name="P1">wireless<text:tab/>بے تار<text:tab/></text:p>
      <text:p text:style-name="P1">wireless broadcast<text:tab/>بے تار نشریات<text:tab/></text:p>
      <text:p text:style-name="P1">wiring: house wiring diagram<text:tab/>گھریلو تار بندی کا نقشہ<text:tab/></text:p>
      <text:p text:style-name="P1">work integral<text:tab/>تکمل کام<text:tab/></text:p>
      <text:p text:style-name="P1">working<text:tab/>کارکردگی<text:tab/></text:p>
      <text:p text:style-name="P1">working origin; method of<text:tab/>ترکیب مبدا کام<text:tab/></text:p>
      <text:p text:style-name="P1">Wronskian<text:tab/>ورونسکی<text:tab/></text:p>
      <text:p text:style-name="P1">xor gate<text:tab/>بِلا شرکت آرگیٹ<text:tab/></text:p>
      <text:p text:style-name="P1">x, y, z<text:tab/>ایکس، وائے، زیڈ<text:tab/></text:p>
      <text:p text:style-name="P1"><text:soft-page-break/>X ray<text:tab/>ایکس رے<text:tab/></text:p>
      <text:p text:style-name="P1">y11: short-circuit input admittance<text:tab/>قصر دور داخلی فراوانی<text:tab/> </text:p>
      <text:p text:style-name="P1">y12: short-circuit <text:s/>transadmittance<text:tab/>قصر دور فراوانی نما<text:tab/> </text:p>
      <text:p text:style-name="P1">y21: short-circuit <text:s/>transadmittance<text:tab/>قصر دور فراوانی نما<text:tab/> </text:p>
      <text:p text:style-name="P1">y22: short-circuit output admittance<text:tab/>قصر دور خارجی فراوانی<text:tab/> </text:p>
      <text:p text:style-name="P1">Young's modulus of elasticity<text:tab/>ینگ مقیاس لچک<text:tab/></text:p>
      <text:p text:style-name="P1">Y parameters: y11, y12, y21, y22 <text:tab/>Y مقدار<text:tab/></text:p>
      <text:p text:style-name="P1">zero: non zero<text:tab/>غیر صفر<text:tab/></text:p>
      <text:p text:style-name="P1">Zig-zag<text:tab/>بھل کھاتا،کنگی نما<text:tab/></text:p>
      <text:p text:style-name="P1"><text:tab/><text:tab/></text:p>
      <text:p text:style-name="P1">antiproton, antielectron, antineutron<text:tab/>ضد پروٹان، ضد الیکٹران، ضد نیوٹران<text:tab/></text:p>
      <text:p text:style-name="P1">photon<text:tab/>نوریہ<text:tab/></text:p>
      <text:p text:style-name="P1">ion<text:tab/>بارداریہ<text:tab/></text:p>
      <text:p text:style-name="P1">anion<text:tab/>منفی بارداریہ<text:tab/></text:p>
      <text:p text:style-name="P1">cation<text:tab/>مثبت بارداریہ<text:tab/></text:p>
      <text:p text:style-name="P1">dianion<text:tab/>دوہرا منفی بارداریہ<text:tab/></text:p>
      <text:p text:style-name="P1">dication<text:tab/>دوہرا مثبت بارداریہ<text:tab/></text:p>
      <text:p text:style-name="P1">ionization<text:tab/>بارداری عمل<text:tab/></text:p>
      <text:p text:style-name="P1">charged<text:tab/>باردار<text:tab/></text:p>
      <text:p text:style-name="P1">ionized<text:tab/>باردارہ<text:tab/></text:p>
      <text:p text:style-name="P1">ionic<text:tab/>بارداروی<text:tab/></text:p>
      <text:p text:style-name="P1">ionic compound<text:tab/>بارداروی مرکب<text:tab/></text:p>
      <text:p text:style-name="P1">monoatomic ion<text:tab/>یک جوہری بارداریہ<text:tab/></text:p>
      <text:p text:style-name="P1">polyatomic ion<text:tab/>کثیر جوہری بارداریہ<text:tab/></text:p>
      <text:p text:style-name="P1">electrode<text:tab/>برقیرہ<text:tab/></text:p>
      <text:p text:style-name="P1">anode<text:tab/>مثبت برقیرہ<text:tab/></text:p>
      <text:p text:style-name="P1">cathode<text:tab/>منفی برقیرہ<text:tab/></text:p>
      <text:p text:style-name="P1">spin (intrinsic spin)<text:tab/>خلقی گھماو<text:tab/></text:p>
      <text:p text:style-name="P1">intrinsic<text:tab/>خلقی<text:tab/></text:p>
      <text:p text:style-name="P1">extrinsic<text:tab/>غیر خلقی<text:tab/></text:p>
      <text:p text:style-name="P1">integrated circuit (IC)<text:tab/>مخلوط دور<text:tab/></text:p>
      <text:p text:style-name="P1">input (the thing being input)<text:tab/>ادخال<text:tab/></text:p>
      <text:p text:style-name="P1">output (the thing being output)<text:tab/>اخراج<text:tab/></text:p>
      <text:p text:style-name="P1">to input<text:tab/>داخل کرنا<text:tab/></text:p>
      <text:p text:style-name="P1">to output<text:tab/>خارج کرنا<text:tab/></text:p>
      <text:p text:style-name="P1">input( the point where things are input)<text:tab/>مدخل<text:tab/></text:p>
      <text:p text:style-name="P1">output (the point where things are output)<text:tab/>مخرج<text:tab/></text:p>
      <text:p text:style-name="P1">port (computer port)<text:tab/>روزن<text:tab/></text:p>
      <text:p text:style-name="P1">cross symbol that crosses out<text:tab/>کاٹا<text:tab/></text:p>
      <text:p text:style-name="P1">quantum<text:tab/>کوانٹم<text:tab/></text:p>
      <text:p text:style-name="P1">electronic configuration (in an atom)<text:tab/>برقیائی تقسیم<text:tab/></text:p>
      <text:p text:style-name="P1">microprocessor<text:tab/><text:tab/></text:p>
      <text:p text:style-name="P1">microcontroller<text:tab/><text:tab/></text:p>
      <text:p text:style-name="P1">computer<text:tab/>حاسب<text:tab/></text:p>
      <text:p text:style-name="P1">calculator<text:tab/>عداد<text:tab/></text:p>
      <text:p text:style-name="P1">reciprocal<text:tab/><text:tab/></text:p>
      <text:p text:style-name="P1">converse<text:tab/><text:tab/></text:p>
      <text:p text:style-name="P1">inverse<text:tab/><text:tab/></text:p>
      <text:p text:style-name="P1">negate<text:tab/>نفی کرنا<text:tab/></text:p>
      <text:p text:style-name="P1">gyroscope<text:tab/>مسکن چرخی<text:tab/></text:p>
      <text:p text:style-name="P1">artificial<text:tab/>مصنوعی<text:tab/></text:p>
      <text:p text:style-name="P1">synthesis<text:tab/>تعلیف<text:tab/></text:p>
      <text:p text:style-name="P1">synthesizer<text:tab/>معلف<text:tab/></text:p>
      <text:p text:style-name="P1">synthetic<text:tab/>تعلیفی<text:tab/></text:p>
      <text:p text:style-name="P1">avagadro constant<text:tab/>ایوگادرو مستقل<text:tab/></text:p>
      <text:p text:style-name="P1">resolution<text:tab/>تحلیل<text:tab/></text:p>
      <text:p text:style-name="P1">density of states<text:tab/>حالتوں کی کثافت<text:tab/></text:p>
      <text:p text:style-name="P1">SI (system of units)<text:tab/>اکائیوں کا بین الاقوامی نظام<text:tab/></text:p>
      <text:p text:style-name="P1">stoichiometry<text:tab/>کیمیائی مقادیر پیمائش<text:tab/></text:p>
      <text:p text:style-name="P1"><text:soft-page-break/>wavefunction<text:tab/>موج تفاعل<text:tab/></text:p>
      <text:p text:style-name="P1">numerical difference method<text:tab/>عددی فرق کا طریقہ<text:tab/></text:p>
      <text:p text:style-name="P1">vice versa<text:tab/>معکوس عکس، معکوس امر<text:tab/></text:p>
      <text:p text:style-name="P1">reactive (chemistry)<text:tab/>متعامل، <text:s/>عامل<text:tab/></text:p>
      <text:p text:style-name="P1">product (chemistry)<text:tab/>ماحصل<text:tab/></text:p>
      <text:p text:style-name="P1">organic chemistry<text:tab/>نامیاتی کیمیا<text:tab/></text:p>
      <text:p text:style-name="P1">inorganic chemistry<text:tab/>غیر نامیاتی کمییا<text:tab/></text:p>
      <text:p text:style-name="P1">electronic structure<text:tab/>برقیاتی ساخت<text:tab/></text:p>
      <text:p text:style-name="P1">cohesion<text:tab/>ہم اتصالی<text:tab/></text:p>
      <text:p text:style-name="P1">adhesion<text:tab/>غیر اتصالی<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1" svg:font-family="Free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erif"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0" meta:paragraph-count="2720" meta:word-count="16635" meta:character-count="109770" meta:non-whitespace-character-count="93172"/>
    <meta:generator>LibreOffice/5.1.6.2$Linux_X86_64 LibreOffice_project/10m0$Build-2</meta:generator>
  </office:meta>
</office:document-meta>
</file>